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31076" calcext:value-type="float">
            <text:p>31076</text:p>
          </table:table-cell>
          <table:table-cell office:value-type="float" office:value="-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99" calcext:value-type="float">
            <text:p>-0.99</text:p>
          </table:table-cell>
          <table:table-cell office:value-type="float" office:value="-1.95" calcext:value-type="float">
            <text:p>-1.95</text:p>
          </table:table-cell>
          <table:table-cell office:value-type="float" office:value="-0.3" calcext:value-type="float">
            <text:p>-0.3</text:p>
          </table:table-cell>
          <table:table-cell office:value-type="float" office:value="-0.49" calcext:value-type="float">
            <text:p>-0.49</text:p>
          </table:table-cell>
          <table:table-cell office:value-type="float" office:value="-40.96" calcext:value-type="float">
            <text:p>-40.96</text:p>
          </table:table-cell>
          <table:table-cell office:value-type="float" office:value="-36.91" calcext:value-type="float">
            <text:p>-36.91</text:p>
          </table:table-cell>
          <table:table-cell office:value-type="float" office:value="-23.86" calcext:value-type="float">
            <text:p>-23.86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-0.9964" calcext:value-type="float">
            <text:p>-0.9964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178" calcext:value-type="float">
            <text:p>0.0178</text:p>
          </table:table-cell>
          <table:table-cell office:value-type="float" office:value="4.82" calcext:value-type="float">
            <text:p>4.82</text:p>
          </table:table-cell>
          <table:table-cell office:value-type="float" office:value="187.55" calcext:value-type="float">
            <text:p>187.55</text:p>
          </table:table-cell>
          <table:table-cell office:value-type="float" office:value="354.45" calcext:value-type="float">
            <text:p>354.45</text:p>
          </table:table-cell>
          <table:table-cell office:value-type="float" office:value="227.98" calcext:value-type="float">
            <text:p>227.98</text:p>
          </table:table-cell>
        </table:table-row>
        <table:table-row table:style-name="ro1">
          <table:table-cell office:value-type="float" office:value="31126" calcext:value-type="float">
            <text:p>31126</text:p>
          </table:table-cell>
          <table:table-cell office:value-type="float" office:value="-0.03" calcext:value-type="float">
            <text:p>-0.03</text:p>
          </table:table-cell>
          <table:table-cell office:value-type="float" office:value="0.1" calcext:value-type="float">
            <text:p>0.1</text:p>
          </table:table-cell>
          <table:table-cell office:value-type="float" office:value="-0.97" calcext:value-type="float">
            <text:p>-0.97</text:p>
          </table:table-cell>
          <table:table-cell office:value-type="float" office:value="1.04" calcext:value-type="float">
            <text:p>1.04</text:p>
          </table:table-cell>
          <table:table-cell office:value-type="float" office:value="-0.24" calcext:value-type="float">
            <text:p>-0.24</text:p>
          </table:table-cell>
          <table:table-cell office:value-type="float" office:value="-0.55" calcext:value-type="float">
            <text:p>-0.55</text:p>
          </table:table-cell>
          <table:table-cell office:value-type="float" office:value="-40.51" calcext:value-type="float">
            <text:p>-40.51</text:p>
          </table:table-cell>
          <table:table-cell office:value-type="float" office:value="-37.21" calcext:value-type="float">
            <text:p>-37.21</text:p>
          </table:table-cell>
          <table:table-cell office:value-type="float" office:value="-25.36" calcext:value-type="float">
            <text:p>-25.36</text:p>
          </table:table-cell>
          <table:table-cell office:value-type="float" office:value="-0.0662" calcext:value-type="float">
            <text:p>-0.0662</text:p>
          </table:table-cell>
          <table:table-cell office:value-type="float" office:value="-0.9964" calcext:value-type="float">
            <text:p>-0.9964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174" calcext:value-type="float">
            <text:p>0.0174</text:p>
          </table:table-cell>
          <table:table-cell office:value-type="float" office:value="4.73" calcext:value-type="float">
            <text:p>4.73</text:p>
          </table:table-cell>
          <table:table-cell office:value-type="float" office:value="187.49" calcext:value-type="float">
            <text:p>187.49</text:p>
          </table:table-cell>
          <table:table-cell office:value-type="float" office:value="354.42" calcext:value-type="float">
            <text:p>354.42</text:p>
          </table:table-cell>
          <table:table-cell office:value-type="float" office:value="227.43" calcext:value-type="float">
            <text:p>227.43</text:p>
          </table:table-cell>
        </table:table-row>
        <table:table-row table:style-name="ro1">
          <table:table-cell office:value-type="float" office:value="31176" calcext:value-type="float">
            <text:p>31176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97" calcext:value-type="float">
            <text:p>-0.97</text:p>
          </table:table-cell>
          <table:table-cell office:value-type="float" office:value="-5.3" calcext:value-type="float">
            <text:p>-5.3</text:p>
          </table:table-cell>
          <table:table-cell office:value-type="float" office:value="-2.32" calcext:value-type="float">
            <text:p>-2.32</text:p>
          </table:table-cell>
          <table:table-cell office:value-type="float" office:value="-0.61" calcext:value-type="float">
            <text:p>-0.61</text:p>
          </table:table-cell>
          <table:table-cell office:value-type="float" office:value="-40.51" calcext:value-type="float">
            <text:p>-40.51</text:p>
          </table:table-cell>
          <table:table-cell office:value-type="float" office:value="-37.66" calcext:value-type="float">
            <text:p>-37.66</text:p>
          </table:table-cell>
          <table:table-cell office:value-type="float" office:value="-24.91" calcext:value-type="float">
            <text:p>-24.91</text:p>
          </table:table-cell>
          <table:table-cell office:value-type="float" office:value="-0.0672" calcext:value-type="float">
            <text:p>-0.0672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179" calcext:value-type="float">
            <text:p>0.0179</text:p>
          </table:table-cell>
          <table:table-cell office:value-type="float" office:value="4.87" calcext:value-type="float">
            <text:p>4.87</text:p>
          </table:table-cell>
          <table:table-cell office:value-type="float" office:value="187.59" calcext:value-type="float">
            <text:p>187.59</text:p>
          </table:table-cell>
          <table:table-cell office:value-type="float" office:value="354.44" calcext:value-type="float">
            <text:p>354.44</text:p>
          </table:table-cell>
          <table:table-cell office:value-type="float" office:value="227.09" calcext:value-type="float">
            <text:p>227.09</text:p>
          </table:table-cell>
        </table:table-row>
        <table:table-row table:style-name="ro1">
          <table:table-cell office:value-type="float" office:value="31226" calcext:value-type="float">
            <text:p>3122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float" office:value="-0.96" calcext:value-type="float">
            <text:p>-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12" calcext:value-type="float">
            <text:p>0.12</text:p>
          </table:table-cell>
          <table:table-cell office:value-type="float" office:value="0.91" calcext:value-type="float">
            <text:p>0.91</text:p>
          </table:table-cell>
          <table:table-cell office:value-type="float" office:value="-39.01" calcext:value-type="float">
            <text:p>-39.01</text:p>
          </table:table-cell>
          <table:table-cell office:value-type="float" office:value="-35.86" calcext:value-type="float">
            <text:p>-35.86</text:p>
          </table:table-cell>
          <table:table-cell office:value-type="float" office:value="-25.36" calcext:value-type="float">
            <text:p>-25.36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-0.9964" calcext:value-type="float">
            <text:p>-0.9964</text:p>
          </table:table-cell>
          <table:table-cell office:value-type="float" office:value="0.05" calcext:value-type="float">
            <text:p>0.05</text:p>
          </table:table-cell>
          <table:table-cell office:value-type="float" office:value="0.0176" calcext:value-type="float">
            <text:p>0.0176</text:p>
          </table:table-cell>
          <table:table-cell office:value-type="float" office:value="4.79" calcext:value-type="float">
            <text:p>4.79</text:p>
          </table:table-cell>
          <table:table-cell office:value-type="float" office:value="187.51" calcext:value-type="float">
            <text:p>187.51</text:p>
          </table:table-cell>
          <table:table-cell office:value-type="float" office:value="354.41" calcext:value-type="float">
            <text:p>354.41</text:p>
          </table:table-cell>
          <table:table-cell office:value-type="float" office:value="227.41" calcext:value-type="float">
            <text:p>227.41</text:p>
          </table:table-cell>
        </table:table-row>
        <table:table-row table:style-name="ro1">
          <table:table-cell office:value-type="float" office:value="31276" calcext:value-type="float">
            <text:p>3127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-0.97" calcext:value-type="float">
            <text:p>-0.97</text:p>
          </table:table-cell>
          <table:table-cell office:value-type="float" office:value="-4.39" calcext:value-type="float">
            <text:p>-4.39</text:p>
          </table:table-cell>
          <table:table-cell office:value-type="float" office:value="-2.01" calcext:value-type="float">
            <text:p>-2.01</text:p>
          </table:table-cell>
          <table:table-cell office:value-type="float" office:value="0" calcext:value-type="float">
            <text:p>0</text:p>
          </table:table-cell>
          <table:table-cell office:value-type="float" office:value="-41.26" calcext:value-type="float">
            <text:p>-41.26</text:p>
          </table:table-cell>
          <table:table-cell office:value-type="float" office:value="-36.91" calcext:value-type="float">
            <text:p>-36.91</text:p>
          </table:table-cell>
          <table:table-cell office:value-type="float" office:value="-24.91" calcext:value-type="float">
            <text:p>-24.91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" calcext:value-type="float">
            <text:p>0.05</text:p>
          </table:table-cell>
          <table:table-cell office:value-type="float" office:value="0.0179" calcext:value-type="float">
            <text:p>0.0179</text:p>
          </table:table-cell>
          <table:table-cell office:value-type="float" office:value="4.86" calcext:value-type="float">
            <text:p>4.86</text:p>
          </table:table-cell>
          <table:table-cell office:value-type="float" office:value="187.57" calcext:value-type="float">
            <text:p>187.57</text:p>
          </table:table-cell>
          <table:table-cell office:value-type="float" office:value="354.42" calcext:value-type="float">
            <text:p>354.42</text:p>
          </table:table-cell>
          <table:table-cell office:value-type="float" office:value="228.19" calcext:value-type="float">
            <text:p>228.19</text:p>
          </table:table-cell>
        </table:table-row>
        <table:table-row table:style-name="ro1">
          <table:table-cell office:value-type="float" office:value="31326" calcext:value-type="float">
            <text:p>31326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0.96" calcext:value-type="float">
            <text:p>-0.96</text:p>
          </table:table-cell>
          <table:table-cell office:value-type="float" office:value="1.59" calcext:value-type="float">
            <text:p>1.59</text:p>
          </table:table-cell>
          <table:table-cell office:value-type="float" office:value="0.18" calcext:value-type="float">
            <text:p>0.18</text:p>
          </table:table-cell>
          <table:table-cell office:value-type="float" office:value="0.49" calcext:value-type="float">
            <text:p>0.49</text:p>
          </table:table-cell>
          <table:table-cell office:value-type="float" office:value="-41.41" calcext:value-type="float">
            <text:p>-41.41</text:p>
          </table:table-cell>
          <table:table-cell office:value-type="float" office:value="-36.76" calcext:value-type="float">
            <text:p>-36.76</text:p>
          </table:table-cell>
          <table:table-cell office:value-type="float" office:value="-24.16" calcext:value-type="float">
            <text:p>-24.16</text:p>
          </table:table-cell>
          <table:table-cell office:value-type="float" office:value="-0.0665" calcext:value-type="float">
            <text:p>-0.0665</text:p>
          </table:table-cell>
          <table:table-cell office:value-type="float" office:value="-0.9964" calcext:value-type="float">
            <text:p>-0.9964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177" calcext:value-type="float">
            <text:p>0.0177</text:p>
          </table:table-cell>
          <table:table-cell office:value-type="float" office:value="4.8" calcext:value-type="float">
            <text:p>4.8</text:p>
          </table:table-cell>
          <table:table-cell office:value-type="float" office:value="187.51" calcext:value-type="float">
            <text:p>187.51</text:p>
          </table:table-cell>
          <table:table-cell office:value-type="float" office:value="354.4" calcext:value-type="float">
            <text:p>354.4</text:p>
          </table:table-cell>
          <table:table-cell office:value-type="float" office:value="228.41" calcext:value-type="float">
            <text:p>228.41</text:p>
          </table:table-cell>
        </table:table-row>
        <table:table-row table:style-name="ro1">
          <table:table-cell office:value-type="float" office:value="31376" calcext:value-type="float">
            <text:p>3137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-0.97" calcext:value-type="float">
            <text:p>-0.97</text:p>
          </table:table-cell>
          <table:table-cell office:value-type="float" office:value="-4.51" calcext:value-type="float">
            <text:p>-4.51</text:p>
          </table:table-cell>
          <table:table-cell office:value-type="float" office:value="-2.07" calcext:value-type="float">
            <text:p>-2.07</text:p>
          </table:table-cell>
          <table:table-cell office:value-type="float" office:value="-0.49" calcext:value-type="float">
            <text:p>-0.49</text:p>
          </table:table-cell>
          <table:table-cell office:value-type="float" office:value="-41.86" calcext:value-type="float">
            <text:p>-41.86</text:p>
          </table:table-cell>
          <table:table-cell office:value-type="float" office:value="-36.31" calcext:value-type="float">
            <text:p>-36.31</text:p>
          </table:table-cell>
          <table:table-cell office:value-type="float" office:value="-24.46" calcext:value-type="float">
            <text:p>-24.46</text:p>
          </table:table-cell>
          <table:table-cell office:value-type="float" office:value="-0.0669" calcext:value-type="float">
            <text:p>-0.0669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179" calcext:value-type="float">
            <text:p>0.0179</text:p>
          </table:table-cell>
          <table:table-cell office:value-type="float" office:value="4.85" calcext:value-type="float">
            <text:p>4.85</text:p>
          </table:table-cell>
          <table:table-cell office:value-type="float" office:value="187.56" calcext:value-type="float">
            <text:p>187.56</text:p>
          </table:table-cell>
          <table:table-cell office:value-type="float" office:value="354.4" calcext:value-type="float">
            <text:p>354.4</text:p>
          </table:table-cell>
          <table:table-cell office:value-type="float" office:value="229.06" calcext:value-type="float">
            <text:p>229.06</text:p>
          </table:table-cell>
        </table:table-row>
        <table:table-row table:style-name="ro1">
          <table:table-cell office:value-type="float" office:value="31426" calcext:value-type="float">
            <text:p>31426</text:p>
          </table:table-cell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</text:p>
          </table:table-cell>
          <table:table-cell office:value-type="float" office:value="-0.99" calcext:value-type="float">
            <text:p>-0.99</text:p>
          </table:table-cell>
          <table:table-cell office:value-type="float" office:value="1.04" calcext:value-type="float">
            <text:p>1.04</text:p>
          </table:table-cell>
          <table:table-cell office:value-type="float" office:value="0.12" calcext:value-type="float">
            <text:p>0.12</text:p>
          </table:table-cell>
          <table:table-cell office:value-type="float" office:value="0.43" calcext:value-type="float">
            <text:p>0.43</text:p>
          </table:table-cell>
          <table:table-cell office:value-type="float" office:value="-42.91" calcext:value-type="float">
            <text:p>-42.91</text:p>
          </table:table-cell>
          <table:table-cell office:value-type="float" office:value="-37.51" calcext:value-type="float">
            <text:p>-37.51</text:p>
          </table:table-cell>
          <table:table-cell office:value-type="float" office:value="-24.76" calcext:value-type="float">
            <text:p>-24.76</text:p>
          </table:table-cell>
          <table:table-cell office:value-type="float" office:value="-0.0665" calcext:value-type="float">
            <text:p>-0.0665</text:p>
          </table:table-cell>
          <table:table-cell office:value-type="float" office:value="-0.9964" calcext:value-type="float">
            <text:p>-0.9964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177" calcext:value-type="float">
            <text:p>0.0177</text:p>
          </table:table-cell>
          <table:table-cell office:value-type="float" office:value="4.81" calcext:value-type="float">
            <text:p>4.81</text:p>
          </table:table-cell>
          <table:table-cell office:value-type="float" office:value="187.51" calcext:value-type="float">
            <text:p>187.51</text:p>
          </table:table-cell>
          <table:table-cell office:value-type="float" office:value="354.38" calcext:value-type="float">
            <text:p>354.38</text:p>
          </table:table-cell>
          <table:table-cell office:value-type="float" office:value="228.84" calcext:value-type="float">
            <text:p>228.84</text:p>
          </table:table-cell>
        </table:table-row>
        <table:table-row table:style-name="ro1">
          <table:table-cell office:value-type="float" office:value="31476" calcext:value-type="float">
            <text:p>3147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-0.97" calcext:value-type="float">
            <text:p>-0.97</text:p>
          </table:table-cell>
          <table:table-cell office:value-type="float" office:value="-4.33" calcext:value-type="float">
            <text:p>-4.33</text:p>
          </table:table-cell>
          <table:table-cell office:value-type="float" office:value="-1.89" calcext:value-type="float">
            <text:p>-1.89</text:p>
          </table:table-cell>
          <table:table-cell office:value-type="float" office:value="-0.3" calcext:value-type="float">
            <text:p>-0.3</text:p>
          </table:table-cell>
          <table:table-cell office:value-type="float" office:value="-42.01" calcext:value-type="float">
            <text:p>-42.01</text:p>
          </table:table-cell>
          <table:table-cell office:value-type="float" office:value="-37.96" calcext:value-type="float">
            <text:p>-37.96</text:p>
          </table:table-cell>
          <table:table-cell office:value-type="float" office:value="-25.36" calcext:value-type="float">
            <text:p>-25.36</text:p>
          </table:table-cell>
          <table:table-cell office:value-type="float" office:value="-0.0668" calcext:value-type="float">
            <text:p>-0.0668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177" calcext:value-type="float">
            <text:p>0.0177</text:p>
          </table:table-cell>
          <table:table-cell office:value-type="float" office:value="4.82" calcext:value-type="float">
            <text:p>4.82</text:p>
          </table:table-cell>
          <table:table-cell office:value-type="float" office:value="187.55" calcext:value-type="float">
            <text:p>187.55</text:p>
          </table:table-cell>
          <table:table-cell office:value-type="float" office:value="354.38" calcext:value-type="float">
            <text:p>354.38</text:p>
          </table:table-cell>
          <table:table-cell office:value-type="float" office:value="227.9" calcext:value-type="float">
            <text:p>227.9</text:p>
          </table:table-cell>
        </table:table-row>
        <table:table-row table:style-name="ro1">
          <table:table-cell office:value-type="float" office:value="31527" calcext:value-type="float">
            <text:p>31527</text:p>
          </table:table-cell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</text:p>
          </table:table-cell>
          <table:table-cell office:value-type="float" office:value="-0.96" calcext:value-type="float">
            <text:p>-0.96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42.01" calcext:value-type="float">
            <text:p>-42.01</text:p>
          </table:table-cell>
          <table:table-cell office:value-type="float" office:value="-36.91" calcext:value-type="float">
            <text:p>-36.91</text:p>
          </table:table-cell>
          <table:table-cell office:value-type="float" office:value="-24.31" calcext:value-type="float">
            <text:p>-24.31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177" calcext:value-type="float">
            <text:p>0.0177</text:p>
          </table:table-cell>
          <table:table-cell office:value-type="float" office:value="4.82" calcext:value-type="float">
            <text:p>4.82</text:p>
          </table:table-cell>
          <table:table-cell office:value-type="float" office:value="187.54" calcext:value-type="float">
            <text:p>187.54</text:p>
          </table:table-cell>
          <table:table-cell office:value-type="float" office:value="354.37" calcext:value-type="float">
            <text:p>354.37</text:p>
          </table:table-cell>
          <table:table-cell office:value-type="float" office:value="228.7" calcext:value-type="float">
            <text:p>228.7</text:p>
          </table:table-cell>
        </table:table-row>
        <table:table-row table:style-name="ro1">
          <table:table-cell office:value-type="float" office:value="31576" calcext:value-type="float">
            <text:p>3157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0.96" calcext:value-type="float">
            <text:p>-0.96</text:p>
          </table:table-cell>
          <table:table-cell office:value-type="float" office:value="-3.84" calcext:value-type="float">
            <text:p>-3.84</text:p>
          </table:table-cell>
          <table:table-cell office:value-type="float" office:value="-1.77" calcext:value-type="float">
            <text:p>-1.77</text:p>
          </table:table-cell>
          <table:table-cell office:value-type="float" office:value="-0.55" calcext:value-type="float">
            <text:p>-0.55</text:p>
          </table:table-cell>
          <table:table-cell office:value-type="float" office:value="-41.86" calcext:value-type="float">
            <text:p>-41.86</text:p>
          </table:table-cell>
          <table:table-cell office:value-type="float" office:value="-37.81" calcext:value-type="float">
            <text:p>-37.81</text:p>
          </table:table-cell>
          <table:table-cell office:value-type="float" office:value="-24.46" calcext:value-type="float">
            <text:p>-24.46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177" calcext:value-type="float">
            <text:p>0.0177</text:p>
          </table:table-cell>
          <table:table-cell office:value-type="float" office:value="4.83" calcext:value-type="float">
            <text:p>4.83</text:p>
          </table:table-cell>
          <table:table-cell office:value-type="float" office:value="187.54" calcext:value-type="float">
            <text:p>187.54</text:p>
          </table:table-cell>
          <table:table-cell office:value-type="float" office:value="354.36" calcext:value-type="float">
            <text:p>354.36</text:p>
          </table:table-cell>
          <table:table-cell office:value-type="float" office:value="227.91" calcext:value-type="float">
            <text:p>227.91</text:p>
          </table:table-cell>
        </table:table-row>
        <table:table-row table:style-name="ro1">
          <table:table-cell office:value-type="float" office:value="31626" calcext:value-type="float">
            <text:p>31626</text:p>
          </table:table-cell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</text:p>
          </table:table-cell>
          <table:table-cell office:value-type="float" office:value="-0.97" calcext:value-type="float">
            <text:p>-0.97</text:p>
          </table:table-cell>
          <table:table-cell office:value-type="float" office:value="0.12" calcext:value-type="float">
            <text:p>0.12</text:p>
          </table:table-cell>
          <table:table-cell office:value-type="float" office:value="-0.37" calcext:value-type="float">
            <text:p>-0.37</text:p>
          </table:table-cell>
          <table:table-cell office:value-type="float" office:value="0.3" calcext:value-type="float">
            <text:p>0.3</text:p>
          </table:table-cell>
          <table:table-cell office:value-type="float" office:value="-42.31" calcext:value-type="float">
            <text:p>-42.31</text:p>
          </table:table-cell>
          <table:table-cell office:value-type="float" office:value="-37.21" calcext:value-type="float">
            <text:p>-37.21</text:p>
          </table:table-cell>
          <table:table-cell office:value-type="float" office:value="-23.26" calcext:value-type="float">
            <text:p>-23.26</text:p>
          </table:table-cell>
          <table:table-cell office:value-type="float" office:value="-0.0669" calcext:value-type="float">
            <text:p>-0.0669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179" calcext:value-type="float">
            <text:p>0.0179</text:p>
          </table:table-cell>
          <table:table-cell office:value-type="float" office:value="4.86" calcext:value-type="float">
            <text:p>4.86</text:p>
          </table:table-cell>
          <table:table-cell office:value-type="float" office:value="187.56" calcext:value-type="float">
            <text:p>187.56</text:p>
          </table:table-cell>
          <table:table-cell office:value-type="float" office:value="354.35" calcext:value-type="float">
            <text:p>354.35</text:p>
          </table:table-cell>
          <table:table-cell office:value-type="float" office:value="228.67" calcext:value-type="float">
            <text:p>228.67</text:p>
          </table:table-cell>
        </table:table-row>
        <table:table-row table:style-name="ro1">
          <table:table-cell office:value-type="float" office:value="31676" calcext:value-type="float">
            <text:p>3167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-0.98" calcext:value-type="float">
            <text:p>-0.98</text:p>
          </table:table-cell>
          <table:table-cell office:value-type="float" office:value="-3.41" calcext:value-type="float">
            <text:p>-3.41</text:p>
          </table:table-cell>
          <table:table-cell office:value-type="float" office:value="-1.59" calcext:value-type="float">
            <text:p>-1.59</text:p>
          </table:table-cell>
          <table:table-cell office:value-type="float" office:value="-0.12" calcext:value-type="float">
            <text:p>-0.12</text:p>
          </table:table-cell>
          <table:table-cell office:value-type="float" office:value="-41.11" calcext:value-type="float">
            <text:p>-41.11</text:p>
          </table:table-cell>
          <table:table-cell office:value-type="float" office:value="-38.11" calcext:value-type="float">
            <text:p>-38.11</text:p>
          </table:table-cell>
          <table:table-cell office:value-type="float" office:value="-24.46" calcext:value-type="float">
            <text:p>-24.46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178" calcext:value-type="float">
            <text:p>0.0178</text:p>
          </table:table-cell>
          <table:table-cell office:value-type="float" office:value="4.84" calcext:value-type="float">
            <text:p>4.84</text:p>
          </table:table-cell>
          <table:table-cell office:value-type="float" office:value="187.54" calcext:value-type="float">
            <text:p>187.54</text:p>
          </table:table-cell>
          <table:table-cell office:value-type="float" office:value="354.34" calcext:value-type="float">
            <text:p>354.34</text:p>
          </table:table-cell>
          <table:table-cell office:value-type="float" office:value="227.17" calcext:value-type="float">
            <text:p>227.17</text:p>
          </table:table-cell>
        </table:table-row>
        <table:table-row table:style-name="ro1">
          <table:table-cell office:value-type="float" office:value="31726" calcext:value-type="float">
            <text:p>3172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0.97" calcext:value-type="float">
            <text:p>-0.9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37" calcext:value-type="float">
            <text:p>-0.37</text:p>
          </table:table-cell>
          <table:table-cell office:value-type="float" office:value="0.37" calcext:value-type="float">
            <text:p>0.37</text:p>
          </table:table-cell>
          <table:table-cell office:value-type="float" office:value="-42.01" calcext:value-type="float">
            <text:p>-42.01</text:p>
          </table:table-cell>
          <table:table-cell office:value-type="float" office:value="-36.16" calcext:value-type="float">
            <text:p>-36.16</text:p>
          </table:table-cell>
          <table:table-cell office:value-type="float" office:value="-23.56" calcext:value-type="float">
            <text:p>-23.56</text:p>
          </table:table-cell>
          <table:table-cell office:value-type="float" office:value="-0.0669" calcext:value-type="float">
            <text:p>-0.0669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179" calcext:value-type="float">
            <text:p>0.0179</text:p>
          </table:table-cell>
          <table:table-cell office:value-type="float" office:value="4.87" calcext:value-type="float">
            <text:p>4.87</text:p>
          </table:table-cell>
          <table:table-cell office:value-type="float" office:value="187.56" calcext:value-type="float">
            <text:p>187.56</text:p>
          </table:table-cell>
          <table:table-cell office:value-type="float" office:value="354.34" calcext:value-type="float">
            <text:p>354.34</text:p>
          </table:table-cell>
          <table:table-cell office:value-type="float" office:value="229.28" calcext:value-type="float">
            <text:p>229.28</text:p>
          </table:table-cell>
        </table:table-row>
        <table:table-row table:style-name="ro1">
          <table:table-cell office:value-type="float" office:value="31776" calcext:value-type="float">
            <text:p>31776</text:p>
          </table:table-cell>
          <table:table-cell office:value-type="float" office:value="-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0.96" calcext:value-type="float">
            <text:p>-0.96</text:p>
          </table:table-cell>
          <table:table-cell office:value-type="float" office:value="-2.8" calcext:value-type="float">
            <text:p>-2.8</text:p>
          </table:table-cell>
          <table:table-cell office:value-type="float" office:value="-1.28" calcext:value-type="float">
            <text:p>-1.28</text:p>
          </table:table-cell>
          <table:table-cell office:value-type="float" office:value="-0.18" calcext:value-type="float">
            <text:p>-0.18</text:p>
          </table:table-cell>
          <table:table-cell office:value-type="float" office:value="-40.96" calcext:value-type="float">
            <text:p>-40.96</text:p>
          </table:table-cell>
          <table:table-cell office:value-type="float" office:value="-36.46" calcext:value-type="float">
            <text:p>-36.46</text:p>
          </table:table-cell>
          <table:table-cell office:value-type="float" office:value="-24.61" calcext:value-type="float">
            <text:p>-24.61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178" calcext:value-type="float">
            <text:p>0.0178</text:p>
          </table:table-cell>
          <table:table-cell office:value-type="float" office:value="4.85" calcext:value-type="float">
            <text:p>4.85</text:p>
          </table:table-cell>
          <table:table-cell office:value-type="float" office:value="187.54" calcext:value-type="float">
            <text:p>187.54</text:p>
          </table:table-cell>
          <table:table-cell office:value-type="float" office:value="354.32" calcext:value-type="float">
            <text:p>354.32</text:p>
          </table:table-cell>
          <table:table-cell office:value-type="float" office:value="228.33" calcext:value-type="float">
            <text:p>228.33</text:p>
          </table:table-cell>
        </table:table-row>
        <table:table-row table:style-name="ro1">
          <table:table-cell office:value-type="float" office:value="31826" calcext:value-type="float">
            <text:p>31826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0.97" calcext:value-type="float">
            <text:p>-0.97</text:p>
          </table:table-cell>
          <table:table-cell office:value-type="float" office:value="-0.43" calcext:value-type="float">
            <text:p>-0.43</text:p>
          </table:table-cell>
          <table:table-cell office:value-type="float" office:value="-0.37" calcext:value-type="float">
            <text:p>-0.37</text:p>
          </table:table-cell>
          <table:table-cell office:value-type="float" office:value="0.24" calcext:value-type="float">
            <text:p>0.24</text:p>
          </table:table-cell>
          <table:table-cell office:value-type="float" office:value="-41.56" calcext:value-type="float">
            <text:p>-41.56</text:p>
          </table:table-cell>
          <table:table-cell office:value-type="float" office:value="-36.91" calcext:value-type="float">
            <text:p>-36.91</text:p>
          </table:table-cell>
          <table:table-cell office:value-type="float" office:value="-24.91" calcext:value-type="float">
            <text:p>-24.91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178" calcext:value-type="float">
            <text:p>0.0178</text:p>
          </table:table-cell>
          <table:table-cell office:value-type="float" office:value="4.85" calcext:value-type="float">
            <text:p>4.85</text:p>
          </table:table-cell>
          <table:table-cell office:value-type="float" office:value="187.55" calcext:value-type="float">
            <text:p>187.55</text:p>
          </table:table-cell>
          <table:table-cell office:value-type="float" office:value="354.32" calcext:value-type="float">
            <text:p>354.32</text:p>
          </table:table-cell>
          <table:table-cell office:value-type="float" office:value="228.39" calcext:value-type="float">
            <text:p>228.39</text:p>
          </table:table-cell>
        </table:table-row>
        <table:table-row table:style-name="ro1">
          <table:table-cell office:value-type="float" office:value="31876" calcext:value-type="float">
            <text:p>31876</text:p>
          </table:table-cell>
          <table:table-cell office:value-type="float" office:value="-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0.97" calcext:value-type="float">
            <text:p>-0.97</text:p>
          </table:table-cell>
          <table:table-cell office:value-type="float" office:value="-2.56" calcext:value-type="float">
            <text:p>-2.56</text:p>
          </table:table-cell>
          <table:table-cell office:value-type="float" office:value="-1.16" calcext:value-type="float">
            <text:p>-1.16</text:p>
          </table:table-cell>
          <table:table-cell office:value-type="float" office:value="0" calcext:value-type="float">
            <text:p>0</text:p>
          </table:table-cell>
          <table:table-cell office:value-type="float" office:value="-42.01" calcext:value-type="float">
            <text:p>-42.01</text:p>
          </table:table-cell>
          <table:table-cell office:value-type="float" office:value="-36.46" calcext:value-type="float">
            <text:p>-36.46</text:p>
          </table:table-cell>
          <table:table-cell office:value-type="float" office:value="-24.31" calcext:value-type="float">
            <text:p>-24.31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178" calcext:value-type="float">
            <text:p>0.0178</text:p>
          </table:table-cell>
          <table:table-cell office:value-type="float" office:value="4.84" calcext:value-type="float">
            <text:p>4.84</text:p>
          </table:table-cell>
          <table:table-cell office:value-type="float" office:value="187.53" calcext:value-type="float">
            <text:p>187.53</text:p>
          </table:table-cell>
          <table:table-cell office:value-type="float" office:value="354.31" calcext:value-type="float">
            <text:p>354.31</text:p>
          </table:table-cell>
          <table:table-cell office:value-type="float" office:value="229.05" calcext:value-type="float">
            <text:p>229.05</text:p>
          </table:table-cell>
        </table:table-row>
        <table:table-row table:style-name="ro1">
          <table:table-cell office:value-type="float" office:value="31926" calcext:value-type="float">
            <text:p>3192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-0.96" calcext:value-type="float">
            <text:p>-0.96</text:p>
          </table:table-cell>
          <table:table-cell office:value-type="float" office:value="-0.91" calcext:value-type="float">
            <text:p>-0.91</text:p>
          </table:table-cell>
          <table:table-cell office:value-type="float" office:value="-0.37" calcext:value-type="float">
            <text:p>-0.37</text:p>
          </table:table-cell>
          <table:table-cell office:value-type="float" office:value="0" calcext:value-type="float">
            <text:p>0</text:p>
          </table:table-cell>
          <table:table-cell office:value-type="float" office:value="-40.06" calcext:value-type="float">
            <text:p>-40.06</text:p>
          </table:table-cell>
          <table:table-cell office:value-type="float" office:value="-37.51" calcext:value-type="float">
            <text:p>-37.51</text:p>
          </table:table-cell>
          <table:table-cell office:value-type="float" office:value="-24.16" calcext:value-type="float">
            <text:p>-24.16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79" calcext:value-type="float">
            <text:p>0.0179</text:p>
          </table:table-cell>
          <table:table-cell office:value-type="float" office:value="4.86" calcext:value-type="float">
            <text:p>4.86</text:p>
          </table:table-cell>
          <table:table-cell office:value-type="float" office:value="187.53" calcext:value-type="float">
            <text:p>187.53</text:p>
          </table:table-cell>
          <table:table-cell office:value-type="float" office:value="354.3" calcext:value-type="float">
            <text:p>354.3</text:p>
          </table:table-cell>
          <table:table-cell office:value-type="float" office:value="226.88" calcext:value-type="float">
            <text:p>226.88</text:p>
          </table:table-cell>
        </table:table-row>
        <table:table-row table:style-name="ro1">
          <table:table-cell office:value-type="float" office:value="31976" calcext:value-type="float">
            <text:p>31976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0.95" calcext:value-type="float">
            <text:p>-0.95</text:p>
          </table:table-cell>
          <table:table-cell office:value-type="float" office:value="-2.5" calcext:value-type="float">
            <text:p>-2.5</text:p>
          </table:table-cell>
          <table:table-cell office:value-type="float" office:value="-1.1" calcext:value-type="float">
            <text:p>-1.1</text:p>
          </table:table-cell>
          <table:table-cell office:value-type="float" office:value="-0.24" calcext:value-type="float">
            <text:p>-0.24</text:p>
          </table:table-cell>
          <table:table-cell office:value-type="float" office:value="-40.21" calcext:value-type="float">
            <text:p>-40.21</text:p>
          </table:table-cell>
          <table:table-cell office:value-type="float" office:value="-37.66" calcext:value-type="float">
            <text:p>-37.66</text:p>
          </table:table-cell>
          <table:table-cell office:value-type="float" office:value="-23.56" calcext:value-type="float">
            <text:p>-23.56</text:p>
          </table:table-cell>
          <table:table-cell office:value-type="float" office:value="-0.0665" calcext:value-type="float">
            <text:p>-0.0665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177" calcext:value-type="float">
            <text:p>0.0177</text:p>
          </table:table-cell>
          <table:table-cell office:value-type="float" office:value="4.83" calcext:value-type="float">
            <text:p>4.83</text:p>
          </table:table-cell>
          <table:table-cell office:value-type="float" office:value="187.52" calcext:value-type="float">
            <text:p>187.52</text:p>
          </table:table-cell>
          <table:table-cell office:value-type="float" office:value="354.29" calcext:value-type="float">
            <text:p>354.29</text:p>
          </table:table-cell>
          <table:table-cell office:value-type="float" office:value="226.88" calcext:value-type="float">
            <text:p>226.88</text:p>
          </table:table-cell>
        </table:table-row>
        <table:table-row table:style-name="ro1">
          <table:table-cell office:value-type="float" office:value="32026" calcext:value-type="float">
            <text:p>32026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0.97" calcext:value-type="float">
            <text:p>-0.97</text:p>
          </table:table-cell>
          <table:table-cell office:value-type="float" office:value="-1.1" calcext:value-type="float">
            <text:p>-1.1</text:p>
          </table:table-cell>
          <table:table-cell office:value-type="float" office:value="-0.61" calcext:value-type="float">
            <text:p>-0.61</text:p>
          </table:table-cell>
          <table:table-cell office:value-type="float" office:value="0.18" calcext:value-type="float">
            <text:p>0.18</text:p>
          </table:table-cell>
          <table:table-cell office:value-type="float" office:value="-41.56" calcext:value-type="float">
            <text:p>-41.56</text:p>
          </table:table-cell>
          <table:table-cell office:value-type="float" office:value="-37.66" calcext:value-type="float">
            <text:p>-37.66</text:p>
          </table:table-cell>
          <table:table-cell office:value-type="float" office:value="-24.31" calcext:value-type="float">
            <text:p>-24.31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178" calcext:value-type="float">
            <text:p>0.0178</text:p>
          </table:table-cell>
          <table:table-cell office:value-type="float" office:value="4.86" calcext:value-type="float">
            <text:p>4.86</text:p>
          </table:table-cell>
          <table:table-cell office:value-type="float" office:value="187.53" calcext:value-type="float">
            <text:p>187.53</text:p>
          </table:table-cell>
          <table:table-cell office:value-type="float" office:value="354.28" calcext:value-type="float">
            <text:p>354.28</text:p>
          </table:table-cell>
          <table:table-cell office:value-type="float" office:value="227.82" calcext:value-type="float">
            <text:p>227.82</text:p>
          </table:table-cell>
        </table:table-row>
        <table:table-row table:style-name="ro1">
          <table:table-cell office:value-type="float" office:value="32076" calcext:value-type="float">
            <text:p>3207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-0.96" calcext:value-type="float">
            <text:p>-0.96</text:p>
          </table:table-cell>
          <table:table-cell office:value-type="float" office:value="-2.07" calcext:value-type="float">
            <text:p>-2.07</text:p>
          </table:table-cell>
          <table:table-cell office:value-type="float" office:value="-0.67" calcext:value-type="float">
            <text:p>-0.67</text:p>
          </table:table-cell>
          <table:table-cell office:value-type="float" office:value="0" calcext:value-type="float">
            <text:p>0</text:p>
          </table:table-cell>
          <table:table-cell office:value-type="float" office:value="-42.31" calcext:value-type="float">
            <text:p>-42.31</text:p>
          </table:table-cell>
          <table:table-cell office:value-type="float" office:value="-36.91" calcext:value-type="float">
            <text:p>-36.91</text:p>
          </table:table-cell>
          <table:table-cell office:value-type="float" office:value="-24.91" calcext:value-type="float">
            <text:p>-24.91</text:p>
          </table:table-cell>
          <table:table-cell office:value-type="float" office:value="-0.0665" calcext:value-type="float">
            <text:p>-0.0665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178" calcext:value-type="float">
            <text:p>0.0178</text:p>
          </table:table-cell>
          <table:table-cell office:value-type="float" office:value="4.84" calcext:value-type="float">
            <text:p>4.84</text:p>
          </table:table-cell>
          <table:table-cell office:value-type="float" office:value="187.51" calcext:value-type="float">
            <text:p>187.51</text:p>
          </table:table-cell>
          <table:table-cell office:value-type="float" office:value="354.27" calcext:value-type="float">
            <text:p>354.27</text:p>
          </table:table-cell>
          <table:table-cell office:value-type="float" office:value="228.9" calcext:value-type="float">
            <text:p>228.9</text:p>
          </table:table-cell>
        </table:table-row>
        <table:table-row table:style-name="ro1">
          <table:table-cell office:value-type="float" office:value="32126" calcext:value-type="float">
            <text:p>32126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0.95" calcext:value-type="float">
            <text:p>-0.95</text:p>
          </table:table-cell>
          <table:table-cell office:value-type="float" office:value="-1.59" calcext:value-type="float">
            <text:p>-1.59</text:p>
          </table:table-cell>
          <table:table-cell office:value-type="float" office:value="-0.43" calcext:value-type="float">
            <text:p>-0.43</text:p>
          </table:table-cell>
          <table:table-cell office:value-type="float" office:value="0.12" calcext:value-type="float">
            <text:p>0.12</text:p>
          </table:table-cell>
          <table:table-cell office:value-type="float" office:value="-42.61" calcext:value-type="float">
            <text:p>-42.61</text:p>
          </table:table-cell>
          <table:table-cell office:value-type="float" office:value="-36.76" calcext:value-type="float">
            <text:p>-36.76</text:p>
          </table:table-cell>
          <table:table-cell office:value-type="float" office:value="-24.46" calcext:value-type="float">
            <text:p>-24.46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179" calcext:value-type="float">
            <text:p>0.0179</text:p>
          </table:table-cell>
          <table:table-cell office:value-type="float" office:value="4.86" calcext:value-type="float">
            <text:p>4.86</text:p>
          </table:table-cell>
          <table:table-cell office:value-type="float" office:value="187.53" calcext:value-type="float">
            <text:p>187.53</text:p>
          </table:table-cell>
          <table:table-cell office:value-type="float" office:value="354.27" calcext:value-type="float">
            <text:p>354.27</text:p>
          </table:table-cell>
          <table:table-cell office:value-type="float" office:value="229.22" calcext:value-type="float">
            <text:p>229.22</text:p>
          </table:table-cell>
        </table:table-row>
        <table:table-row table:style-name="ro1">
          <table:table-cell office:value-type="float" office:value="32176" calcext:value-type="float">
            <text:p>3217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-0.96" calcext:value-type="float">
            <text:p>-0.96</text:p>
          </table:table-cell>
          <table:table-cell office:value-type="float" office:value="-1.71" calcext:value-type="float">
            <text:p>-1.71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 office:value-type="float" office:value="-42.16" calcext:value-type="float">
            <text:p>-42.16</text:p>
          </table:table-cell>
          <table:table-cell office:value-type="float" office:value="-37.81" calcext:value-type="float">
            <text:p>-37.81</text:p>
          </table:table-cell>
          <table:table-cell office:value-type="float" office:value="-22.66" calcext:value-type="float">
            <text:p>-22.66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178" calcext:value-type="float">
            <text:p>0.0178</text:p>
          </table:table-cell>
          <table:table-cell office:value-type="float" office:value="4.85" calcext:value-type="float">
            <text:p>4.85</text:p>
          </table:table-cell>
          <table:table-cell office:value-type="float" office:value="187.5" calcext:value-type="float">
            <text:p>187.5</text:p>
          </table:table-cell>
          <table:table-cell office:value-type="float" office:value="354.26" calcext:value-type="float">
            <text:p>354.26</text:p>
          </table:table-cell>
          <table:table-cell office:value-type="float" office:value="228.11" calcext:value-type="float">
            <text:p>228.11</text:p>
          </table:table-cell>
        </table:table-row>
        <table:table-row table:style-name="ro1">
          <table:table-cell office:value-type="float" office:value="32226" calcext:value-type="float">
            <text:p>3222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float" office:value="-0.97" calcext:value-type="float">
            <text:p>-0.97</text:p>
          </table:table-cell>
          <table:table-cell office:value-type="float" office:value="-1.46" calcext:value-type="float">
            <text:p>-1.46</text:p>
          </table:table-cell>
          <table:table-cell office:value-type="float" office:value="-0.91" calcext:value-type="float">
            <text:p>-0.91</text:p>
          </table:table-cell>
          <table:table-cell office:value-type="float" office:value="0.18" calcext:value-type="float">
            <text:p>0.18</text:p>
          </table:table-cell>
          <table:table-cell office:value-type="float" office:value="-40.96" calcext:value-type="float">
            <text:p>-40.96</text:p>
          </table:table-cell>
          <table:table-cell office:value-type="float" office:value="-36.91" calcext:value-type="float">
            <text:p>-36.91</text:p>
          </table:table-cell>
          <table:table-cell office:value-type="float" office:value="-25.36" calcext:value-type="float">
            <text:p>-25.36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179" calcext:value-type="float">
            <text:p>0.0179</text:p>
          </table:table-cell>
          <table:table-cell office:value-type="float" office:value="4.87" calcext:value-type="float">
            <text:p>4.87</text:p>
          </table:table-cell>
          <table:table-cell office:value-type="float" office:value="187.53" calcext:value-type="float">
            <text:p>187.53</text:p>
          </table:table-cell>
          <table:table-cell office:value-type="float" office:value="354.26" calcext:value-type="float">
            <text:p>354.26</text:p>
          </table:table-cell>
          <table:table-cell office:value-type="float" office:value="227.98" calcext:value-type="float">
            <text:p>227.98</text:p>
          </table:table-cell>
        </table:table-row>
        <table:table-row table:style-name="ro1">
          <table:table-cell office:value-type="float" office:value="32276" calcext:value-type="float">
            <text:p>3227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float" office:value="-0.96" calcext:value-type="float">
            <text:p>-0.96</text:p>
          </table:table-cell>
          <table:table-cell office:value-type="float" office:value="-1.83" calcext:value-type="float">
            <text:p>-1.83</text:p>
          </table:table-cell>
          <table:table-cell office:value-type="float" office:value="-0.91" calcext:value-type="float">
            <text:p>-0.91</text:p>
          </table:table-cell>
          <table:table-cell office:value-type="float" office:value="0" calcext:value-type="float">
            <text:p>0</text:p>
          </table:table-cell>
          <table:table-cell office:value-type="float" office:value="-41.11" calcext:value-type="float">
            <text:p>-41.11</text:p>
          </table:table-cell>
          <table:table-cell office:value-type="float" office:value="-34.96" calcext:value-type="float">
            <text:p>-34.96</text:p>
          </table:table-cell>
          <table:table-cell office:value-type="float" office:value="-24.46" calcext:value-type="float">
            <text:p>-24.46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178" calcext:value-type="float">
            <text:p>0.0178</text:p>
          </table:table-cell>
          <table:table-cell office:value-type="float" office:value="4.85" calcext:value-type="float">
            <text:p>4.85</text:p>
          </table:table-cell>
          <table:table-cell office:value-type="float" office:value="187.5" calcext:value-type="float">
            <text:p>187.5</text:p>
          </table:table-cell>
          <table:table-cell office:value-type="float" office:value="354.24" calcext:value-type="float">
            <text:p>354.24</text:p>
          </table:table-cell>
          <table:table-cell office:value-type="float" office:value="229.62" calcext:value-type="float">
            <text:p>229.62</text:p>
          </table:table-cell>
        </table:table-row>
        <table:table-row table:style-name="ro1">
          <table:table-cell office:value-type="float" office:value="32326" calcext:value-type="float">
            <text:p>32326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0.96" calcext:value-type="float">
            <text:p>-0.96</text:p>
          </table:table-cell>
          <table:table-cell office:value-type="float" office:value="-1.28" calcext:value-type="float">
            <text:p>-1.28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-42.16" calcext:value-type="float">
            <text:p>-42.16</text:p>
          </table:table-cell>
          <table:table-cell office:value-type="float" office:value="-37.06" calcext:value-type="float">
            <text:p>-37.06</text:p>
          </table:table-cell>
          <table:table-cell office:value-type="float" office:value="-25.51" calcext:value-type="float">
            <text:p>-25.51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179" calcext:value-type="float">
            <text:p>0.0179</text:p>
          </table:table-cell>
          <table:table-cell office:value-type="float" office:value="4.88" calcext:value-type="float">
            <text:p>4.88</text:p>
          </table:table-cell>
          <table:table-cell office:value-type="float" office:value="187.53" calcext:value-type="float">
            <text:p>187.53</text:p>
          </table:table-cell>
          <table:table-cell office:value-type="float" office:value="354.24" calcext:value-type="float">
            <text:p>354.24</text:p>
          </table:table-cell>
          <table:table-cell office:value-type="float" office:value="228.68" calcext:value-type="float">
            <text:p>228.68</text:p>
          </table:table-cell>
        </table:table-row>
        <table:table-row table:style-name="ro1">
          <table:table-cell office:value-type="float" office:value="32376" calcext:value-type="float">
            <text:p>3237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float" office:value="-0.97" calcext:value-type="float">
            <text:p>-0.97</text:p>
          </table:table-cell>
          <table:table-cell office:value-type="float" office:value="-1.89" calcext:value-type="float">
            <text:p>-1.89</text:p>
          </table:table-cell>
          <table:table-cell office:value-type="float" office:value="-1.04" calcext:value-type="float">
            <text:p>-1.04</text:p>
          </table:table-cell>
          <table:table-cell office:value-type="float" office:value="-0.12" calcext:value-type="float">
            <text:p>-0.12</text:p>
          </table:table-cell>
          <table:table-cell office:value-type="float" office:value="-40.51" calcext:value-type="float">
            <text:p>-40.51</text:p>
          </table:table-cell>
          <table:table-cell office:value-type="float" office:value="-37.21" calcext:value-type="float">
            <text:p>-37.21</text:p>
          </table:table-cell>
          <table:table-cell office:value-type="float" office:value="-25.66" calcext:value-type="float">
            <text:p>-25.66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178" calcext:value-type="float">
            <text:p>0.0178</text:p>
          </table:table-cell>
          <table:table-cell office:value-type="float" office:value="4.86" calcext:value-type="float">
            <text:p>4.86</text:p>
          </table:table-cell>
          <table:table-cell office:value-type="float" office:value="187.51" calcext:value-type="float">
            <text:p>187.51</text:p>
          </table:table-cell>
          <table:table-cell office:value-type="float" office:value="354.23" calcext:value-type="float">
            <text:p>354.23</text:p>
          </table:table-cell>
          <table:table-cell office:value-type="float" office:value="227.43" calcext:value-type="float">
            <text:p>227.43</text:p>
          </table:table-cell>
        </table:table-row>
        <table:table-row table:style-name="ro1">
          <table:table-cell office:value-type="float" office:value="32426" calcext:value-type="float">
            <text:p>3242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0.97" calcext:value-type="float">
            <text:p>-0.97</text:p>
          </table:table-cell>
          <table:table-cell office:value-type="float" office:value="-1.46" calcext:value-type="float">
            <text:p>-1.46</text:p>
          </table:table-cell>
          <table:table-cell office:value-type="float" office:value="-0.79" calcext:value-type="float">
            <text:p>-0.79</text:p>
          </table:table-cell>
          <table:table-cell office:value-type="float" office:value="0" calcext:value-type="float">
            <text:p>0</text:p>
          </table:table-cell>
          <table:table-cell office:value-type="float" office:value="-41.86" calcext:value-type="float">
            <text:p>-41.86</text:p>
          </table:table-cell>
          <table:table-cell office:value-type="float" office:value="-37.81" calcext:value-type="float">
            <text:p>-37.81</text:p>
          </table:table-cell>
          <table:table-cell office:value-type="float" office:value="-24.76" calcext:value-type="float">
            <text:p>-24.76</text:p>
          </table:table-cell>
          <table:table-cell office:value-type="float" office:value="-0.0665" calcext:value-type="float">
            <text:p>-0.0665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179" calcext:value-type="float">
            <text:p>0.0179</text:p>
          </table:table-cell>
          <table:table-cell office:value-type="float" office:value="4.87" calcext:value-type="float">
            <text:p>4.87</text:p>
          </table:table-cell>
          <table:table-cell office:value-type="float" office:value="187.52" calcext:value-type="float">
            <text:p>187.52</text:p>
          </table:table-cell>
          <table:table-cell office:value-type="float" office:value="354.22" calcext:value-type="float">
            <text:p>354.22</text:p>
          </table:table-cell>
          <table:table-cell office:value-type="float" office:value="227.91" calcext:value-type="float">
            <text:p>227.91</text:p>
          </table:table-cell>
        </table:table-row>
        <table:table-row table:style-name="ro1">
          <table:table-cell office:value-type="float" office:value="32476" calcext:value-type="float">
            <text:p>3247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float" office:value="-0.97" calcext:value-type="float">
            <text:p>-0.97</text:p>
          </table:table-cell>
          <table:table-cell office:value-type="float" office:value="-1.83" calcext:value-type="float">
            <text:p>-1.83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-42.16" calcext:value-type="float">
            <text:p>-42.16</text:p>
          </table:table-cell>
          <table:table-cell office:value-type="float" office:value="-37.81" calcext:value-type="float">
            <text:p>-37.81</text:p>
          </table:table-cell>
          <table:table-cell office:value-type="float" office:value="-25.21" calcext:value-type="float">
            <text:p>-25.21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177" calcext:value-type="float">
            <text:p>0.0177</text:p>
          </table:table-cell>
          <table:table-cell office:value-type="float" office:value="4.84" calcext:value-type="float">
            <text:p>4.84</text:p>
          </table:table-cell>
          <table:table-cell office:value-type="float" office:value="187.51" calcext:value-type="float">
            <text:p>187.51</text:p>
          </table:table-cell>
          <table:table-cell office:value-type="float" office:value="354.21" calcext:value-type="float">
            <text:p>354.21</text:p>
          </table:table-cell>
          <table:table-cell office:value-type="float" office:value="228.11" calcext:value-type="float">
            <text:p>228.11</text:p>
          </table:table-cell>
        </table:table-row>
        <table:table-row table:style-name="ro1">
          <table:table-cell office:value-type="float" office:value="32526" calcext:value-type="float">
            <text:p>32526</text:p>
          </table:table-cell>
          <table:table-cell office:value-type="float" office:value="-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96" calcext:value-type="float">
            <text:p>-0.96</text:p>
          </table:table-cell>
          <table:table-cell office:value-type="float" office:value="-1.34" calcext:value-type="float">
            <text:p>-1.34</text:p>
          </table:table-cell>
          <table:table-cell office:value-type="float" office:value="-0.73" calcext:value-type="float">
            <text:p>-0.73</text:p>
          </table:table-cell>
          <table:table-cell office:value-type="float" office:value="0.18" calcext:value-type="float">
            <text:p>0.18</text:p>
          </table:table-cell>
          <table:table-cell office:value-type="float" office:value="-41.56" calcext:value-type="float">
            <text:p>-41.56</text:p>
          </table:table-cell>
          <table:table-cell office:value-type="float" office:value="-36.91" calcext:value-type="float">
            <text:p>-36.91</text:p>
          </table:table-cell>
          <table:table-cell office:value-type="float" office:value="-25.66" calcext:value-type="float">
            <text:p>-25.66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177" calcext:value-type="float">
            <text:p>0.0177</text:p>
          </table:table-cell>
          <table:table-cell office:value-type="float" office:value="4.84" calcext:value-type="float">
            <text:p>4.84</text:p>
          </table:table-cell>
          <table:table-cell office:value-type="float" office:value="187.52" calcext:value-type="float">
            <text:p>187.52</text:p>
          </table:table-cell>
          <table:table-cell office:value-type="float" office:value="354.2" calcext:value-type="float">
            <text:p>354.2</text:p>
          </table:table-cell>
          <table:table-cell office:value-type="float" office:value="228.39" calcext:value-type="float">
            <text:p>228.39</text:p>
          </table:table-cell>
        </table:table-row>
        <table:table-row table:style-name="ro1">
          <table:table-cell office:value-type="float" office:value="32575" calcext:value-type="float">
            <text:p>3257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float" office:value="-0.95" calcext:value-type="float">
            <text:p>-0.95</text:p>
          </table:table-cell>
          <table:table-cell office:value-type="float" office:value="-1.83" calcext:value-type="float">
            <text:p>-1.83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-41.56" calcext:value-type="float">
            <text:p>-41.56</text:p>
          </table:table-cell>
          <table:table-cell office:value-type="float" office:value="-36.91" calcext:value-type="float">
            <text:p>-36.91</text:p>
          </table:table-cell>
          <table:table-cell office:value-type="float" office:value="-23.86" calcext:value-type="float">
            <text:p>-23.86</text:p>
          </table:table-cell>
          <table:table-cell office:value-type="float" office:value="-0.0663" calcext:value-type="float">
            <text:p>-0.0663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177" calcext:value-type="float">
            <text:p>0.0177</text:p>
          </table:table-cell>
          <table:table-cell office:value-type="float" office:value="4.83" calcext:value-type="float">
            <text:p>4.83</text:p>
          </table:table-cell>
          <table:table-cell office:value-type="float" office:value="187.5" calcext:value-type="float">
            <text:p>187.5</text:p>
          </table:table-cell>
          <table:table-cell office:value-type="float" office:value="354.19" calcext:value-type="float">
            <text:p>354.19</text:p>
          </table:table-cell>
          <table:table-cell office:value-type="float" office:value="228.39" calcext:value-type="float">
            <text:p>228.39</text:p>
          </table:table-cell>
        </table:table-row>
        <table:table-row table:style-name="ro1">
          <table:table-cell office:value-type="float" office:value="32626" calcext:value-type="float">
            <text:p>32626</text:p>
          </table:table-cell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</text:p>
          </table:table-cell>
          <table:table-cell office:value-type="float" office:value="-0.95" calcext:value-type="float">
            <text:p>-0.95</text:p>
          </table:table-cell>
          <table:table-cell office:value-type="float" office:value="-1.52" calcext:value-type="float">
            <text:p>-1.52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 office:value-type="float" office:value="-40.06" calcext:value-type="float">
            <text:p>-40.06</text:p>
          </table:table-cell>
          <table:table-cell office:value-type="float" office:value="-35.56" calcext:value-type="float">
            <text:p>-35.56</text:p>
          </table:table-cell>
          <table:table-cell office:value-type="float" office:value="-23.71" calcext:value-type="float">
            <text:p>-23.71</text:p>
          </table:table-cell>
          <table:table-cell office:value-type="float" office:value="-0.0665" calcext:value-type="float">
            <text:p>-0.0665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78" calcext:value-type="float">
            <text:p>0.0178</text:p>
          </table:table-cell>
          <table:table-cell office:value-type="float" office:value="4.85" calcext:value-type="float">
            <text:p>4.85</text:p>
          </table:table-cell>
          <table:table-cell office:value-type="float" office:value="187.51" calcext:value-type="float">
            <text:p>187.51</text:p>
          </table:table-cell>
          <table:table-cell office:value-type="float" office:value="354.19" calcext:value-type="float">
            <text:p>354.19</text:p>
          </table:table-cell>
          <table:table-cell office:value-type="float" office:value="228.41" calcext:value-type="float">
            <text:p>228.41</text:p>
          </table:table-cell>
        </table:table-row>
        <table:table-row table:style-name="ro1">
          <table:table-cell office:value-type="float" office:value="32676" calcext:value-type="float">
            <text:p>3267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0.96" calcext:value-type="float">
            <text:p>-0.96</text:p>
          </table:table-cell>
          <table:table-cell office:value-type="float" office:value="-1.65" calcext:value-type="float">
            <text:p>-1.65</text:p>
          </table:table-cell>
          <table:table-cell office:value-type="float" office:value="-0.98" calcext:value-type="float">
            <text:p>-0.98</text:p>
          </table:table-cell>
          <table:table-cell office:value-type="float" office:value="0.06" calcext:value-type="float">
            <text:p>0.06</text:p>
          </table:table-cell>
          <table:table-cell office:value-type="float" office:value="-41.86" calcext:value-type="float">
            <text:p>-41.86</text:p>
          </table:table-cell>
          <table:table-cell office:value-type="float" office:value="-37.06" calcext:value-type="float">
            <text:p>-37.06</text:p>
          </table:table-cell>
          <table:table-cell office:value-type="float" office:value="-24.46" calcext:value-type="float">
            <text:p>-24.46</text:p>
          </table:table-cell>
          <table:table-cell office:value-type="float" office:value="-0.0665" calcext:value-type="float">
            <text:p>-0.0665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177" calcext:value-type="float">
            <text:p>0.0177</text:p>
          </table:table-cell>
          <table:table-cell office:value-type="float" office:value="4.84" calcext:value-type="float">
            <text:p>4.84</text:p>
          </table:table-cell>
          <table:table-cell office:value-type="float" office:value="187.51" calcext:value-type="float">
            <text:p>187.51</text:p>
          </table:table-cell>
          <table:table-cell office:value-type="float" office:value="354.17" calcext:value-type="float">
            <text:p>354.17</text:p>
          </table:table-cell>
          <table:table-cell office:value-type="float" office:value="228.48" calcext:value-type="float">
            <text:p>228.48</text:p>
          </table:table-cell>
        </table:table-row>
        <table:table-row table:style-name="ro1">
          <table:table-cell office:value-type="float" office:value="32726" calcext:value-type="float">
            <text:p>3272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float" office:value="-0.98" calcext:value-type="float">
            <text:p>-0.98</text:p>
          </table:table-cell>
          <table:table-cell office:value-type="float" office:value="-1.65" calcext:value-type="float">
            <text:p>-1.65</text:p>
          </table:table-cell>
          <table:table-cell office:value-type="float" office:value="-1.04" calcext:value-type="float">
            <text:p>-1.04</text:p>
          </table:table-cell>
          <table:table-cell office:value-type="float" office:value="-0.24" calcext:value-type="float">
            <text:p>-0.24</text:p>
          </table:table-cell>
          <table:table-cell office:value-type="float" office:value="-41.56" calcext:value-type="float">
            <text:p>-41.56</text:p>
          </table:table-cell>
          <table:table-cell office:value-type="float" office:value="-36.91" calcext:value-type="float">
            <text:p>-36.91</text:p>
          </table:table-cell>
          <table:table-cell office:value-type="float" office:value="-23.86" calcext:value-type="float">
            <text:p>-23.86</text:p>
          </table:table-cell>
          <table:table-cell office:value-type="float" office:value="-0.0665" calcext:value-type="float">
            <text:p>-0.0665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177" calcext:value-type="float">
            <text:p>0.0177</text:p>
          </table:table-cell>
          <table:table-cell office:value-type="float" office:value="4.85" calcext:value-type="float">
            <text:p>4.85</text:p>
          </table:table-cell>
          <table:table-cell office:value-type="float" office:value="187.51" calcext:value-type="float">
            <text:p>187.51</text:p>
          </table:table-cell>
          <table:table-cell office:value-type="float" office:value="354.17" calcext:value-type="float">
            <text:p>354.17</text:p>
          </table:table-cell>
          <table:table-cell office:value-type="float" office:value="228.39" calcext:value-type="float">
            <text:p>228.39</text:p>
          </table:table-cell>
        </table:table-row>
        <table:table-row table:style-name="ro1">
          <table:table-cell office:value-type="float" office:value="32776" calcext:value-type="float">
            <text:p>3277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0.95" calcext:value-type="float">
            <text:p>-0.95</text:p>
          </table:table-cell>
          <table:table-cell office:value-type="float" office:value="-1.04" calcext:value-type="float">
            <text:p>-1.04</text:p>
          </table:table-cell>
          <table:table-cell office:value-type="float" office:value="-0.79" calcext:value-type="float">
            <text:p>-0.79</text:p>
          </table:table-cell>
          <table:table-cell office:value-type="float" office:value="-0.24" calcext:value-type="float">
            <text:p>-0.24</text:p>
          </table:table-cell>
          <table:table-cell office:value-type="float" office:value="-40.66" calcext:value-type="float">
            <text:p>-40.66</text:p>
          </table:table-cell>
          <table:table-cell office:value-type="float" office:value="-36.01" calcext:value-type="float">
            <text:p>-36.01</text:p>
          </table:table-cell>
          <table:table-cell office:value-type="float" office:value="-23.11" calcext:value-type="float">
            <text:p>-23.11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177" calcext:value-type="float">
            <text:p>0.0177</text:p>
          </table:table-cell>
          <table:table-cell office:value-type="float" office:value="4.83" calcext:value-type="float">
            <text:p>4.83</text:p>
          </table:table-cell>
          <table:table-cell office:value-type="float" office:value="187.5" calcext:value-type="float">
            <text:p>187.5</text:p>
          </table:table-cell>
          <table:table-cell office:value-type="float" office:value="354.16" calcext:value-type="float">
            <text:p>354.16</text:p>
          </table:table-cell>
          <table:table-cell office:value-type="float" office:value="228.47" calcext:value-type="float">
            <text:p>228.47</text:p>
          </table:table-cell>
        </table:table-row>
        <table:table-row table:style-name="ro1">
          <table:table-cell office:value-type="float" office:value="32825" calcext:value-type="float">
            <text:p>3282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95" calcext:value-type="float">
            <text:p>-0.95</text:p>
          </table:table-cell>
          <table:table-cell office:value-type="float" office:value="-2.13" calcext:value-type="float">
            <text:p>-2.13</text:p>
          </table:table-cell>
          <table:table-cell office:value-type="float" office:value="-0.91" calcext:value-type="float">
            <text:p>-0.91</text:p>
          </table:table-cell>
          <table:table-cell office:value-type="float" office:value="0" calcext:value-type="float">
            <text:p>0</text:p>
          </table:table-cell>
          <table:table-cell office:value-type="float" office:value="-40.51" calcext:value-type="float">
            <text:p>-40.51</text:p>
          </table:table-cell>
          <table:table-cell office:value-type="float" office:value="-37.66" calcext:value-type="float">
            <text:p>-37.66</text:p>
          </table:table-cell>
          <table:table-cell office:value-type="float" office:value="-24.61" calcext:value-type="float">
            <text:p>-24.61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177" calcext:value-type="float">
            <text:p>0.0177</text:p>
          </table:table-cell>
          <table:table-cell office:value-type="float" office:value="4.84" calcext:value-type="float">
            <text:p>4.84</text:p>
          </table:table-cell>
          <table:table-cell office:value-type="float" office:value="187.51" calcext:value-type="float">
            <text:p>187.51</text:p>
          </table:table-cell>
          <table:table-cell office:value-type="float" office:value="354.15" calcext:value-type="float">
            <text:p>354.15</text:p>
          </table:table-cell>
          <table:table-cell office:value-type="float" office:value="227.09" calcext:value-type="float">
            <text:p>227.09</text:p>
          </table:table-cell>
        </table:table-row>
        <table:table-row table:style-name="ro1">
          <table:table-cell office:value-type="float" office:value="32876" calcext:value-type="float">
            <text:p>3287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-0.96" calcext:value-type="float">
            <text:p>-0.96</text:p>
          </table:table-cell>
          <table:table-cell office:value-type="float" office:value="-1.52" calcext:value-type="float">
            <text:p>-1.52</text:p>
          </table:table-cell>
          <table:table-cell office:value-type="float" office:value="-0.73" calcext:value-type="float">
            <text:p>-0.73</text:p>
          </table:table-cell>
          <table:table-cell office:value-type="float" office:value="0.06" calcext:value-type="float">
            <text:p>0.06</text:p>
          </table:table-cell>
          <table:table-cell office:value-type="float" office:value="-42.91" calcext:value-type="float">
            <text:p>-42.91</text:p>
          </table:table-cell>
          <table:table-cell office:value-type="float" office:value="-37.06" calcext:value-type="float">
            <text:p>-37.06</text:p>
          </table:table-cell>
          <table:table-cell office:value-type="float" office:value="-24.46" calcext:value-type="float">
            <text:p>-24.46</text:p>
          </table:table-cell>
          <table:table-cell office:value-type="float" office:value="-0.0662" calcext:value-type="float">
            <text:p>-0.0662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178" calcext:value-type="float">
            <text:p>0.0178</text:p>
          </table:table-cell>
          <table:table-cell office:value-type="float" office:value="4.86" calcext:value-type="float">
            <text:p>4.86</text:p>
          </table:table-cell>
          <table:table-cell office:value-type="float" office:value="187.48" calcext:value-type="float">
            <text:p>187.48</text:p>
          </table:table-cell>
          <table:table-cell office:value-type="float" office:value="354.14" calcext:value-type="float">
            <text:p>354.14</text:p>
          </table:table-cell>
          <table:table-cell office:value-type="float" office:value="229.18" calcext:value-type="float">
            <text:p>229.18</text:p>
          </table:table-cell>
        </table:table-row>
        <table:table-row table:style-name="ro1">
          <table:table-cell office:value-type="float" office:value="32925" calcext:value-type="float">
            <text:p>32925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98" calcext:value-type="float">
            <text:p>-0.98</text:p>
          </table:table-cell>
          <table:table-cell office:value-type="float" office:value="-2.74" calcext:value-type="float">
            <text:p>-2.74</text:p>
          </table:table-cell>
          <table:table-cell office:value-type="float" office:value="-1.28" calcext:value-type="float">
            <text:p>-1.28</text:p>
          </table:table-cell>
          <table:table-cell office:value-type="float" office:value="-0.18" calcext:value-type="float">
            <text:p>-0.18</text:p>
          </table:table-cell>
          <table:table-cell office:value-type="float" office:value="-40.96" calcext:value-type="float">
            <text:p>-40.96</text:p>
          </table:table-cell>
          <table:table-cell office:value-type="float" office:value="-37.21" calcext:value-type="float">
            <text:p>-37.21</text:p>
          </table:table-cell>
          <table:table-cell office:value-type="float" office:value="-23.86" calcext:value-type="float">
            <text:p>-23.86</text:p>
          </table:table-cell>
          <table:table-cell office:value-type="float" office:value="-0.0665" calcext:value-type="float">
            <text:p>-0.0665</text:p>
          </table:table-cell>
          <table:table-cell office:value-type="float" office:value="-0.9962" calcext:value-type="float">
            <text:p>-0.9962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18" calcext:value-type="float">
            <text:p>0.018</text:p>
          </table:table-cell>
          <table:table-cell office:value-type="float" office:value="4.9" calcext:value-type="float">
            <text:p>4.9</text:p>
          </table:table-cell>
          <table:table-cell office:value-type="float" office:value="187.51" calcext:value-type="float">
            <text:p>187.51</text:p>
          </table:table-cell>
          <table:table-cell office:value-type="float" office:value="354.14" calcext:value-type="float">
            <text:p>354.14</text:p>
          </table:table-cell>
          <table:table-cell office:value-type="float" office:value="227.75" calcext:value-type="float">
            <text:p>227.75</text:p>
          </table:table-cell>
        </table:table-row>
        <table:table-row table:style-name="ro1">
          <table:table-cell office:value-type="float" office:value="32975" calcext:value-type="float">
            <text:p>32975</text:p>
          </table:table-cell>
          <table:table-cell office:value-type="float" office:value="-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0.95" calcext:value-type="float">
            <text:p>-0.95</text:p>
          </table:table-cell>
          <table:table-cell office:value-type="float" office:value="-1.28" calcext:value-type="float">
            <text:p>-1.28</text:p>
          </table:table-cell>
          <table:table-cell office:value-type="float" office:value="-0.85" calcext:value-type="float">
            <text:p>-0.85</text:p>
          </table:table-cell>
          <table:table-cell office:value-type="float" office:value="0.18" calcext:value-type="float">
            <text:p>0.18</text:p>
          </table:table-cell>
          <table:table-cell office:value-type="float" office:value="-42.61" calcext:value-type="float">
            <text:p>-42.61</text:p>
          </table:table-cell>
          <table:table-cell office:value-type="float" office:value="-38.56" calcext:value-type="float">
            <text:p>-38.56</text:p>
          </table:table-cell>
          <table:table-cell office:value-type="float" office:value="-25.21" calcext:value-type="float">
            <text:p>-25.21</text:p>
          </table:table-cell>
          <table:table-cell office:value-type="float" office:value="-0.0661" calcext:value-type="float">
            <text:p>-0.0661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18" calcext:value-type="float">
            <text:p>0.018</text:p>
          </table:table-cell>
          <table:table-cell office:value-type="float" office:value="4.91" calcext:value-type="float">
            <text:p>4.91</text:p>
          </table:table-cell>
          <table:table-cell office:value-type="float" office:value="187.47" calcext:value-type="float">
            <text:p>187.47</text:p>
          </table:table-cell>
          <table:table-cell office:value-type="float" office:value="354.13" calcext:value-type="float">
            <text:p>354.13</text:p>
          </table:table-cell>
          <table:table-cell office:value-type="float" office:value="227.86" calcext:value-type="float">
            <text:p>227.86</text:p>
          </table:table-cell>
        </table:table-row>
        <table:table-row table:style-name="ro1">
          <table:table-cell office:value-type="float" office:value="33026" calcext:value-type="float">
            <text:p>33026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office:value-type="float" office:value="-0.97" calcext:value-type="float">
            <text:p>-0.97</text:p>
          </table:table-cell>
          <table:table-cell office:value-type="float" office:value="-2.93" calcext:value-type="float">
            <text:p>-2.93</text:p>
          </table:table-cell>
          <table:table-cell office:value-type="float" office:value="-1.95" calcext:value-type="float">
            <text:p>-1.95</text:p>
          </table:table-cell>
          <table:table-cell office:value-type="float" office:value="0" calcext:value-type="float">
            <text:p>0</text:p>
          </table:table-cell>
          <table:table-cell office:value-type="float" office:value="-41.41" calcext:value-type="float">
            <text:p>-41.41</text:p>
          </table:table-cell>
          <table:table-cell office:value-type="float" office:value="-35.56" calcext:value-type="float">
            <text:p>-35.56</text:p>
          </table:table-cell>
          <table:table-cell office:value-type="float" office:value="-26.26" calcext:value-type="float">
            <text:p>-26.26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-0.9962" calcext:value-type="float">
            <text:p>-0.9962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182" calcext:value-type="float">
            <text:p>0.0182</text:p>
          </table:table-cell>
          <table:table-cell office:value-type="float" office:value="4.96" calcext:value-type="float">
            <text:p>4.96</text:p>
          </table:table-cell>
          <table:table-cell office:value-type="float" office:value="187.5" calcext:value-type="float">
            <text:p>187.5</text:p>
          </table:table-cell>
          <table:table-cell office:value-type="float" office:value="354.12" calcext:value-type="float">
            <text:p>354.12</text:p>
          </table:table-cell>
          <table:table-cell office:value-type="float" office:value="229.35" calcext:value-type="float">
            <text:p>229.35</text:p>
          </table:table-cell>
        </table:table-row>
        <table:table-row table:style-name="ro1">
          <table:table-cell office:value-type="float" office:value="33076" calcext:value-type="float">
            <text:p>3307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0.96" calcext:value-type="float">
            <text:p>-0.96</text:p>
          </table:table-cell>
          <table:table-cell office:value-type="float" office:value="-1.71" calcext:value-type="float">
            <text:p>-1.71</text:p>
          </table:table-cell>
          <table:table-cell office:value-type="float" office:value="1.04" calcext:value-type="float">
            <text:p>1.04</text:p>
          </table:table-cell>
          <table:table-cell office:value-type="float" office:value="0.67" calcext:value-type="float">
            <text:p>0.67</text:p>
          </table:table-cell>
          <table:table-cell office:value-type="float" office:value="-41.41" calcext:value-type="float">
            <text:p>-41.41</text:p>
          </table:table-cell>
          <table:table-cell office:value-type="float" office:value="-37.06" calcext:value-type="float">
            <text:p>-37.06</text:p>
          </table:table-cell>
          <table:table-cell office:value-type="float" office:value="-25.21" calcext:value-type="float">
            <text:p>-25.21</text:p>
          </table:table-cell>
          <table:table-cell office:value-type="float" office:value="-0.0661" calcext:value-type="float">
            <text:p>-0.0661</text:p>
          </table:table-cell>
          <table:table-cell office:value-type="float" office:value="-0.9963" calcext:value-type="float">
            <text:p>-0.9963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181" calcext:value-type="float">
            <text:p>0.0181</text:p>
          </table:table-cell>
          <table:table-cell office:value-type="float" office:value="4.92" calcext:value-type="float">
            <text:p>4.92</text:p>
          </table:table-cell>
          <table:table-cell office:value-type="float" office:value="187.47" calcext:value-type="float">
            <text:p>187.47</text:p>
          </table:table-cell>
          <table:table-cell office:value-type="float" office:value="354.11" calcext:value-type="float">
            <text:p>354.11</text:p>
          </table:table-cell>
          <table:table-cell office:value-type="float" office:value="228.17" calcext:value-type="float">
            <text:p>228.17</text:p>
          </table:table-cell>
        </table:table-row>
        <table:table-row table:style-name="ro1">
          <table:table-cell office:value-type="float" office:value="33126" calcext:value-type="float">
            <text:p>33126</text:p>
          </table:table-cell>
          <table:table-cell office:value-type="float" office:value="-0.31" calcext:value-type="float">
            <text:p>-0.31</text:p>
          </table:table-cell>
          <table:table-cell office:value-type="float" office:value="0.26" calcext:value-type="float">
            <text:p>0.26</text:p>
          </table:table-cell>
          <table:table-cell office:value-type="float" office:value="-0.13" calcext:value-type="float">
            <text:p>-0.13</text:p>
          </table:table-cell>
          <table:table-cell office:value-type="float" office:value="-2.38" calcext:value-type="float">
            <text:p>-2.38</text:p>
          </table:table-cell>
          <table:table-cell office:value-type="float" office:value="-5.12" calcext:value-type="float">
            <text:p>-5.12</text:p>
          </table:table-cell>
          <table:table-cell office:value-type="float" office:value="110.3" calcext:value-type="float">
            <text:p>110.3</text:p>
          </table:table-cell>
          <table:table-cell office:value-type="float" office:value="-40.66" calcext:value-type="float">
            <text:p>-40.66</text:p>
          </table:table-cell>
          <table:table-cell office:value-type="float" office:value="-34.21" calcext:value-type="float">
            <text:p>-34.21</text:p>
          </table:table-cell>
          <table:table-cell office:value-type="float" office:value="-27.61" calcext:value-type="float">
            <text:p>-27.61</text:p>
          </table:table-cell>
          <table:table-cell office:value-type="float" office:value="-0.0734" calcext:value-type="float">
            <text:p>-0.0734</text:p>
          </table:table-cell>
          <table:table-cell office:value-type="float" office:value="-0.9949" calcext:value-type="float">
            <text:p>-0.9949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186" calcext:value-type="float">
            <text:p>0.0186</text:p>
          </table:table-cell>
          <table:table-cell office:value-type="float" office:value="5.37" calcext:value-type="float">
            <text:p>5.37</text:p>
          </table:table-cell>
          <table:table-cell office:value-type="float" office:value="188.26" calcext:value-type="float">
            <text:p>188.26</text:p>
          </table:table-cell>
          <table:table-cell office:value-type="float" office:value="352.52" calcext:value-type="float">
            <text:p>352.52</text:p>
          </table:table-cell>
          <table:table-cell office:value-type="float" office:value="229.93" calcext:value-type="float">
            <text:p>229.93</text:p>
          </table:table-cell>
        </table:table-row>
        <table:table-row table:style-name="ro1">
          <table:table-cell office:value-type="float" office:value="33176" calcext:value-type="float">
            <text:p>33176</text:p>
          </table:table-cell>
          <table:table-cell office:value-type="float" office:value="-0.15" calcext:value-type="float">
            <text:p>-0.15</text:p>
          </table:table-cell>
          <table:table-cell office:value-type="float" office:value="0.29" calcext:value-type="float">
            <text:p>0.29</text:p>
          </table:table-cell>
          <table:table-cell office:value-type="float" office:value="-0.73" calcext:value-type="float">
            <text:p>-0.73</text:p>
          </table:table-cell>
          <table:table-cell office:value-type="float" office:value="-25.49" calcext:value-type="float">
            <text:p>-25.49</text:p>
          </table:table-cell>
          <table:table-cell office:value-type="float" office:value="-34.39" calcext:value-type="float">
            <text:p>-34.39</text:p>
          </table:table-cell>
          <table:table-cell office:value-type="float" office:value="155.79" calcext:value-type="float">
            <text:p>155.79</text:p>
          </table:table-cell>
          <table:table-cell office:value-type="float" office:value="-38.41" calcext:value-type="float">
            <text:p>-38.41</text:p>
          </table:table-cell>
          <table:table-cell office:value-type="float" office:value="-33.61" calcext:value-type="float">
            <text:p>-33.61</text:p>
          </table:table-cell>
          <table:table-cell office:value-type="float" office:value="-34.06" calcext:value-type="float">
            <text:p>-34.06</text:p>
          </table:table-cell>
          <table:table-cell office:value-type="float" office:value="-0.0892" calcext:value-type="float">
            <text:p>-0.0892</text:p>
          </table:table-cell>
          <table:table-cell office:value-type="float" office:value="-0.9896" calcext:value-type="float">
            <text:p>-0.9896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217" calcext:value-type="float">
            <text:p>0.0217</text:p>
          </table:table-cell>
          <table:table-cell office:value-type="float" office:value="7.2" calcext:value-type="float">
            <text:p>7.2</text:p>
          </table:table-cell>
          <table:table-cell office:value-type="float" office:value="189.91" calcext:value-type="float">
            <text:p>189.91</text:p>
          </table:table-cell>
          <table:table-cell office:value-type="float" office:value="347.5" calcext:value-type="float">
            <text:p>347.5</text:p>
          </table:table-cell>
          <table:table-cell office:value-type="float" office:value="228.81" calcext:value-type="float">
            <text:p>228.81</text:p>
          </table:table-cell>
        </table:table-row>
        <table:table-row table:style-name="ro1">
          <table:table-cell office:value-type="float" office:value="33226" calcext:value-type="float">
            <text:p>33226</text:p>
          </table:table-cell>
          <table:table-cell office:value-type="float" office:value="-0.05" calcext:value-type="float">
            <text:p>-0.05</text:p>
          </table:table-cell>
          <table:table-cell office:value-type="float" office:value="0.39" calcext:value-type="float">
            <text:p>0.39</text:p>
          </table:table-cell>
          <table:table-cell office:value-type="float" office:value="-1.09" calcext:value-type="float">
            <text:p>-1.09</text:p>
          </table:table-cell>
          <table:table-cell office:value-type="float" office:value="-15.61" calcext:value-type="float">
            <text:p>-15.61</text:p>
          </table:table-cell>
          <table:table-cell office:value-type="float" office:value="-37.74" calcext:value-type="float">
            <text:p>-37.74</text:p>
          </table:table-cell>
          <table:table-cell office:value-type="float" office:value="141.4" calcext:value-type="float">
            <text:p>141.4</text:p>
          </table:table-cell>
          <table:table-cell office:value-type="float" office:value="-37.21" calcext:value-type="float">
            <text:p>-37.21</text:p>
          </table:table-cell>
          <table:table-cell office:value-type="float" office:value="-32.56" calcext:value-type="float">
            <text:p>-32.56</text:p>
          </table:table-cell>
          <table:table-cell office:value-type="float" office:value="-40.06" calcext:value-type="float">
            <text:p>-40.06</text:p>
          </table:table-cell>
          <table:table-cell office:value-type="float" office:value="-0.1022" calcext:value-type="float">
            <text:p>-0.1022</text:p>
          </table:table-cell>
          <table:table-cell office:value-type="float" office:value="-0.9785" calcext:value-type="float">
            <text:p>-0.9785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0289" calcext:value-type="float">
            <text:p>0.0289</text:p>
          </table:table-cell>
          <table:table-cell office:value-type="float" office:value="10.63" calcext:value-type="float">
            <text:p>10.63</text:p>
          </table:table-cell>
          <table:table-cell office:value-type="float" office:value="190.99" calcext:value-type="float">
            <text:p>190.99</text:p>
          </table:table-cell>
          <table:table-cell office:value-type="float" office:value="340.05" calcext:value-type="float">
            <text:p>340.05</text:p>
          </table:table-cell>
          <table:table-cell office:value-type="float" office:value="228.81" calcext:value-type="float">
            <text:p>228.81</text:p>
          </table:table-cell>
        </table:table-row>
        <table:table-row table:style-name="ro1">
          <table:table-cell office:value-type="float" office:value="33275" calcext:value-type="float">
            <text:p>3327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1.08" calcext:value-type="float">
            <text:p>-1.08</text:p>
          </table:table-cell>
          <table:table-cell office:value-type="float" office:value="116.65" calcext:value-type="float">
            <text:p>116.65</text:p>
          </table:table-cell>
          <table:table-cell office:value-type="float" office:value="57.87" calcext:value-type="float">
            <text:p>57.87</text:p>
          </table:table-cell>
          <table:table-cell office:value-type="float" office:value="194.39" calcext:value-type="float">
            <text:p>194.39</text:p>
          </table:table-cell>
          <table:table-cell office:value-type="float" office:value="-37.81" calcext:value-type="float">
            <text:p>-37.81</text:p>
          </table:table-cell>
          <table:table-cell office:value-type="float" office:value="-34.51" calcext:value-type="float">
            <text:p>-34.51</text:p>
          </table:table-cell>
          <table:table-cell office:value-type="float" office:value="-44.11" calcext:value-type="float">
            <text:p>-44.11</text:p>
          </table:table-cell>
          <table:table-cell office:value-type="float" office:value="-0.0657" calcext:value-type="float">
            <text:p>-0.0657</text:p>
          </table:table-cell>
          <table:table-cell office:value-type="float" office:value="-0.9616" calcext:value-type="float">
            <text:p>-0.9616</text:p>
          </table:table-cell>
          <table:table-cell office:value-type="float" office:value="0.2662" calcext:value-type="float">
            <text:p>0.2662</text:p>
          </table:table-cell>
          <table:table-cell office:value-type="float" office:value="0.0127" calcext:value-type="float">
            <text:p>0.0127</text:p>
          </table:table-cell>
          <table:table-cell office:value-type="float" office:value="6.8" calcext:value-type="float">
            <text:p>6.8</text:p>
          </table:table-cell>
          <table:table-cell office:value-type="float" office:value="186.89" calcext:value-type="float">
            <text:p>186.89</text:p>
          </table:table-cell>
          <table:table-cell office:value-type="float" office:value="329.26" calcext:value-type="float">
            <text:p>329.26</text:p>
          </table:table-cell>
          <table:table-cell office:value-type="float" office:value="227.61" calcext:value-type="float">
            <text:p>227.61</text:p>
          </table:table-cell>
        </table:table-row>
        <table:table-row table:style-name="ro1">
          <table:table-cell office:value-type="float" office:value="33326" calcext:value-type="float">
            <text:p>3332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8" calcext:value-type="float">
            <text:p>-0.18</text:p>
          </table:table-cell>
          <table:table-cell office:value-type="float" office:value="-1.02" calcext:value-type="float">
            <text:p>-1.02</text:p>
          </table:table-cell>
          <table:table-cell office:value-type="float" office:value="17.56" calcext:value-type="float">
            <text:p>17.56</text:p>
          </table:table-cell>
          <table:table-cell office:value-type="float" office:value="56.22" calcext:value-type="float">
            <text:p>56.22</text:p>
          </table:table-cell>
          <table:table-cell office:value-type="float" office:value="190.43" calcext:value-type="float">
            <text:p>190.43</text:p>
          </table:table-cell>
          <table:table-cell office:value-type="float" office:value="-36.31" calcext:value-type="float">
            <text:p>-36.31</text:p>
          </table:table-cell>
          <table:table-cell office:value-type="float" office:value="-38.56" calcext:value-type="float">
            <text:p>-38.56</text:p>
          </table:table-cell>
          <table:table-cell office:value-type="float" office:value="-48.31" calcext:value-type="float">
            <text:p>-48.31</text:p>
          </table:table-cell>
          <table:table-cell office:value-type="float" office:value="-0.0482" calcext:value-type="float">
            <text:p>-0.0482</text:p>
          </table:table-cell>
          <table:table-cell office:value-type="float" office:value="-0.9415" calcext:value-type="float">
            <text:p>-0.9415</text:p>
          </table:table-cell>
          <table:table-cell office:value-type="float" office:value="0.333" calcext:value-type="float">
            <text:p>0.333</text:p>
          </table:table-cell>
          <table:table-cell office:value-type="float" office:value="-0.0182" calcext:value-type="float">
            <text:p>-0.0182</text:p>
          </table:table-cell>
          <table:table-cell office:value-type="float" office:value="359.76" calcext:value-type="float">
            <text:p>359.76</text:p>
          </table:table-cell>
          <table:table-cell office:value-type="float" office:value="185.91" calcext:value-type="float">
            <text:p>185.91</text:p>
          </table:table-cell>
          <table:table-cell office:value-type="float" office:value="321.04" calcext:value-type="float">
            <text:p>321.04</text:p>
          </table:table-cell>
          <table:table-cell office:value-type="float" office:value="223.28" calcext:value-type="float">
            <text:p>223.28</text:p>
          </table:table-cell>
        </table:table-row>
        <table:table-row table:style-name="ro1">
          <table:table-cell office:value-type="float" office:value="33376" calcext:value-type="float">
            <text:p>33376</text:p>
          </table:table-cell>
          <table:table-cell office:value-type="float" office:value="0.28" calcext:value-type="float">
            <text:p>0.28</text:p>
          </table:table-cell>
          <table:table-cell office:value-type="float" office:value="-0.66" calcext:value-type="float">
            <text:p>-0.66</text:p>
          </table:table-cell>
          <table:table-cell office:value-type="float" office:value="-0.52" calcext:value-type="float">
            <text:p>-0.52</text:p>
          </table:table-cell>
          <table:table-cell office:value-type="float" office:value="-11.28" calcext:value-type="float">
            <text:p>-11.28</text:p>
          </table:table-cell>
          <table:table-cell office:value-type="float" office:value="105.61" calcext:value-type="float">
            <text:p>105.61</text:p>
          </table:table-cell>
          <table:table-cell office:value-type="float" office:value="336.16" calcext:value-type="float">
            <text:p>336.16</text:p>
          </table:table-cell>
          <table:table-cell office:value-type="float" office:value="-32.11" calcext:value-type="float">
            <text:p>-32.11</text:p>
          </table:table-cell>
          <table:table-cell office:value-type="float" office:value="-44.11" calcext:value-type="float">
            <text:p>-44.11</text:p>
          </table:table-cell>
          <table:table-cell office:value-type="float" office:value="-53.71" calcext:value-type="float">
            <text:p>-53.71</text:p>
          </table:table-cell>
          <table:table-cell office:value-type="float" office:value="-0.0464" calcext:value-type="float">
            <text:p>-0.0464</text:p>
          </table:table-cell>
          <table:table-cell office:value-type="float" office:value="-0.9007" calcext:value-type="float">
            <text:p>-0.9007</text:p>
          </table:table-cell>
          <table:table-cell office:value-type="float" office:value="0.428" calcext:value-type="float">
            <text:p>0.428</text:p>
          </table:table-cell>
          <table:table-cell office:value-type="float" office:value="-0.058" calcext:value-type="float">
            <text:p>-0.058</text:p>
          </table:table-cell>
          <table:table-cell office:value-type="float" office:value="352.57" calcext:value-type="float">
            <text:p>352.57</text:p>
          </table:table-cell>
          <table:table-cell office:value-type="float" office:value="187.67" calcext:value-type="float">
            <text:p>187.67</text:p>
          </table:table-cell>
          <table:table-cell office:value-type="float" office:value="308.92" calcext:value-type="float">
            <text:p>308.92</text:p>
          </table:table-cell>
          <table:table-cell office:value-type="float" office:value="216.05" calcext:value-type="float">
            <text:p>216.05</text:p>
          </table:table-cell>
        </table:table-row>
        <table:table-row table:style-name="ro1">
          <table:table-cell office:value-type="float" office:value="33425" calcext:value-type="float">
            <text:p>33425</text:p>
          </table:table-cell>
          <table:table-cell office:value-type="float" office:value="0.01" calcext:value-type="float">
            <text:p>0.0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73" calcext:value-type="float">
            <text:p>-0.73</text:p>
          </table:table-cell>
          <table:table-cell office:value-type="float" office:value="-69.82" calcext:value-type="float">
            <text:p>-69.82</text:p>
          </table:table-cell>
          <table:table-cell office:value-type="float" office:value="-68.05" calcext:value-type="float">
            <text:p>-68.05</text:p>
          </table:table-cell>
          <table:table-cell office:value-type="float" office:value="156.59" calcext:value-type="float">
            <text:p>156.59</text:p>
          </table:table-cell>
          <table:table-cell office:value-type="float" office:value="-27.76" calcext:value-type="float">
            <text:p>-27.76</text:p>
          </table:table-cell>
          <table:table-cell office:value-type="float" office:value="-44.56" calcext:value-type="float">
            <text:p>-44.56</text:p>
          </table:table-cell>
          <table:table-cell office:value-type="float" office:value="-53.41" calcext:value-type="float">
            <text:p>-53.41</text:p>
          </table:table-cell>
          <table:table-cell office:value-type="float" office:value="-0.0447" calcext:value-type="float">
            <text:p>-0.0447</text:p>
          </table:table-cell>
          <table:table-cell office:value-type="float" office:value="-0.8629" calcext:value-type="float">
            <text:p>-0.8629</text:p>
          </table:table-cell>
          <table:table-cell office:value-type="float" office:value="0.5002" calcext:value-type="float">
            <text:p>0.5002</text:p>
          </table:table-cell>
          <table:table-cell office:value-type="float" office:value="-0.056" calcext:value-type="float">
            <text:p>-0.056</text:p>
          </table:table-cell>
          <table:table-cell office:value-type="float" office:value="354.05" calcext:value-type="float">
            <text:p>354.05</text:p>
          </table:table-cell>
          <table:table-cell office:value-type="float" office:value="187.66" calcext:value-type="float">
            <text:p>187.66</text:p>
          </table:table-cell>
          <table:table-cell office:value-type="float" office:value="299.6" calcext:value-type="float">
            <text:p>299.6</text:p>
          </table:table-cell>
          <table:table-cell office:value-type="float" office:value="211.92" calcext:value-type="float">
            <text:p>211.92</text:p>
          </table:table-cell>
        </table:table-row>
        <table:table-row table:style-name="ro1">
          <table:table-cell office:value-type="float" office:value="33476" calcext:value-type="float">
            <text:p>33476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-0.91" calcext:value-type="float">
            <text:p>-0.91</text:p>
          </table:table-cell>
          <table:table-cell office:value-type="float" office:value="-135.3" calcext:value-type="float">
            <text:p>-135.3</text:p>
          </table:table-cell>
          <table:table-cell office:value-type="float" office:value="-89.7" calcext:value-type="float">
            <text:p>-89.7</text:p>
          </table:table-cell>
          <table:table-cell office:value-type="float" office:value="23.6" calcext:value-type="float">
            <text:p>23.6</text:p>
          </table:table-cell>
          <table:table-cell office:value-type="float" office:value="-28.51" calcext:value-type="float">
            <text:p>-28.51</text:p>
          </table:table-cell>
          <table:table-cell office:value-type="float" office:value="-42.76" calcext:value-type="float">
            <text:p>-42.76</text:p>
          </table:table-cell>
          <table:table-cell office:value-type="float" office:value="-55.81" calcext:value-type="float">
            <text:p>-55.81</text:p>
          </table:table-cell>
          <table:table-cell office:value-type="float" office:value="-0.0722" calcext:value-type="float">
            <text:p>-0.0722</text:p>
          </table:table-cell>
          <table:table-cell office:value-type="float" office:value="-0.8483" calcext:value-type="float">
            <text:p>-0.8483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0011" calcext:value-type="float">
            <text:p>0.0011</text:p>
          </table:table-cell>
          <table:table-cell office:value-type="float" office:value="8.9" calcext:value-type="float">
            <text:p>8.9</text:p>
          </table:table-cell>
          <table:table-cell office:value-type="float" office:value="186.99" calcext:value-type="float">
            <text:p>186.99</text:p>
          </table:table-cell>
          <table:table-cell office:value-type="float" office:value="296.8" calcext:value-type="float">
            <text:p>296.8</text:p>
          </table:table-cell>
          <table:table-cell office:value-type="float" office:value="213.69" calcext:value-type="float">
            <text:p>213.69</text:p>
          </table:table-cell>
        </table:table-row>
        <table:table-row table:style-name="ro1">
          <table:table-cell office:value-type="float" office:value="33526" calcext:value-type="float">
            <text:p>3352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8" calcext:value-type="float">
            <text:p>0.08</text:p>
          </table:table-cell>
          <table:table-cell office:value-type="float" office:value="-1.38" calcext:value-type="float">
            <text:p>-1.38</text:p>
          </table:table-cell>
          <table:table-cell office:value-type="float" office:value="-21.28" calcext:value-type="float">
            <text:p>-21.28</text:p>
          </table:table-cell>
          <table:table-cell office:value-type="float" office:value="-32.5" calcext:value-type="float">
            <text:p>-32.5</text:p>
          </table:table-cell>
          <table:table-cell office:value-type="float" office:value="8.84" calcext:value-type="float">
            <text:p>8.84</text:p>
          </table:table-cell>
          <table:table-cell office:value-type="float" office:value="-29.11" calcext:value-type="float">
            <text:p>-29.11</text:p>
          </table:table-cell>
          <table:table-cell office:value-type="float" office:value="-41.11" calcext:value-type="float">
            <text:p>-41.11</text:p>
          </table:table-cell>
          <table:table-cell office:value-type="float" office:value="-56.26" calcext:value-type="float">
            <text:p>-56.26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-0.8356" calcext:value-type="float">
            <text:p>-0.8356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0536" calcext:value-type="float">
            <text:p>0.0536</text:p>
          </table:table-cell>
          <table:table-cell office:value-type="float" office:value="19.71" calcext:value-type="float">
            <text:p>19.71</text:p>
          </table:table-cell>
          <table:table-cell office:value-type="float" office:value="183.95" calcext:value-type="float">
            <text:p>183.95</text:p>
          </table:table-cell>
          <table:table-cell office:value-type="float" office:value="294.45" calcext:value-type="float">
            <text:p>294.45</text:p>
          </table:table-cell>
          <table:table-cell office:value-type="float" office:value="215.3" calcext:value-type="float">
            <text:p>215.3</text:p>
          </table:table-cell>
        </table:table-row>
        <table:table-row table:style-name="ro1">
          <table:table-cell office:value-type="float" office:value="33576" calcext:value-type="float">
            <text:p>33576</text:p>
          </table:table-cell>
          <table:table-cell office:value-type="float" office:value="-0.03" calcext:value-type="float">
            <text:p>-0.03</text:p>
          </table:table-cell>
          <table:table-cell office:value-type="float" office:value="0.17" calcext:value-type="float">
            <text:p>0.17</text:p>
          </table:table-cell>
          <table:table-cell office:value-type="float" office:value="-1.09" calcext:value-type="float">
            <text:p>-1.09</text:p>
          </table:table-cell>
          <table:table-cell office:value-type="float" office:value="-7.26" calcext:value-type="float">
            <text:p>-7.26</text:p>
          </table:table-cell>
          <table:table-cell office:value-type="float" office:value="-16.46" calcext:value-type="float">
            <text:p>-16.46</text:p>
          </table:table-cell>
          <table:table-cell office:value-type="float" office:value="13.96" calcext:value-type="float">
            <text:p>13.96</text:p>
          </table:table-cell>
          <table:table-cell office:value-type="float" office:value="-29.56" calcext:value-type="float">
            <text:p>-29.56</text:p>
          </table:table-cell>
          <table:table-cell office:value-type="float" office:value="-39.46" calcext:value-type="float">
            <text:p>-39.46</text:p>
          </table:table-cell>
          <table:table-cell office:value-type="float" office:value="-56.86" calcext:value-type="float">
            <text:p>-56.86</text:p>
          </table:table-cell>
          <table:table-cell office:value-type="float" office:value="-0.0785" calcext:value-type="float">
            <text:p>-0.0785</text:p>
          </table:table-cell>
          <table:table-cell office:value-type="float" office:value="-0.8333" calcext:value-type="float">
            <text:p>-0.8333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0617" calcext:value-type="float">
            <text:p>0.0617</text:p>
          </table:table-cell>
          <table:table-cell office:value-type="float" office:value="21.69" calcext:value-type="float">
            <text:p>21.69</text:p>
          </table:table-cell>
          <table:table-cell office:value-type="float" office:value="183.72" calcext:value-type="float">
            <text:p>183.72</text:p>
          </table:table-cell>
          <table:table-cell office:value-type="float" office:value="294.1" calcext:value-type="float">
            <text:p>294.1</text:p>
          </table:table-cell>
          <table:table-cell office:value-type="float" office:value="216.84" calcext:value-type="float">
            <text:p>216.84</text:p>
          </table:table-cell>
        </table:table-row>
        <table:table-row table:style-name="ro1">
          <table:table-cell office:value-type="float" office:value="33625" calcext:value-type="float">
            <text:p>33625</text:p>
          </table:table-cell>
          <table:table-cell office:value-type="float" office:value="-0.15" calcext:value-type="float">
            <text:p>-0.15</text:p>
          </table:table-cell>
          <table:table-cell office:value-type="float" office:value="0.72" calcext:value-type="float">
            <text:p>0.72</text:p>
          </table:table-cell>
          <table:table-cell office:value-type="float" office:value="-0.34" calcext:value-type="float">
            <text:p>-0.34</text:p>
          </table:table-cell>
          <table:table-cell office:value-type="float" office:value="-23.9" calcext:value-type="float">
            <text:p>-23.9</text:p>
          </table:table-cell>
          <table:table-cell office:value-type="float" office:value="-6.71" calcext:value-type="float">
            <text:p>-6.71</text:p>
          </table:table-cell>
          <table:table-cell office:value-type="float" office:value="26.34" calcext:value-type="float">
            <text:p>26.34</text:p>
          </table:table-cell>
          <table:table-cell office:value-type="float" office:value="-29.41" calcext:value-type="float">
            <text:p>-29.41</text:p>
          </table:table-cell>
          <table:table-cell office:value-type="float" office:value="-38.86" calcext:value-type="float">
            <text:p>-38.86</text:p>
          </table:table-cell>
          <table:table-cell office:value-type="float" office:value="-59.41" calcext:value-type="float">
            <text:p>-59.41</text:p>
          </table:table-cell>
          <table:table-cell office:value-type="float" office:value="-0.0815" calcext:value-type="float">
            <text:p>-0.0815</text:p>
          </table:table-cell>
          <table:table-cell office:value-type="float" office:value="-0.8295" calcext:value-type="float">
            <text:p>-0.8295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0659" calcext:value-type="float">
            <text:p>0.0659</text:p>
          </table:table-cell>
          <table:table-cell office:value-type="float" office:value="22.92" calcext:value-type="float">
            <text:p>22.92</text:p>
          </table:table-cell>
          <table:table-cell office:value-type="float" office:value="183.68" calcext:value-type="float">
            <text:p>183.68</text:p>
          </table:table-cell>
          <table:table-cell office:value-type="float" office:value="293.4" calcext:value-type="float">
            <text:p>293.4</text:p>
          </table:table-cell>
          <table:table-cell office:value-type="float" office:value="217.12" calcext:value-type="float">
            <text:p>217.12</text:p>
          </table:table-cell>
        </table:table-row>
        <table:table-row table:style-name="ro1">
          <table:table-cell office:value-type="float" office:value="33676" calcext:value-type="float">
            <text:p>33676</text:p>
          </table:table-cell>
          <table:table-cell office:value-type="float" office:value="-0.06" calcext:value-type="float">
            <text:p>-0.06</text:p>
          </table:table-cell>
          <table:table-cell office:value-type="float" office:value="0.23" calcext:value-type="float">
            <text:p>0.23</text:p>
          </table:table-cell>
          <table:table-cell office:value-type="float" office:value="-0.98" calcext:value-type="float">
            <text:p>-0.98</text:p>
          </table:table-cell>
          <table:table-cell office:value-type="float" office:value="9.94" calcext:value-type="float">
            <text:p>9.94</text:p>
          </table:table-cell>
          <table:table-cell office:value-type="float" office:value="3.48" calcext:value-type="float">
            <text:p>3.48</text:p>
          </table:table-cell>
          <table:table-cell office:value-type="float" office:value="-1.34" calcext:value-type="float">
            <text:p>-1.34</text:p>
          </table:table-cell>
          <table:table-cell office:value-type="float" office:value="-29.56" calcext:value-type="float">
            <text:p>-29.56</text:p>
          </table:table-cell>
          <table:table-cell office:value-type="float" office:value="-39.76" calcext:value-type="float">
            <text:p>-39.76</text:p>
          </table:table-cell>
          <table:table-cell office:value-type="float" office:value="-58.96" calcext:value-type="float">
            <text:p>-58.96</text:p>
          </table:table-cell>
          <table:table-cell office:value-type="float" office:value="-0.0767" calcext:value-type="float">
            <text:p>-0.0767</text:p>
          </table:table-cell>
          <table:table-cell office:value-type="float" office:value="-0.8193" calcext:value-type="float">
            <text:p>-0.8193</text:p>
          </table:table-cell>
          <table:table-cell office:value-type="float" office:value="0.5623" calcext:value-type="float">
            <text:p>0.5623</text:p>
          </table:table-cell>
          <table:table-cell office:value-type="float" office:value="0.0821" calcext:value-type="float">
            <text:p>0.0821</text:p>
          </table:table-cell>
          <table:table-cell office:value-type="float" office:value="25.51" calcext:value-type="float">
            <text:p>25.51</text:p>
          </table:table-cell>
          <table:table-cell office:value-type="float" office:value="181.96" calcext:value-type="float">
            <text:p>181.96</text:p>
          </table:table-cell>
          <table:table-cell office:value-type="float" office:value="291.3" calcext:value-type="float">
            <text:p>291.3</text:p>
          </table:table-cell>
          <table:table-cell office:value-type="float" office:value="216.63" calcext:value-type="float">
            <text:p>216.63</text:p>
          </table:table-cell>
        </table:table-row>
        <table:table-row table:style-name="ro1">
          <table:table-cell office:value-type="float" office:value="33726" calcext:value-type="float">
            <text:p>33726</text:p>
          </table:table-cell>
          <table:table-cell office:value-type="float" office:value="-0.13" calcext:value-type="float">
            <text:p>-0.13</text:p>
          </table:table-cell>
          <table:table-cell office:value-type="float" office:value="0.35" calcext:value-type="float">
            <text:p>0.35</text:p>
          </table:table-cell>
          <table:table-cell office:value-type="float" office:value="-0.93" calcext:value-type="float">
            <text:p>-0.93</text:p>
          </table:table-cell>
          <table:table-cell table:number-columns-repeated="2" office:value-type="float" office:value="-25.37" calcext:value-type="float">
            <text:p>-25.37</text:p>
          </table:table-cell>
          <table:table-cell office:value-type="float" office:value="34.88" calcext:value-type="float">
            <text:p>34.88</text:p>
          </table:table-cell>
          <table:table-cell office:value-type="float" office:value="-28.36" calcext:value-type="float">
            <text:p>-28.36</text:p>
          </table:table-cell>
          <table:table-cell office:value-type="float" office:value="-37.06" calcext:value-type="float">
            <text:p>-37.06</text:p>
          </table:table-cell>
          <table:table-cell office:value-type="float" office:value="-58.06" calcext:value-type="float">
            <text:p>-58.06</text:p>
          </table:table-cell>
          <table:table-cell office:value-type="float" office:value="-0.0829" calcext:value-type="float">
            <text:p>-0.0829</text:p>
          </table:table-cell>
          <table:table-cell office:value-type="float" office:value="-0.8153" calcext:value-type="float">
            <text:p>-0.815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0915" calcext:value-type="float">
            <text:p>0.0915</text:p>
          </table:table-cell>
          <table:table-cell office:value-type="float" office:value="28.12" calcext:value-type="float">
            <text:p>28.12</text:p>
          </table:table-cell>
          <table:table-cell office:value-type="float" office:value="181.87" calcext:value-type="float">
            <text:p>181.87</text:p>
          </table:table-cell>
          <table:table-cell office:value-type="float" office:value="290.71" calcext:value-type="float">
            <text:p>290.71</text:p>
          </table:table-cell>
          <table:table-cell office:value-type="float" office:value="217.42" calcext:value-type="float">
            <text:p>217.42</text:p>
          </table:table-cell>
        </table:table-row>
        <table:table-row table:style-name="ro1">
          <table:table-cell office:value-type="float" office:value="33776" calcext:value-type="float">
            <text:p>33776</text:p>
          </table:table-cell>
          <table:table-cell office:value-type="float" office:value="-0.07" calcext:value-type="float">
            <text:p>-0.07</text:p>
          </table:table-cell>
          <table:table-cell office:value-type="float" office:value="0.18" calcext:value-type="float">
            <text:p>0.18</text:p>
          </table:table-cell>
          <table:table-cell office:value-type="float" office:value="-1.04" calcext:value-type="float">
            <text:p>-1.04</text:p>
          </table:table-cell>
          <table:table-cell office:value-type="float" office:value="-20.91" calcext:value-type="float">
            <text:p>-20.91</text:p>
          </table:table-cell>
          <table:table-cell office:value-type="float" office:value="-1.52" calcext:value-type="float">
            <text:p>-1.52</text:p>
          </table:table-cell>
          <table:table-cell office:value-type="float" office:value="1.34" calcext:value-type="float">
            <text:p>1.34</text:p>
          </table:table-cell>
          <table:table-cell office:value-type="float" office:value="-29.11" calcext:value-type="float">
            <text:p>-29.11</text:p>
          </table:table-cell>
          <table:table-cell office:value-type="float" office:value="-39.31" calcext:value-type="float">
            <text:p>-39.31</text:p>
          </table:table-cell>
          <table:table-cell office:value-type="float" office:value="-58.81" calcext:value-type="float">
            <text:p>-58.81</text:p>
          </table:table-cell>
          <table:table-cell office:value-type="float" office:value="-0.0811" calcext:value-type="float">
            <text:p>-0.0811</text:p>
          </table:table-cell>
          <table:table-cell office:value-type="float" office:value="-0.8099" calcext:value-type="float">
            <text:p>-0.8099</text:p>
          </table:table-cell>
          <table:table-cell office:value-type="float" office:value="0.572" calcext:value-type="float">
            <text:p>0.572</text:p>
          </table:table-cell>
          <table:table-cell office:value-type="float" office:value="0.1019" calcext:value-type="float">
            <text:p>0.1019</text:p>
          </table:table-cell>
          <table:table-cell office:value-type="float" office:value="29.88" calcext:value-type="float">
            <text:p>29.88</text:p>
          </table:table-cell>
          <table:table-cell office:value-type="float" office:value="180.87" calcext:value-type="float">
            <text:p>180.87</text:p>
          </table:table-cell>
          <table:table-cell office:value-type="float" office:value="289.65" calcext:value-type="float">
            <text:p>289.65</text:p>
          </table:table-cell>
          <table:table-cell office:value-type="float" office:value="216.52" calcext:value-type="float">
            <text:p>216.52</text:p>
          </table:table-cell>
        </table:table-row>
        <table:table-row table:style-name="ro1">
          <table:table-cell office:value-type="float" office:value="33826" calcext:value-type="float">
            <text:p>33826</text:p>
          </table:table-cell>
          <table:table-cell office:value-type="float" office:value="-0.09" calcext:value-type="float">
            <text:p>-0.09</text:p>
          </table:table-cell>
          <table:table-cell office:value-type="float" office:value="0.29" calcext:value-type="float">
            <text:p>0.29</text:p>
          </table:table-cell>
          <table:table-cell office:value-type="float" office:value="-0.91" calcext:value-type="float">
            <text:p>-0.91</text:p>
          </table:table-cell>
          <table:table-cell office:value-type="float" office:value="-36.95" calcext:value-type="float">
            <text:p>-36.95</text:p>
          </table:table-cell>
          <table:table-cell office:value-type="float" office:value="-19.76" calcext:value-type="float">
            <text:p>-19.76</text:p>
          </table:table-cell>
          <table:table-cell office:value-type="float" office:value="-1.04" calcext:value-type="float">
            <text:p>-1.04</text:p>
          </table:table-cell>
          <table:table-cell office:value-type="float" office:value="-29.56" calcext:value-type="float">
            <text:p>-29.56</text:p>
          </table:table-cell>
          <table:table-cell office:value-type="float" office:value="-37.96" calcext:value-type="float">
            <text:p>-37.96</text:p>
          </table:table-cell>
          <table:table-cell office:value-type="float" office:value="-57.61" calcext:value-type="float">
            <text:p>-57.61</text:p>
          </table:table-cell>
          <table:table-cell office:value-type="float" office:value="-0.0875" calcext:value-type="float">
            <text:p>-0.0875</text:p>
          </table:table-cell>
          <table:table-cell office:value-type="float" office:value="-0.8073" calcext:value-type="float">
            <text:p>-0.8073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1137" calcext:value-type="float">
            <text:p>0.1137</text:p>
          </table:table-cell>
          <table:table-cell office:value-type="float" office:value="32.97" calcext:value-type="float">
            <text:p>32.97</text:p>
          </table:table-cell>
          <table:table-cell office:value-type="float" office:value="180.66" calcext:value-type="float">
            <text:p>180.66</text:p>
          </table:table-cell>
          <table:table-cell office:value-type="float" office:value="289.42" calcext:value-type="float">
            <text:p>289.42</text:p>
          </table:table-cell>
          <table:table-cell office:value-type="float" office:value="217.91" calcext:value-type="float">
            <text:p>217.91</text:p>
          </table:table-cell>
        </table:table-row>
        <table:table-row table:style-name="ro1">
          <table:table-cell office:value-type="float" office:value="33876" calcext:value-type="float">
            <text:p>33876</text:p>
          </table:table-cell>
          <table:table-cell office:value-type="float" office:value="-0.07" calcext:value-type="float">
            <text:p>-0.07</text:p>
          </table:table-cell>
          <table:table-cell office:value-type="float" office:value="0.22" calcext:value-type="float">
            <text:p>0.22</text:p>
          </table:table-cell>
          <table:table-cell office:value-type="float" office:value="-0.96" calcext:value-type="float">
            <text:p>-0.96</text:p>
          </table:table-cell>
          <table:table-cell office:value-type="float" office:value="-28.48" calcext:value-type="float">
            <text:p>-28.48</text:p>
          </table:table-cell>
          <table:table-cell office:value-type="float" office:value="-16.59" calcext:value-type="float">
            <text:p>-16.59</text:p>
          </table:table-cell>
          <table:table-cell office:value-type="float" office:value="20.24" calcext:value-type="float">
            <text:p>20.24</text:p>
          </table:table-cell>
          <table:table-cell office:value-type="float" office:value="-31.36" calcext:value-type="float">
            <text:p>-31.36</text:p>
          </table:table-cell>
          <table:table-cell office:value-type="float" office:value="-39.01" calcext:value-type="float">
            <text:p>-39.01</text:p>
          </table:table-cell>
          <table:table-cell office:value-type="float" office:value="-60.02" calcext:value-type="float">
            <text:p>-60.02</text:p>
          </table:table-cell>
          <table:table-cell office:value-type="float" office:value="-0.0922" calcext:value-type="float">
            <text:p>-0.0922</text:p>
          </table:table-cell>
          <table:table-cell office:value-type="float" office:value="-0.8017" calcext:value-type="float">
            <text:p>-0.8017</text:p>
          </table:table-cell>
          <table:table-cell office:value-type="float" office:value="0.5768" calcext:value-type="float">
            <text:p>0.5768</text:p>
          </table:table-cell>
          <table:table-cell office:value-type="float" office:value="0.1269" calcext:value-type="float">
            <text:p>0.1269</text:p>
          </table:table-cell>
          <table:table-cell office:value-type="float" office:value="36.11" calcext:value-type="float">
            <text:p>36.11</text:p>
          </table:table-cell>
          <table:table-cell office:value-type="float" office:value="180.09" calcext:value-type="float">
            <text:p>180.09</text:p>
          </table:table-cell>
          <table:table-cell office:value-type="float" office:value="288.54" calcext:value-type="float">
            <text:p>288.54</text:p>
          </table:table-cell>
          <table:table-cell office:value-type="float" office:value="218.79" calcext:value-type="float">
            <text:p>218.79</text:p>
          </table:table-cell>
        </table:table-row>
        <table:table-row table:style-name="ro1">
          <table:table-cell office:value-type="float" office:value="33925" calcext:value-type="float">
            <text:p>33925</text:p>
          </table:table-cell>
          <table:table-cell office:value-type="float" office:value="-0.17" calcext:value-type="float">
            <text:p>-0.17</text:p>
          </table:table-cell>
          <table:table-cell office:value-type="float" office:value="0.1" calcext:value-type="float">
            <text:p>0.1</text:p>
          </table:table-cell>
          <table:table-cell office:value-type="float" office:value="-1.08" calcext:value-type="float">
            <text:p>-1.08</text:p>
          </table:table-cell>
          <table:table-cell office:value-type="float" office:value="19.15" calcext:value-type="float">
            <text:p>19.15</text:p>
          </table:table-cell>
          <table:table-cell office:value-type="float" office:value="-2.56" calcext:value-type="float">
            <text:p>-2.56</text:p>
          </table:table-cell>
          <table:table-cell office:value-type="float" office:value="-2.74" calcext:value-type="float">
            <text:p>-2.74</text:p>
          </table:table-cell>
          <table:table-cell office:value-type="float" office:value="-30.46" calcext:value-type="float">
            <text:p>-30.46</text:p>
          </table:table-cell>
          <table:table-cell office:value-type="float" office:value="-37.06" calcext:value-type="float">
            <text:p>-37.06</text:p>
          </table:table-cell>
          <table:table-cell office:value-type="float" office:value="-59.11" calcext:value-type="float">
            <text:p>-59.11</text:p>
          </table:table-cell>
          <table:table-cell office:value-type="float" office:value="-0.0927" calcext:value-type="float">
            <text:p>-0.0927</text:p>
          </table:table-cell>
          <table:table-cell office:value-type="float" office:value="-0.7972" calcext:value-type="float">
            <text:p>-0.7972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1318" calcext:value-type="float">
            <text:p>0.1318</text:p>
          </table:table-cell>
          <table:table-cell office:value-type="float" office:value="37.08" calcext:value-type="float">
            <text:p>37.08</text:p>
          </table:table-cell>
          <table:table-cell office:value-type="float" office:value="179.66" calcext:value-type="float">
            <text:p>179.66</text:p>
          </table:table-cell>
          <table:table-cell office:value-type="float" office:value="287.69" calcext:value-type="float">
            <text:p>287.69</text:p>
          </table:table-cell>
          <table:table-cell office:value-type="float" office:value="219.42" calcext:value-type="float">
            <text:p>219.42</text:p>
          </table:table-cell>
        </table:table-row>
        <table:table-row table:style-name="ro1">
          <table:table-cell office:value-type="float" office:value="33976" calcext:value-type="float">
            <text:p>33976</text:p>
          </table:table-cell>
          <table:table-cell office:value-type="float" office:value="-0.04" calcext:value-type="float">
            <text:p>-0.04</text:p>
          </table:table-cell>
          <table:table-cell office:value-type="float" office:value="0.4" calcext:value-type="float">
            <text:p>0.4</text:p>
          </table:table-cell>
          <table:table-cell office:value-type="float" office:value="-0.91" calcext:value-type="float">
            <text:p>-0.91</text:p>
          </table:table-cell>
          <table:table-cell office:value-type="float" office:value="25.85" calcext:value-type="float">
            <text:p>25.85</text:p>
          </table:table-cell>
          <table:table-cell office:value-type="float" office:value="-10.24" calcext:value-type="float">
            <text:p>-10.24</text:p>
          </table:table-cell>
          <table:table-cell office:value-type="float" office:value="12.38" calcext:value-type="float">
            <text:p>12.38</text:p>
          </table:table-cell>
          <table:table-cell office:value-type="float" office:value="-30.01" calcext:value-type="float">
            <text:p>-30.01</text:p>
          </table:table-cell>
          <table:table-cell office:value-type="float" office:value="-37.21" calcext:value-type="float">
            <text:p>-37.21</text:p>
          </table:table-cell>
          <table:table-cell office:value-type="float" office:value="-59.71" calcext:value-type="float">
            <text:p>-59.71</text:p>
          </table:table-cell>
          <table:table-cell office:value-type="float" office:value="-0.0859" calcext:value-type="float">
            <text:p>-0.0859</text:p>
          </table:table-cell>
          <table:table-cell office:value-type="float" office:value="-0.7943" calcext:value-type="float">
            <text:p>-0.7943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1295" calcext:value-type="float">
            <text:p>0.1295</text:p>
          </table:table-cell>
          <table:table-cell office:value-type="float" office:value="35.71" calcext:value-type="float">
            <text:p>35.71</text:p>
          </table:table-cell>
          <table:table-cell office:value-type="float" office:value="179.07" calcext:value-type="float">
            <text:p>179.07</text:p>
          </table:table-cell>
          <table:table-cell office:value-type="float" office:value="286.89" calcext:value-type="float">
            <text:p>286.89</text:p>
          </table:table-cell>
          <table:table-cell office:value-type="float" office:value="218.88" calcext:value-type="float">
            <text:p>218.88</text:p>
          </table:table-cell>
        </table:table-row>
        <table:table-row table:style-name="ro1">
          <table:table-cell office:value-type="float" office:value="34026" calcext:value-type="float">
            <text:p>34026</text:p>
          </table:table-cell>
          <table:table-cell office:value-type="float" office:value="-0.15" calcext:value-type="float">
            <text:p>-0.15</text:p>
          </table:table-cell>
          <table:table-cell office:value-type="float" office:value="0.27" calcext:value-type="float">
            <text:p>0.27</text:p>
          </table:table-cell>
          <table:table-cell office:value-type="float" office:value="-0.91" calcext:value-type="float">
            <text:p>-0.91</text:p>
          </table:table-cell>
          <table:table-cell office:value-type="float" office:value="-25.43" calcext:value-type="float">
            <text:p>-25.43</text:p>
          </table:table-cell>
          <table:table-cell office:value-type="float" office:value="7.32" calcext:value-type="float">
            <text:p>7.32</text:p>
          </table:table-cell>
          <table:table-cell office:value-type="float" office:value="40.91" calcext:value-type="float">
            <text:p>40.91</text:p>
          </table:table-cell>
          <table:table-cell office:value-type="float" office:value="-27.61" calcext:value-type="float">
            <text:p>-27.61</text:p>
          </table:table-cell>
          <table:table-cell office:value-type="float" office:value="-38.56" calcext:value-type="float">
            <text:p>-38.56</text:p>
          </table:table-cell>
          <table:table-cell office:value-type="float" office:value="-59.86" calcext:value-type="float">
            <text:p>-59.86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-0.7876" calcext:value-type="float">
            <text:p>-0.7876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1265" calcext:value-type="float">
            <text:p>0.1265</text:p>
          </table:table-cell>
          <table:table-cell office:value-type="float" office:value="35.21" calcext:value-type="float">
            <text:p>35.21</text:p>
          </table:table-cell>
          <table:table-cell office:value-type="float" office:value="179.1" calcext:value-type="float">
            <text:p>179.1</text:p>
          </table:table-cell>
          <table:table-cell office:value-type="float" office:value="285.56" calcext:value-type="float">
            <text:p>285.56</text:p>
          </table:table-cell>
          <table:table-cell office:value-type="float" office:value="215.6" calcext:value-type="float">
            <text:p>215.6</text:p>
          </table:table-cell>
        </table:table-row>
        <table:table-row table:style-name="ro1">
          <table:table-cell office:value-type="float" office:value="34076" calcext:value-type="float">
            <text:p>34076</text:p>
          </table:table-cell>
          <table:table-cell office:value-type="float" office:value="-0.02" calcext:value-type="float">
            <text:p>-0.02</text:p>
          </table:table-cell>
          <table:table-cell office:value-type="float" office:value="0.32" calcext:value-type="float">
            <text:p>0.32</text:p>
          </table:table-cell>
          <table:table-cell office:value-type="float" office:value="-0.95" calcext:value-type="float">
            <text:p>-0.95</text:p>
          </table:table-cell>
          <table:table-cell office:value-type="float" office:value="43.23" calcext:value-type="float">
            <text:p>43.23</text:p>
          </table:table-cell>
          <table:table-cell office:value-type="float" office:value="-4.94" calcext:value-type="float">
            <text:p>-4.94</text:p>
          </table:table-cell>
          <table:table-cell office:value-type="float" office:value="27.13" calcext:value-type="float">
            <text:p>27.13</text:p>
          </table:table-cell>
          <table:table-cell office:value-type="float" office:value="-27.46" calcext:value-type="float">
            <text:p>-27.46</text:p>
          </table:table-cell>
          <table:table-cell office:value-type="float" office:value="-37.96" calcext:value-type="float">
            <text:p>-37.96</text:p>
          </table:table-cell>
          <table:table-cell office:value-type="float" office:value="-60.02" calcext:value-type="float">
            <text:p>-60.02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-0.7796" calcext:value-type="float">
            <text:p>-0.7796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1195" calcext:value-type="float">
            <text:p>0.1195</text:p>
          </table:table-cell>
          <table:table-cell office:value-type="float" office:value="32.84" calcext:value-type="float">
            <text:p>32.84</text:p>
          </table:table-cell>
          <table:table-cell office:value-type="float" office:value="178.64" calcext:value-type="float">
            <text:p>178.64</text:p>
          </table:table-cell>
          <table:table-cell office:value-type="float" office:value="283.74" calcext:value-type="float">
            <text:p>283.74</text:p>
          </table:table-cell>
          <table:table-cell office:value-type="float" office:value="215.88" calcext:value-type="float">
            <text:p>215.88</text:p>
          </table:table-cell>
        </table:table-row>
        <table:table-row table:style-name="ro1">
          <table:table-cell office:value-type="float" office:value="34125" calcext:value-type="float">
            <text:p>34125</text:p>
          </table:table-cell>
          <table:table-cell office:value-type="float" office:value="-0.11" calcext:value-type="float">
            <text:p>-0.11</text:p>
          </table:table-cell>
          <table:table-cell office:value-type="float" office:value="0.26" calcext:value-type="float">
            <text:p>0.26</text:p>
          </table:table-cell>
          <table:table-cell office:value-type="float" office:value="-0.89" calcext:value-type="float">
            <text:p>-0.89</text:p>
          </table:table-cell>
          <table:table-cell office:value-type="float" office:value="-8.66" calcext:value-type="float">
            <text:p>-8.66</text:p>
          </table:table-cell>
          <table:table-cell office:value-type="float" office:value="-8.11" calcext:value-type="float">
            <text:p>-8.11</text:p>
          </table:table-cell>
          <table:table-cell office:value-type="float" office:value="13.66" calcext:value-type="float">
            <text:p>13.66</text:p>
          </table:table-cell>
          <table:table-cell office:value-type="float" office:value="-26.11" calcext:value-type="float">
            <text:p>-26.11</text:p>
          </table:table-cell>
          <table:table-cell office:value-type="float" office:value="-38.86" calcext:value-type="float">
            <text:p>-38.86</text:p>
          </table:table-cell>
          <table:table-cell office:value-type="float" office:value="-59.41" calcext:value-type="float">
            <text:p>-59.41</text:p>
          </table:table-cell>
          <table:table-cell office:value-type="float" office:value="-0.0764" calcext:value-type="float">
            <text:p>-0.0764</text:p>
          </table:table-cell>
          <table:table-cell office:value-type="float" office:value="-0.7741" calcext:value-type="float">
            <text:p>-0.7741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1172" calcext:value-type="float">
            <text:p>0.1172</text:p>
          </table:table-cell>
          <table:table-cell office:value-type="float" office:value="32.01" calcext:value-type="float">
            <text:p>32.01</text:p>
          </table:table-cell>
          <table:table-cell office:value-type="float" office:value="178.43" calcext:value-type="float">
            <text:p>178.43</text:p>
          </table:table-cell>
          <table:table-cell office:value-type="float" office:value="282.63" calcext:value-type="float">
            <text:p>282.63</text:p>
          </table:table-cell>
          <table:table-cell office:value-type="float" office:value="213.89" calcext:value-type="float">
            <text:p>213.89</text:p>
          </table:table-cell>
        </table:table-row>
        <table:table-row table:style-name="ro1">
          <table:table-cell office:value-type="float" office:value="34175" calcext:value-type="float">
            <text:p>34175</text:p>
          </table:table-cell>
          <table:table-cell office:value-type="float" office:value="-0.12" calcext:value-type="float">
            <text:p>-0.12</text:p>
          </table:table-cell>
          <table:table-cell office:value-type="float" office:value="0.14" calcext:value-type="float">
            <text:p>0.14</text:p>
          </table:table-cell>
          <table:table-cell office:value-type="float" office:value="-0.89" calcext:value-type="float">
            <text:p>-0.89</text:p>
          </table:table-cell>
          <table:table-cell office:value-type="float" office:value="8.11" calcext:value-type="float">
            <text:p>8.11</text:p>
          </table:table-cell>
          <table:table-cell office:value-type="float" office:value="-7.68" calcext:value-type="float">
            <text:p>-7.68</text:p>
          </table:table-cell>
          <table:table-cell office:value-type="float" office:value="-12.5" calcext:value-type="float">
            <text:p>-12.5</text:p>
          </table:table-cell>
          <table:table-cell office:value-type="float" office:value="-25.36" calcext:value-type="float">
            <text:p>-25.36</text:p>
          </table:table-cell>
          <table:table-cell office:value-type="float" office:value="-38.11" calcext:value-type="float">
            <text:p>-38.11</text:p>
          </table:table-cell>
          <table:table-cell office:value-type="float" office:value="-59.11" calcext:value-type="float">
            <text:p>-59.11</text:p>
          </table:table-cell>
          <table:table-cell office:value-type="float" office:value="-0.0733" calcext:value-type="float">
            <text:p>-0.0733</text:p>
          </table:table-cell>
          <table:table-cell office:value-type="float" office:value="-0.773" calcext:value-type="float">
            <text:p>-0.773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1231" calcext:value-type="float">
            <text:p>0.1231</text:p>
          </table:table-cell>
          <table:table-cell office:value-type="float" office:value="32.63" calcext:value-type="float">
            <text:p>32.63</text:p>
          </table:table-cell>
          <table:table-cell office:value-type="float" office:value="177.68" calcext:value-type="float">
            <text:p>177.68</text:p>
          </table:table-cell>
          <table:table-cell office:value-type="float" office:value="282.38" calcext:value-type="float">
            <text:p>282.38</text:p>
          </table:table-cell>
          <table:table-cell office:value-type="float" office:value="213.64" calcext:value-type="float">
            <text:p>213.64</text:p>
          </table:table-cell>
        </table:table-row>
        <table:table-row table:style-name="ro1">
          <table:table-cell office:value-type="float" office:value="34225" calcext:value-type="float">
            <text:p>34225</text:p>
          </table:table-cell>
          <table:table-cell office:value-type="float" office:value="-0.06" calcext:value-type="float">
            <text:p>-0.06</text:p>
          </table:table-cell>
          <table:table-cell office:value-type="float" office:value="0.25" calcext:value-type="float">
            <text:p>0.25</text:p>
          </table:table-cell>
          <table:table-cell office:value-type="float" office:value="-0.91" calcext:value-type="float">
            <text:p>-0.91</text:p>
          </table:table-cell>
          <table:table-cell office:value-type="float" office:value="-30.91" calcext:value-type="float">
            <text:p>-30.91</text:p>
          </table:table-cell>
          <table:table-cell office:value-type="float" office:value="-4.15" calcext:value-type="float">
            <text:p>-4.15</text:p>
          </table:table-cell>
          <table:table-cell office:value-type="float" office:value="-8.96" calcext:value-type="float">
            <text:p>-8.96</text:p>
          </table:table-cell>
          <table:table-cell office:value-type="float" office:value="-27.31" calcext:value-type="float">
            <text:p>-27.31</text:p>
          </table:table-cell>
          <table:table-cell office:value-type="float" office:value="-37.51" calcext:value-type="float">
            <text:p>-37.51</text:p>
          </table:table-cell>
          <table:table-cell office:value-type="float" office:value="-60.47" calcext:value-type="float">
            <text:p>-60.47</text:p>
          </table:table-cell>
          <table:table-cell office:value-type="float" office:value="-0.0775" calcext:value-type="float">
            <text:p>-0.0775</text:p>
          </table:table-cell>
          <table:table-cell office:value-type="float" office:value="-0.7748" calcext:value-type="float">
            <text:p>-0.7748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1282" calcext:value-type="float">
            <text:p>0.1282</text:p>
          </table:table-cell>
          <table:table-cell office:value-type="float" office:value="34.18" calcext:value-type="float">
            <text:p>34.18</text:p>
          </table:table-cell>
          <table:table-cell office:value-type="float" office:value="177.77" calcext:value-type="float">
            <text:p>177.77</text:p>
          </table:table-cell>
          <table:table-cell office:value-type="float" office:value="282.86" calcext:value-type="float">
            <text:p>282.86</text:p>
          </table:table-cell>
          <table:table-cell office:value-type="float" office:value="216.05" calcext:value-type="float">
            <text:p>216.05</text:p>
          </table:table-cell>
        </table:table-row>
        <table:table-row table:style-name="ro1">
          <table:table-cell office:value-type="float" office:value="34276" calcext:value-type="float">
            <text:p>34276</text:p>
          </table:table-cell>
          <table:table-cell office:value-type="float" office:value="-0.18" calcext:value-type="float">
            <text:p>-0.18</text:p>
          </table:table-cell>
          <table:table-cell office:value-type="float" office:value="0.28" calcext:value-type="float">
            <text:p>0.28</text:p>
          </table:table-cell>
          <table:table-cell office:value-type="float" office:value="-0.77" calcext:value-type="float">
            <text:p>-0.77</text:p>
          </table:table-cell>
          <table:table-cell office:value-type="float" office:value="0.06" calcext:value-type="float">
            <text:p>0.06</text:p>
          </table:table-cell>
          <table:table-cell office:value-type="float" office:value="9.51" calcext:value-type="float">
            <text:p>9.51</text:p>
          </table:table-cell>
          <table:table-cell office:value-type="float" office:value="-4.7" calcext:value-type="float">
            <text:p>-4.7</text:p>
          </table:table-cell>
          <table:table-cell office:value-type="float" office:value="-28.51" calcext:value-type="float">
            <text:p>-28.51</text:p>
          </table:table-cell>
          <table:table-cell office:value-type="float" office:value="-37.66" calcext:value-type="float">
            <text:p>-37.66</text:p>
          </table:table-cell>
          <table:table-cell office:value-type="float" office:value="-60.02" calcext:value-type="float">
            <text:p>-60.02</text:p>
          </table:table-cell>
          <table:table-cell office:value-type="float" office:value="-0.0812" calcext:value-type="float">
            <text:p>-0.0812</text:p>
          </table:table-cell>
          <table:table-cell office:value-type="float" office:value="-0.7745" calcext:value-type="float">
            <text:p>-0.7745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1323" calcext:value-type="float">
            <text:p>0.1323</text:p>
          </table:table-cell>
          <table:table-cell office:value-type="float" office:value="35.47" calcext:value-type="float">
            <text:p>35.47</text:p>
          </table:table-cell>
          <table:table-cell office:value-type="float" office:value="177.81" calcext:value-type="float">
            <text:p>177.81</text:p>
          </table:table-cell>
          <table:table-cell office:value-type="float" office:value="282.91" calcext:value-type="float">
            <text:p>282.91</text:p>
          </table:table-cell>
          <table:table-cell office:value-type="float" office:value="217.12" calcext:value-type="float">
            <text:p>217.12</text:p>
          </table:table-cell>
        </table:table-row>
        <table:table-row table:style-name="ro1">
          <table:table-cell office:value-type="float" office:value="34326" calcext:value-type="float">
            <text:p>34326</text:p>
          </table:table-cell>
          <table:table-cell office:value-type="float" office:value="-0.17" calcext:value-type="float">
            <text:p>-0.17</text:p>
          </table:table-cell>
          <table:table-cell office:value-type="float" office:value="0.33" calcext:value-type="float">
            <text:p>0.33</text:p>
          </table:table-cell>
          <table:table-cell office:value-type="float" office:value="-1.03" calcext:value-type="float">
            <text:p>-1.03</text:p>
          </table:table-cell>
          <table:table-cell office:value-type="float" office:value="39.51" calcext:value-type="float">
            <text:p>39.51</text:p>
          </table:table-cell>
          <table:table-cell office:value-type="float" office:value="7.38" calcext:value-type="float">
            <text:p>7.38</text:p>
          </table:table-cell>
          <table:table-cell office:value-type="float" office:value="-36.1" calcext:value-type="float">
            <text:p>-36.1</text:p>
          </table:table-cell>
          <table:table-cell office:value-type="float" office:value="-28.21" calcext:value-type="float">
            <text:p>-28.21</text:p>
          </table:table-cell>
          <table:table-cell office:value-type="float" office:value="-36.91" calcext:value-type="float">
            <text:p>-36.91</text:p>
          </table:table-cell>
          <table:table-cell office:value-type="float" office:value="-60.32" calcext:value-type="float">
            <text:p>-60.32</text:p>
          </table:table-cell>
          <table:table-cell office:value-type="float" office:value="-0.0778" calcext:value-type="float">
            <text:p>-0.0778</text:p>
          </table:table-cell>
          <table:table-cell office:value-type="float" office:value="-0.7799" calcext:value-type="float">
            <text:p>-0.7799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1251" calcext:value-type="float">
            <text:p>0.1251</text:p>
          </table:table-cell>
          <table:table-cell office:value-type="float" office:value="33.68" calcext:value-type="float">
            <text:p>33.68</text:p>
          </table:table-cell>
          <table:table-cell office:value-type="float" office:value="178.15" calcext:value-type="float">
            <text:p>178.15</text:p>
          </table:table-cell>
          <table:table-cell office:value-type="float" office:value="283.81" calcext:value-type="float">
            <text:p>283.81</text:p>
          </table:table-cell>
          <table:table-cell office:value-type="float" office:value="217.39" calcext:value-type="float">
            <text:p>217.39</text:p>
          </table:table-cell>
        </table:table-row>
        <table:table-row table:style-name="ro1">
          <table:table-cell office:value-type="float" office:value="34376" calcext:value-type="float">
            <text:p>34376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91" calcext:value-type="float">
            <text:p>-0.91</text:p>
          </table:table-cell>
          <table:table-cell office:value-type="float" office:value="-23.66" calcext:value-type="float">
            <text:p>-23.66</text:p>
          </table:table-cell>
          <table:table-cell office:value-type="float" office:value="4.02" calcext:value-type="float">
            <text:p>4.02</text:p>
          </table:table-cell>
          <table:table-cell office:value-type="float" office:value="9.94" calcext:value-type="float">
            <text:p>9.94</text:p>
          </table:table-cell>
          <table:table-cell office:value-type="float" office:value="-29.11" calcext:value-type="float">
            <text:p>-29.11</text:p>
          </table:table-cell>
          <table:table-cell office:value-type="float" office:value="-38.11" calcext:value-type="float">
            <text:p>-38.11</text:p>
          </table:table-cell>
          <table:table-cell office:value-type="float" office:value="-59.41" calcext:value-type="float">
            <text:p>-59.41</text:p>
          </table:table-cell>
          <table:table-cell office:value-type="float" office:value="-0.0782" calcext:value-type="float">
            <text:p>-0.0782</text:p>
          </table:table-cell>
          <table:table-cell office:value-type="float" office:value="-0.7823" calcext:value-type="float">
            <text:p>-0.7823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123" calcext:value-type="float">
            <text:p>0.123</text:p>
          </table:table-cell>
          <table:table-cell office:value-type="float" office:value="33.39" calcext:value-type="float">
            <text:p>33.39</text:p>
          </table:table-cell>
          <table:table-cell office:value-type="float" office:value="178.41" calcext:value-type="float">
            <text:p>178.41</text:p>
          </table:table-cell>
          <table:table-cell office:value-type="float" office:value="284.28" calcext:value-type="float">
            <text:p>284.28</text:p>
          </table:table-cell>
          <table:table-cell office:value-type="float" office:value="217.37" calcext:value-type="float">
            <text:p>217.37</text:p>
          </table:table-cell>
        </table:table-row>
        <table:table-row table:style-name="ro1">
          <table:table-cell office:value-type="float" office:value="34425" calcext:value-type="float">
            <text:p>34425</text:p>
          </table:table-cell>
          <table:table-cell office:value-type="float" office:value="-0.13" calcext:value-type="float">
            <text:p>-0.13</text:p>
          </table:table-cell>
          <table:table-cell office:value-type="float" office:value="0.2" calcext:value-type="float">
            <text:p>0.2</text:p>
          </table:table-cell>
          <table:table-cell office:value-type="float" office:value="-0.95" calcext:value-type="float">
            <text:p>-0.95</text:p>
          </table:table-cell>
          <table:table-cell office:value-type="float" office:value="10.85" calcext:value-type="float">
            <text:p>10.85</text:p>
          </table:table-cell>
          <table:table-cell office:value-type="float" office:value="-1.34" calcext:value-type="float">
            <text:p>-1.34</text:p>
          </table:table-cell>
          <table:table-cell office:value-type="float" office:value="5.24" calcext:value-type="float">
            <text:p>5.24</text:p>
          </table:table-cell>
          <table:table-cell office:value-type="float" office:value="-27.76" calcext:value-type="float">
            <text:p>-27.76</text:p>
          </table:table-cell>
          <table:table-cell office:value-type="float" office:value="-36.16" calcext:value-type="float">
            <text:p>-36.16</text:p>
          </table:table-cell>
          <table:table-cell office:value-type="float" office:value="-60.02" calcext:value-type="float">
            <text:p>-60.02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-0.7819" calcext:value-type="float">
            <text:p>-0.7819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1187" calcext:value-type="float">
            <text:p>0.1187</text:p>
          </table:table-cell>
          <table:table-cell office:value-type="float" office:value="32.38" calcext:value-type="float">
            <text:p>32.38</text:p>
          </table:table-cell>
          <table:table-cell office:value-type="float" office:value="178.56" calcext:value-type="float">
            <text:p>178.56</text:p>
          </table:table-cell>
          <table:table-cell office:value-type="float" office:value="284.14" calcext:value-type="float">
            <text:p>284.14</text:p>
          </table:table-cell>
          <table:table-cell office:value-type="float" office:value="217.51" calcext:value-type="float">
            <text:p>217.51</text:p>
          </table:table-cell>
        </table:table-row>
        <table:table-row table:style-name="ro1">
          <table:table-cell office:value-type="float" office:value="34475" calcext:value-type="float">
            <text:p>34475</text:p>
          </table:table-cell>
          <table:table-cell office:value-type="float" office:value="-0.12" calcext:value-type="float">
            <text:p>-0.12</text:p>
          </table:table-cell>
          <table:table-cell office:value-type="float" office:value="0.17" calcext:value-type="float">
            <text:p>0.17</text:p>
          </table:table-cell>
          <table:table-cell office:value-type="float" office:value="-0.89" calcext:value-type="float">
            <text:p>-0.89</text:p>
          </table:table-cell>
          <table:table-cell office:value-type="float" office:value="23.72" calcext:value-type="float">
            <text:p>23.72</text:p>
          </table:table-cell>
          <table:table-cell office:value-type="float" office:value="-7.07" calcext:value-type="float">
            <text:p>-7.07</text:p>
          </table:table-cell>
          <table:table-cell office:value-type="float" office:value="-8.29" calcext:value-type="float">
            <text:p>-8.29</text:p>
          </table:table-cell>
          <table:table-cell office:value-type="float" office:value="-27.91" calcext:value-type="float">
            <text:p>-27.91</text:p>
          </table:table-cell>
          <table:table-cell office:value-type="float" office:value="-37.51" calcext:value-type="float">
            <text:p>-37.51</text:p>
          </table:table-cell>
          <table:table-cell office:value-type="float" office:value="-58.36" calcext:value-type="float">
            <text:p>-58.36</text:p>
          </table:table-cell>
          <table:table-cell office:value-type="float" office:value="-0.0676" calcext:value-type="float">
            <text:p>-0.0676</text:p>
          </table:table-cell>
          <table:table-cell office:value-type="float" office:value="-0.7848" calcext:value-type="float">
            <text:p>-0.7848</text:p>
          </table:table-cell>
          <table:table-cell office:value-type="float" office:value="0.6054" calcext:value-type="float">
            <text:p>0.6054</text:p>
          </table:table-cell>
          <table:table-cell office:value-type="float" office:value="0.1141" calcext:value-type="float">
            <text:p>0.1141</text:p>
          </table:table-cell>
          <table:table-cell office:value-type="float" office:value="30.24" calcext:value-type="float">
            <text:p>30.24</text:p>
          </table:table-cell>
          <table:table-cell office:value-type="float" office:value="178.1" calcext:value-type="float">
            <text:p>178.1</text:p>
          </table:table-cell>
          <table:table-cell office:value-type="float" office:value="284.45" calcext:value-type="float">
            <text:p>284.45</text:p>
          </table:table-cell>
          <table:table-cell office:value-type="float" office:value="216.65" calcext:value-type="float">
            <text:p>216.65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-0.09" calcext:value-type="float">
            <text:p>-0.09</text:p>
          </table:table-cell>
          <table:table-cell office:value-type="float" office:value="0.2" calcext:value-type="float">
            <text:p>0.2</text:p>
          </table:table-cell>
          <table:table-cell office:value-type="float" office:value="-0.96" calcext:value-type="float">
            <text:p>-0.96</text:p>
          </table:table-cell>
          <table:table-cell office:value-type="float" office:value="-7.13" calcext:value-type="float">
            <text:p>-7.13</text:p>
          </table:table-cell>
          <table:table-cell office:value-type="float" office:value="-10.18" calcext:value-type="float">
            <text:p>-10.18</text:p>
          </table:table-cell>
          <table:table-cell office:value-type="float" office:value="3.35" calcext:value-type="float">
            <text:p>3.35</text:p>
          </table:table-cell>
          <table:table-cell office:value-type="float" office:value="-28.36" calcext:value-type="float">
            <text:p>-28.36</text:p>
          </table:table-cell>
          <table:table-cell office:value-type="float" office:value="-38.11" calcext:value-type="float">
            <text:p>-38.11</text:p>
          </table:table-cell>
          <table:table-cell office:value-type="float" office:value="-61.52" calcext:value-type="float">
            <text:p>-61.52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-0.786" calcext:value-type="float">
            <text:p>-0.78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1188" calcext:value-type="float">
            <text:p>0.1188</text:p>
          </table:table-cell>
          <table:table-cell office:value-type="float" office:value="30.94" calcext:value-type="float">
            <text:p>30.94</text:p>
          </table:table-cell>
          <table:table-cell office:value-type="float" office:value="177.68" calcext:value-type="float">
            <text:p>177.68</text:p>
          </table:table-cell>
          <table:table-cell office:value-type="float" office:value="284.69" calcext:value-type="float">
            <text:p>284.69</text:p>
          </table:table-cell>
          <table:table-cell office:value-type="float" office:value="216.65" calcext:value-type="float">
            <text:p>216.65</text:p>
          </table:table-cell>
        </table:table-row>
        <table:table-row table:style-name="ro1">
          <table:table-cell office:value-type="float" office:value="34576" calcext:value-type="float">
            <text:p>34576</text:p>
          </table:table-cell>
          <table:table-cell office:value-type="float" office:value="-0.1" calcext:value-type="float">
            <text:p>-0.1</text:p>
          </table:table-cell>
          <table:table-cell office:value-type="float" office:value="0.21" calcext:value-type="float">
            <text:p>0.21</text:p>
          </table:table-cell>
          <table:table-cell office:value-type="float" office:value="-0.91" calcext:value-type="float">
            <text:p>-0.91</text:p>
          </table:table-cell>
          <table:table-cell office:value-type="float" office:value="12.99" calcext:value-type="float">
            <text:p>12.99</text:p>
          </table:table-cell>
          <table:table-cell office:value-type="float" office:value="-10.91" calcext:value-type="float">
            <text:p>-10.91</text:p>
          </table:table-cell>
          <table:table-cell office:value-type="float" office:value="-5.06" calcext:value-type="float">
            <text:p>-5.06</text:p>
          </table:table-cell>
          <table:table-cell office:value-type="float" office:value="-28.36" calcext:value-type="float">
            <text:p>-28.36</text:p>
          </table:table-cell>
          <table:table-cell office:value-type="float" office:value="-38.56" calcext:value-type="float">
            <text:p>-38.56</text:p>
          </table:table-cell>
          <table:table-cell office:value-type="float" office:value="-60.47" calcext:value-type="float">
            <text:p>-60.47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-0.7861" calcext:value-type="float">
            <text:p>-0.7861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1186" calcext:value-type="float">
            <text:p>0.1186</text:p>
          </table:table-cell>
          <table:table-cell office:value-type="float" office:value="29.87" calcext:value-type="float">
            <text:p>29.87</text:p>
          </table:table-cell>
          <table:table-cell office:value-type="float" office:value="177.02" calcext:value-type="float">
            <text:p>177.02</text:p>
          </table:table-cell>
          <table:table-cell office:value-type="float" office:value="284.55" calcext:value-type="float">
            <text:p>284.55</text:p>
          </table:table-cell>
          <table:table-cell office:value-type="float" office:value="216.33" calcext:value-type="float">
            <text:p>216.33</text:p>
          </table:table-cell>
        </table:table-row>
        <table:table-row table:style-name="ro1">
          <table:table-cell office:value-type="float" office:value="34625" calcext:value-type="float">
            <text:p>34625</text:p>
          </table:table-cell>
          <table:table-cell office:value-type="float" office:value="-0.15" calcext:value-type="float">
            <text:p>-0.15</text:p>
          </table:table-cell>
          <table:table-cell office:value-type="float" office:value="0.16" calcext:value-type="float">
            <text:p>0.16</text:p>
          </table:table-cell>
          <table:table-cell office:value-type="float" office:value="-0.92" calcext:value-type="float">
            <text:p>-0.92</text:p>
          </table:table-cell>
          <table:table-cell office:value-type="float" office:value="-17.38" calcext:value-type="float">
            <text:p>-17.38</text:p>
          </table:table-cell>
          <table:table-cell office:value-type="float" office:value="-5.67" calcext:value-type="float">
            <text:p>-5.67</text:p>
          </table:table-cell>
          <table:table-cell office:value-type="float" office:value="-5.79" calcext:value-type="float">
            <text:p>-5.79</text:p>
          </table:table-cell>
          <table:table-cell office:value-type="float" office:value="-27.01" calcext:value-type="float">
            <text:p>-27.01</text:p>
          </table:table-cell>
          <table:table-cell office:value-type="float" office:value="-37.96" calcext:value-type="float">
            <text:p>-37.96</text:p>
          </table:table-cell>
          <table:table-cell office:value-type="float" office:value="-61.37" calcext:value-type="float">
            <text:p>-61.37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-0.7872" calcext:value-type="float">
            <text:p>-0.7872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1267" calcext:value-type="float">
            <text:p>0.1267</text:p>
          </table:table-cell>
          <table:table-cell office:value-type="float" office:value="31.77" calcext:value-type="float">
            <text:p>31.77</text:p>
          </table:table-cell>
          <table:table-cell office:value-type="float" office:value="176.73" calcext:value-type="float">
            <text:p>176.73</text:p>
          </table:table-cell>
          <table:table-cell office:value-type="float" office:value="284.87" calcext:value-type="float">
            <text:p>284.87</text:p>
          </table:table-cell>
          <table:table-cell office:value-type="float" office:value="215.43" calcext:value-type="float">
            <text:p>215.43</text:p>
          </table:table-cell>
        </table:table-row>
        <table:table-row table:style-name="ro1">
          <table:table-cell office:value-type="float" office:value="34675" calcext:value-type="float">
            <text:p>34675</text:p>
          </table:table-cell>
          <table:table-cell office:value-type="float" office:value="-0.13" calcext:value-type="float">
            <text:p>-0.13</text:p>
          </table:table-cell>
          <table:table-cell office:value-type="float" office:value="0.19" calcext:value-type="float">
            <text:p>0.19</text:p>
          </table:table-cell>
          <table:table-cell office:value-type="float" office:value="-0.96" calcext:value-type="float">
            <text:p>-0.96</text:p>
          </table:table-cell>
          <table:table-cell office:value-type="float" office:value="-0.12" calcext:value-type="float">
            <text:p>-0.12</text:p>
          </table:table-cell>
          <table:table-cell office:value-type="float" office:value="-8.78" calcext:value-type="float">
            <text:p>-8.78</text:p>
          </table:table-cell>
          <table:table-cell office:value-type="float" office:value="5.24" calcext:value-type="float">
            <text:p>5.24</text:p>
          </table:table-cell>
          <table:table-cell office:value-type="float" office:value="-27.31" calcext:value-type="float">
            <text:p>-27.31</text:p>
          </table:table-cell>
          <table:table-cell office:value-type="float" office:value="-36.76" calcext:value-type="float">
            <text:p>-36.76</text:p>
          </table:table-cell>
          <table:table-cell office:value-type="float" office:value="-61.97" calcext:value-type="float">
            <text:p>-61.97</text:p>
          </table:table-cell>
          <table:table-cell office:value-type="float" office:value="-0.0583" calcext:value-type="float">
            <text:p>-0.0583</text:p>
          </table:table-cell>
          <table:table-cell office:value-type="float" office:value="-0.7863" calcext:value-type="float">
            <text:p>-0.7863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1275" calcext:value-type="float">
            <text:p>0.1275</text:p>
          </table:table-cell>
          <table:table-cell office:value-type="float" office:value="31.41" calcext:value-type="float">
            <text:p>31.41</text:p>
          </table:table-cell>
          <table:table-cell office:value-type="float" office:value="176.32" calcext:value-type="float">
            <text:p>176.32</text:p>
          </table:table-cell>
          <table:table-cell office:value-type="float" office:value="284.63" calcext:value-type="float">
            <text:p>284.63</text:p>
          </table:table-cell>
          <table:table-cell office:value-type="float" office:value="216.61" calcext:value-type="float">
            <text:p>216.61</text:p>
          </table:table-cell>
        </table:table-row>
        <table:table-row table:style-name="ro1">
          <table:table-cell office:value-type="float" office:value="34725" calcext:value-type="float">
            <text:p>34725</text:p>
          </table:table-cell>
          <table:table-cell office:value-type="float" office:value="-0.14" calcext:value-type="float">
            <text:p>-0.14</text:p>
          </table:table-cell>
          <table:table-cell office:value-type="float" office:value="0.19" calcext:value-type="float">
            <text:p>0.19</text:p>
          </table:table-cell>
          <table:table-cell office:value-type="float" office:value="-0.92" calcext:value-type="float">
            <text:p>-0.92</text:p>
          </table:table-cell>
          <table:table-cell office:value-type="float" office:value="10.79" calcext:value-type="float">
            <text:p>10.79</text:p>
          </table:table-cell>
          <table:table-cell office:value-type="float" office:value="-5.06" calcext:value-type="float">
            <text:p>-5.06</text:p>
          </table:table-cell>
          <table:table-cell office:value-type="float" office:value="-3.72" calcext:value-type="float">
            <text:p>-3.72</text:p>
          </table:table-cell>
          <table:table-cell office:value-type="float" office:value="-27.46" calcext:value-type="float">
            <text:p>-27.46</text:p>
          </table:table-cell>
          <table:table-cell office:value-type="float" office:value="-37.66" calcext:value-type="float">
            <text:p>-37.66</text:p>
          </table:table-cell>
          <table:table-cell office:value-type="float" office:value="-61.37" calcext:value-type="float">
            <text:p>-61.37</text:p>
          </table:table-cell>
          <table:table-cell office:value-type="float" office:value="-0.0517" calcext:value-type="float">
            <text:p>-0.0517</text:p>
          </table:table-cell>
          <table:table-cell office:value-type="float" office:value="-0.7866" calcext:value-type="float">
            <text:p>-0.7866</text:p>
          </table:table-cell>
          <table:table-cell office:value-type="float" office:value="0.602" calcext:value-type="float">
            <text:p>0.602</text:p>
          </table:table-cell>
          <table:table-cell office:value-type="float" office:value="0.127" calcext:value-type="float">
            <text:p>0.127</text:p>
          </table:table-cell>
          <table:table-cell office:value-type="float" office:value="30.38" calcext:value-type="float">
            <text:p>30.38</text:p>
          </table:table-cell>
          <table:table-cell office:value-type="float" office:value="175.75" calcext:value-type="float">
            <text:p>175.75</text:p>
          </table:table-cell>
          <table:table-cell office:value-type="float" office:value="284.58" calcext:value-type="float">
            <text:p>284.58</text:p>
          </table:table-cell>
          <table:table-cell office:value-type="float" office:value="216.1" calcext:value-type="float">
            <text:p>216.1</text:p>
          </table:table-cell>
        </table:table-row>
        <table:table-row table:style-name="ro1">
          <table:table-cell office:value-type="float" office:value="34776" calcext:value-type="float">
            <text:p>34776</text:p>
          </table:table-cell>
          <table:table-cell office:value-type="float" office:value="-0.12" calcext:value-type="float">
            <text:p>-0.12</text:p>
          </table:table-cell>
          <table:table-cell office:value-type="float" office:value="0.23" calcext:value-type="float">
            <text:p>0.23</text:p>
          </table:table-cell>
          <table:table-cell office:value-type="float" office:value="-0.95" calcext:value-type="float">
            <text:p>-0.95</text:p>
          </table:table-cell>
          <table:table-cell office:value-type="float" office:value="-21.4" calcext:value-type="float">
            <text:p>-21.4</text:p>
          </table:table-cell>
          <table:table-cell office:value-type="float" office:value="-7.44" calcext:value-type="float">
            <text:p>-7.44</text:p>
          </table:table-cell>
          <table:table-cell office:value-type="float" office:value="8.05" calcext:value-type="float">
            <text:p>8.05</text:p>
          </table:table-cell>
          <table:table-cell office:value-type="float" office:value="-26.11" calcext:value-type="float">
            <text:p>-26.11</text:p>
          </table:table-cell>
          <table:table-cell office:value-type="float" office:value="-36.01" calcext:value-type="float">
            <text:p>-36.01</text:p>
          </table:table-cell>
          <table:table-cell office:value-type="float" office:value="-62.27" calcext:value-type="float">
            <text:p>-62.27</text:p>
          </table:table-cell>
          <table:table-cell office:value-type="float" office:value="-0.0523" calcext:value-type="float">
            <text:p>-0.0523</text:p>
          </table:table-cell>
          <table:table-cell office:value-type="float" office:value="-0.7853" calcext:value-type="float">
            <text:p>-0.7853</text:p>
          </table:table-cell>
          <table:table-cell office:value-type="float" office:value="0.603" calcext:value-type="float">
            <text:p>0.603</text:p>
          </table:table-cell>
          <table:table-cell office:value-type="float" office:value="0.1307" calcext:value-type="float">
            <text:p>0.1307</text:p>
          </table:table-cell>
          <table:table-cell office:value-type="float" office:value="31.12" calcext:value-type="float">
            <text:p>31.12</text:p>
          </table:table-cell>
          <table:table-cell office:value-type="float" office:value="175.51" calcext:value-type="float">
            <text:p>175.51</text:p>
          </table:table-cell>
          <table:table-cell office:value-type="float" office:value="284.35" calcext:value-type="float">
            <text:p>284.35</text:p>
          </table:table-cell>
          <table:table-cell office:value-type="float" office:value="215.94" calcext:value-type="float">
            <text:p>215.94</text:p>
          </table:table-cell>
        </table:table-row>
        <table:table-row table:style-name="ro1">
          <table:table-cell office:value-type="float" office:value="34826" calcext:value-type="float">
            <text:p>34826</text:p>
          </table:table-cell>
          <table:table-cell office:value-type="float" office:value="-0.15" calcext:value-type="float">
            <text:p>-0.15</text:p>
          </table:table-cell>
          <table:table-cell office:value-type="float" office:value="0.22" calcext:value-type="float">
            <text:p>0.22</text:p>
          </table:table-cell>
          <table:table-cell office:value-type="float" office:value="-0.91" calcext:value-type="float">
            <text:p>-0.91</text:p>
          </table:table-cell>
          <table:table-cell office:value-type="float" office:value="8.35" calcext:value-type="float">
            <text:p>8.35</text:p>
          </table:table-cell>
          <table:table-cell office:value-type="float" office:value="1.1" calcext:value-type="float">
            <text:p>1.1</text:p>
          </table:table-cell>
          <table:table-cell office:value-type="float" office:value="-0.85" calcext:value-type="float">
            <text:p>-0.85</text:p>
          </table:table-cell>
          <table:table-cell office:value-type="float" office:value="-27.46" calcext:value-type="float">
            <text:p>-27.46</text:p>
          </table:table-cell>
          <table:table-cell office:value-type="float" office:value="-36.46" calcext:value-type="float">
            <text:p>-36.46</text:p>
          </table:table-cell>
          <table:table-cell office:value-type="float" office:value="-63.92" calcext:value-type="float">
            <text:p>-63.92</text:p>
          </table:table-cell>
          <table:table-cell office:value-type="float" office:value="-0.0532" calcext:value-type="float">
            <text:p>-0.0532</text:p>
          </table:table-cell>
          <table:table-cell office:value-type="float" office:value="-0.7845" calcext:value-type="float">
            <text:p>-0.7845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132" calcext:value-type="float">
            <text:p>0.132</text:p>
          </table:table-cell>
          <table:table-cell office:value-type="float" office:value="31.49" calcext:value-type="float">
            <text:p>31.49</text:p>
          </table:table-cell>
          <table:table-cell office:value-type="float" office:value="175.49" calcext:value-type="float">
            <text:p>175.49</text:p>
          </table:table-cell>
          <table:table-cell office:value-type="float" office:value="284.23" calcext:value-type="float">
            <text:p>284.23</text:p>
          </table:table-cell>
          <table:table-cell office:value-type="float" office:value="216.98" calcext:value-type="float">
            <text:p>216.98</text:p>
          </table:table-cell>
        </table:table-row>
        <table:table-row table:style-name="ro1">
          <table:table-cell office:value-type="float" office:value="34876" calcext:value-type="float">
            <text:p>34876</text:p>
          </table:table-cell>
          <table:table-cell office:value-type="float" office:value="-0.15" calcext:value-type="float">
            <text:p>-0.15</text:p>
          </table:table-cell>
          <table:table-cell office:value-type="float" office:value="0.18" calcext:value-type="float">
            <text:p>0.18</text:p>
          </table:table-cell>
          <table:table-cell office:value-type="float" office:value="-0.92" calcext:value-type="float">
            <text:p>-0.92</text:p>
          </table:table-cell>
          <table:table-cell office:value-type="float" office:value="-1.52" calcext:value-type="float">
            <text:p>-1.52</text:p>
          </table:table-cell>
          <table:table-cell office:value-type="float" office:value="-3.6" calcext:value-type="float">
            <text:p>-3.6</text:p>
          </table:table-cell>
          <table:table-cell office:value-type="float" office:value="1.59" calcext:value-type="float">
            <text:p>1.59</text:p>
          </table:table-cell>
          <table:table-cell office:value-type="float" office:value="-29.41" calcext:value-type="float">
            <text:p>-29.41</text:p>
          </table:table-cell>
          <table:table-cell office:value-type="float" office:value="-36.01" calcext:value-type="float">
            <text:p>-36.01</text:p>
          </table:table-cell>
          <table:table-cell office:value-type="float" office:value="-62.57" calcext:value-type="float">
            <text:p>-62.57</text:p>
          </table:table-cell>
          <table:table-cell office:value-type="float" office:value="-0.0529" calcext:value-type="float">
            <text:p>-0.0529</text:p>
          </table:table-cell>
          <table:table-cell office:value-type="float" office:value="-0.784" calcext:value-type="float">
            <text:p>-0.784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1341" calcext:value-type="float">
            <text:p>0.1341</text:p>
          </table:table-cell>
          <table:table-cell office:value-type="float" office:value="31.83" calcext:value-type="float">
            <text:p>31.83</text:p>
          </table:table-cell>
          <table:table-cell office:value-type="float" office:value="175.29" calcext:value-type="float">
            <text:p>175.29</text:p>
          </table:table-cell>
          <table:table-cell office:value-type="float" office:value="284.14" calcext:value-type="float">
            <text:p>284.14</text:p>
          </table:table-cell>
          <table:table-cell office:value-type="float" office:value="219.24" calcext:value-type="float">
            <text:p>219.24</text:p>
          </table:table-cell>
        </table:table-row>
        <table:table-row table:style-name="ro1">
          <table:table-cell office:value-type="float" office:value="34926" calcext:value-type="float">
            <text:p>34926</text:p>
          </table:table-cell>
          <table:table-cell office:value-type="float" office:value="-0.15" calcext:value-type="float">
            <text:p>-0.15</text:p>
          </table:table-cell>
          <table:table-cell office:value-type="float" office:value="0.18" calcext:value-type="float">
            <text:p>0.18</text:p>
          </table:table-cell>
          <table:table-cell office:value-type="float" office:value="-0.95" calcext:value-type="float">
            <text:p>-0.95</text:p>
          </table:table-cell>
          <table:table-cell office:value-type="float" office:value="-4.39" calcext:value-type="float">
            <text:p>-4.39</text:p>
          </table:table-cell>
          <table:table-cell office:value-type="float" office:value="-1.77" calcext:value-type="float">
            <text:p>-1.77</text:p>
          </table:table-cell>
          <table:table-cell office:value-type="float" office:value="4.7" calcext:value-type="float">
            <text:p>4.7</text:p>
          </table:table-cell>
          <table:table-cell office:value-type="float" office:value="-27.01" calcext:value-type="float">
            <text:p>-27.01</text:p>
          </table:table-cell>
          <table:table-cell office:value-type="float" office:value="-35.41" calcext:value-type="float">
            <text:p>-35.41</text:p>
          </table:table-cell>
          <table:table-cell office:value-type="float" office:value="-61.82" calcext:value-type="float">
            <text:p>-61.82</text:p>
          </table:table-cell>
          <table:table-cell office:value-type="float" office:value="-0.0531" calcext:value-type="float">
            <text:p>-0.0531</text:p>
          </table:table-cell>
          <table:table-cell office:value-type="float" office:value="-0.7831" calcext:value-type="float">
            <text:p>-0.7831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1344" calcext:value-type="float">
            <text:p>0.1344</text:p>
          </table:table-cell>
          <table:table-cell office:value-type="float" office:value="31.89" calcext:value-type="float">
            <text:p>31.89</text:p>
          </table:table-cell>
          <table:table-cell office:value-type="float" office:value="175.26" calcext:value-type="float">
            <text:p>175.26</text:p>
          </table:table-cell>
          <table:table-cell office:value-type="float" office:value="283.97" calcext:value-type="float">
            <text:p>283.97</text:p>
          </table:table-cell>
          <table:table-cell office:value-type="float" office:value="217.33" calcext:value-type="float">
            <text:p>217.33</text:p>
          </table:table-cell>
        </table:table-row>
        <table:table-row table:style-name="ro1">
          <table:table-cell office:value-type="float" office:value="34975" calcext:value-type="float">
            <text:p>34975</text:p>
          </table:table-cell>
          <table:table-cell office:value-type="float" office:value="-0.13" calcext:value-type="float">
            <text:p>-0.13</text:p>
          </table:table-cell>
          <table:table-cell office:value-type="float" office:value="0.22" calcext:value-type="float">
            <text:p>0.22</text:p>
          </table:table-cell>
          <table:table-cell office:value-type="float" office:value="-0.94" calcext:value-type="float">
            <text:p>-0.94</text:p>
          </table:table-cell>
          <table:table-cell office:value-type="float" office:value="-13.23" calcext:value-type="float">
            <text:p>-13.23</text:p>
          </table:table-cell>
          <table:table-cell office:value-type="float" office:value="-6.4" calcext:value-type="float">
            <text:p>-6.4</text:p>
          </table:table-cell>
          <table:table-cell office:value-type="float" office:value="3.9" calcext:value-type="float">
            <text:p>3.9</text:p>
          </table:table-cell>
          <table:table-cell office:value-type="float" office:value="-26.26" calcext:value-type="float">
            <text:p>-26.26</text:p>
          </table:table-cell>
          <table:table-cell office:value-type="float" office:value="-35.86" calcext:value-type="float">
            <text:p>-35.86</text:p>
          </table:table-cell>
          <table:table-cell office:value-type="float" office:value="-61.82" calcext:value-type="float">
            <text:p>-61.82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-0.7815" calcext:value-type="float">
            <text:p>-0.7815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1382" calcext:value-type="float">
            <text:p>0.1382</text:p>
          </table:table-cell>
          <table:table-cell office:value-type="float" office:value="32.88" calcext:value-type="float">
            <text:p>32.88</text:p>
          </table:table-cell>
          <table:table-cell office:value-type="float" office:value="175.15" calcext:value-type="float">
            <text:p>175.15</text:p>
          </table:table-cell>
          <table:table-cell office:value-type="float" office:value="283.73" calcext:value-type="float">
            <text:p>283.73</text:p>
          </table:table-cell>
          <table:table-cell office:value-type="float" office:value="216.21" calcext:value-type="float">
            <text:p>216.21</text:p>
          </table:table-cell>
        </table:table-row>
        <table:table-row table:style-name="ro1">
          <table:table-cell office:value-type="float" office:value="35025" calcext:value-type="float">
            <text:p>35025</text:p>
          </table:table-cell>
          <table:table-cell office:value-type="float" office:value="-0.17" calcext:value-type="float">
            <text:p>-0.17</text:p>
          </table:table-cell>
          <table:table-cell office:value-type="float" office:value="0.2" calcext:value-type="float">
            <text:p>0.2</text:p>
          </table:table-cell>
          <table:table-cell office:value-type="float" office:value="-0.89" calcext:value-type="float">
            <text:p>-0.89</text:p>
          </table:table-cell>
          <table:table-cell office:value-type="float" office:value="10.55" calcext:value-type="float">
            <text:p>10.55</text:p>
          </table:table-cell>
          <table:table-cell office:value-type="float" office:value="-1.95" calcext:value-type="float">
            <text:p>-1.95</text:p>
          </table:table-cell>
          <table:table-cell office:value-type="float" office:value="9.02" calcext:value-type="float">
            <text:p>9.02</text:p>
          </table:table-cell>
          <table:table-cell office:value-type="float" office:value="-28.21" calcext:value-type="float">
            <text:p>-28.21</text:p>
          </table:table-cell>
          <table:table-cell office:value-type="float" office:value="-35.41" calcext:value-type="float">
            <text:p>-35.41</text:p>
          </table:table-cell>
          <table:table-cell office:value-type="float" office:value="-63.47" calcext:value-type="float">
            <text:p>-63.47</text:p>
          </table:table-cell>
          <table:table-cell office:value-type="float" office:value="-0.0527" calcext:value-type="float">
            <text:p>-0.0527</text:p>
          </table:table-cell>
          <table:table-cell office:value-type="float" office:value="-0.7796" calcext:value-type="float">
            <text:p>-0.7796</text:p>
          </table:table-cell>
          <table:table-cell office:value-type="float" office:value="0.6086" calcext:value-type="float">
            <text:p>0.6086</text:p>
          </table:table-cell>
          <table:table-cell office:value-type="float" office:value="0.1377" calcext:value-type="float">
            <text:p>0.1377</text:p>
          </table:table-cell>
          <table:table-cell office:value-type="float" office:value="32.39" calcext:value-type="float">
            <text:p>32.39</text:p>
          </table:table-cell>
          <table:table-cell office:value-type="float" office:value="174.89" calcext:value-type="float">
            <text:p>174.89</text:p>
          </table:table-cell>
          <table:table-cell office:value-type="float" office:value="283.31" calcext:value-type="float">
            <text:p>283.31</text:p>
          </table:table-cell>
          <table:table-cell office:value-type="float" office:value="218.54" calcext:value-type="float">
            <text:p>218.54</text:p>
          </table:table-cell>
        </table:table-row>
        <table:table-row table:style-name="ro1">
          <table:table-cell office:value-type="float" office:value="35075" calcext:value-type="float">
            <text:p>35075</text:p>
          </table:table-cell>
          <table:table-cell office:value-type="float" office:value="-0.17" calcext:value-type="float">
            <text:p>-0.17</text:p>
          </table:table-cell>
          <table:table-cell office:value-type="float" office:value="0.18" calcext:value-type="float">
            <text:p>0.18</text:p>
          </table:table-cell>
          <table:table-cell office:value-type="float" office:value="-0.96" calcext:value-type="float">
            <text:p>-0.96</text:p>
          </table:table-cell>
          <table:table-cell office:value-type="float" office:value="-11.04" calcext:value-type="float">
            <text:p>-11.04</text:p>
          </table:table-cell>
          <table:table-cell office:value-type="float" office:value="-2.5" calcext:value-type="float">
            <text:p>-2.5</text:p>
          </table:table-cell>
          <table:table-cell office:value-type="float" office:value="1.52" calcext:value-type="float">
            <text:p>1.52</text:p>
          </table:table-cell>
          <table:table-cell office:value-type="float" office:value="-28.51" calcext:value-type="float">
            <text:p>-28.51</text:p>
          </table:table-cell>
          <table:table-cell office:value-type="float" office:value="-36.46" calcext:value-type="float">
            <text:p>-36.46</text:p>
          </table:table-cell>
          <table:table-cell office:value-type="float" office:value="-62.42" calcext:value-type="float">
            <text:p>-62.42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-0.778" calcext:value-type="float">
            <text:p>-0.778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1391" calcext:value-type="float">
            <text:p>0.1391</text:p>
          </table:table-cell>
          <table:table-cell office:value-type="float" office:value="32.58" calcext:value-type="float">
            <text:p>32.58</text:p>
          </table:table-cell>
          <table:table-cell office:value-type="float" office:value="174.73" calcext:value-type="float">
            <text:p>174.73</text:p>
          </table:table-cell>
          <table:table-cell office:value-type="float" office:value="283.01" calcext:value-type="float">
            <text:p>283.01</text:p>
          </table:table-cell>
          <table:table-cell office:value-type="float" office:value="218.02" calcext:value-type="float">
            <text:p>218.02</text:p>
          </table:table-cell>
        </table:table-row>
        <table:table-row table:style-name="ro1">
          <table:table-cell office:value-type="float" office:value="35125" calcext:value-type="float">
            <text:p>35125</text:p>
          </table:table-cell>
          <table:table-cell office:value-type="float" office:value="-0.14" calcext:value-type="float">
            <text:p>-0.14</text:p>
          </table:table-cell>
          <table:table-cell office:value-type="float" office:value="0.22" calcext:value-type="float">
            <text:p>0.22</text:p>
          </table:table-cell>
          <table:table-cell office:value-type="float" office:value="-0.95" calcext:value-type="float">
            <text:p>-0.95</text:p>
          </table:table-cell>
          <table:table-cell office:value-type="float" office:value="2.5" calcext:value-type="float">
            <text:p>2.5</text:p>
          </table:table-cell>
          <table:table-cell office:value-type="float" office:value="-6.22" calcext:value-type="float">
            <text:p>-6.22</text:p>
          </table:table-cell>
          <table:table-cell office:value-type="float" office:value="5.49" calcext:value-type="float">
            <text:p>5.49</text:p>
          </table:table-cell>
          <table:table-cell office:value-type="float" office:value="-28.36" calcext:value-type="float">
            <text:p>-28.36</text:p>
          </table:table-cell>
          <table:table-cell office:value-type="float" office:value="-37.06" calcext:value-type="float">
            <text:p>-37.06</text:p>
          </table:table-cell>
          <table:table-cell office:value-type="float" office:value="-62.27" calcext:value-type="float">
            <text:p>-62.27</text:p>
          </table:table-cell>
          <table:table-cell office:value-type="float" office:value="-0.0517" calcext:value-type="float">
            <text:p>-0.0517</text:p>
          </table:table-cell>
          <table:table-cell office:value-type="float" office:value="-0.7769" calcext:value-type="float">
            <text:p>-0.7769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1406" calcext:value-type="float">
            <text:p>0.1406</text:p>
          </table:table-cell>
          <table:table-cell office:value-type="float" office:value="32.73" calcext:value-type="float">
            <text:p>32.73</text:p>
          </table:table-cell>
          <table:table-cell office:value-type="float" office:value="174.52" calcext:value-type="float">
            <text:p>174.52</text:p>
          </table:table-cell>
          <table:table-cell office:value-type="float" office:value="282.8" calcext:value-type="float">
            <text:p>282.8</text:p>
          </table:table-cell>
          <table:table-cell office:value-type="float" office:value="217.42" calcext:value-type="float">
            <text:p>217.42</text:p>
          </table:table-cell>
        </table:table-row>
        <table:table-row table:style-name="ro1">
          <table:table-cell office:value-type="float" office:value="35175" calcext:value-type="float">
            <text:p>35175</text:p>
          </table:table-cell>
          <table:table-cell office:value-type="float" office:value="-0.14" calcext:value-type="float">
            <text:p>-0.14</text:p>
          </table:table-cell>
          <table:table-cell office:value-type="float" office:value="0.2" calcext:value-type="float">
            <text:p>0.2</text:p>
          </table:table-cell>
          <table:table-cell office:value-type="float" office:value="-0.93" calcext:value-type="float">
            <text:p>-0.93</text:p>
          </table:table-cell>
          <table:table-cell office:value-type="float" office:value="-1.34" calcext:value-type="float">
            <text:p>-1.34</text:p>
          </table:table-cell>
          <table:table-cell office:value-type="float" office:value="-8.48" calcext:value-type="float">
            <text:p>-8.48</text:p>
          </table:table-cell>
          <table:table-cell office:value-type="float" office:value="4.39" calcext:value-type="float">
            <text:p>4.39</text:p>
          </table:table-cell>
          <table:table-cell office:value-type="float" office:value="-27.01" calcext:value-type="float">
            <text:p>-27.01</text:p>
          </table:table-cell>
          <table:table-cell office:value-type="float" office:value="-35.11" calcext:value-type="float">
            <text:p>-35.11</text:p>
          </table:table-cell>
          <table:table-cell office:value-type="float" office:value="-62.12" calcext:value-type="float">
            <text:p>-62.12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7754" calcext:value-type="float">
            <text:p>-0.7754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1415" calcext:value-type="float">
            <text:p>0.1415</text:p>
          </table:table-cell>
          <table:table-cell office:value-type="float" office:value="32.32" calcext:value-type="float">
            <text:p>32.32</text:p>
          </table:table-cell>
          <table:table-cell office:value-type="float" office:value="174.07" calcext:value-type="float">
            <text:p>174.07</text:p>
          </table:table-cell>
          <table:table-cell office:value-type="float" office:value="282.45" calcext:value-type="float">
            <text:p>282.45</text:p>
          </table:table-cell>
          <table:table-cell office:value-type="float" office:value="217.57" calcext:value-type="float">
            <text:p>217.57</text:p>
          </table:table-cell>
        </table:table-row>
        <table:table-row table:style-name="ro1">
          <table:table-cell office:value-type="float" office:value="35225" calcext:value-type="float">
            <text:p>35225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float" office:value="-0.93" calcext:value-type="float">
            <text:p>-0.93</text:p>
          </table:table-cell>
          <table:table-cell office:value-type="float" office:value="-1.1" calcext:value-type="float">
            <text:p>-1.1</text:p>
          </table:table-cell>
          <table:table-cell office:value-type="float" office:value="0.43" calcext:value-type="float">
            <text:p>0.43</text:p>
          </table:table-cell>
          <table:table-cell office:value-type="float" office:value="2.26" calcext:value-type="float">
            <text:p>2.26</text:p>
          </table:table-cell>
          <table:table-cell office:value-type="float" office:value="-27.31" calcext:value-type="float">
            <text:p>-27.31</text:p>
          </table:table-cell>
          <table:table-cell office:value-type="float" office:value="-35.56" calcext:value-type="float">
            <text:p>-35.56</text:p>
          </table:table-cell>
          <table:table-cell office:value-type="float" office:value="-61.52" calcext:value-type="float">
            <text:p>-61.52</text:p>
          </table:table-cell>
          <table:table-cell office:value-type="float" office:value="-0.0476" calcext:value-type="float">
            <text:p>-0.0476</text:p>
          </table:table-cell>
          <table:table-cell office:value-type="float" office:value="-0.7742" calcext:value-type="float">
            <text:p>-0.7742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1429" calcext:value-type="float">
            <text:p>0.1429</text:p>
          </table:table-cell>
          <table:table-cell office:value-type="float" office:value="32.49" calcext:value-type="float">
            <text:p>32.49</text:p>
          </table:table-cell>
          <table:table-cell office:value-type="float" office:value="173.9" calcext:value-type="float">
            <text:p>173.9</text:p>
          </table:table-cell>
          <table:table-cell office:value-type="float" office:value="282.23" calcext:value-type="float">
            <text:p>282.23</text:p>
          </table:table-cell>
          <table:table-cell office:value-type="float" office:value="217.52" calcext:value-type="float">
            <text:p>217.52</text:p>
          </table:table-cell>
        </table:table-row>
        <table:table-row table:style-name="ro1">
          <table:table-cell office:value-type="float" office:value="35276" calcext:value-type="float">
            <text:p>35276</text:p>
          </table:table-cell>
          <table:table-cell office:value-type="float" office:value="-0.17" calcext:value-type="float">
            <text:p>-0.17</text:p>
          </table:table-cell>
          <table:table-cell office:value-type="float" office:value="0.22" calcext:value-type="float">
            <text:p>0.22</text:p>
          </table:table-cell>
          <table:table-cell office:value-type="float" office:value="-0.96" calcext:value-type="float">
            <text:p>-0.96</text:p>
          </table:table-cell>
          <table:table-cell office:value-type="float" office:value="-1.83" calcext:value-type="float">
            <text:p>-1.83</text:p>
          </table:table-cell>
          <table:table-cell office:value-type="float" office:value="0.61" calcext:value-type="float">
            <text:p>0.61</text:p>
          </table:table-cell>
          <table:table-cell office:value-type="float" office:value="1.77" calcext:value-type="float">
            <text:p>1.77</text:p>
          </table:table-cell>
          <table:table-cell office:value-type="float" office:value="-26.71" calcext:value-type="float">
            <text:p>-26.71</text:p>
          </table:table-cell>
          <table:table-cell office:value-type="float" office:value="-34.66" calcext:value-type="float">
            <text:p>-34.66</text:p>
          </table:table-cell>
          <table:table-cell office:value-type="float" office:value="-63.47" calcext:value-type="float">
            <text:p>-63.47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7735" calcext:value-type="float">
            <text:p>-0.7735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143" calcext:value-type="float">
            <text:p>0.143</text:p>
          </table:table-cell>
          <table:table-cell office:value-type="float" office:value="32.56" calcext:value-type="float">
            <text:p>32.56</text:p>
          </table:table-cell>
          <table:table-cell office:value-type="float" office:value="173.91" calcext:value-type="float">
            <text:p>173.91</text:p>
          </table:table-cell>
          <table:table-cell office:value-type="float" office:value="282.1" calcext:value-type="float">
            <text:p>282.1</text:p>
          </table:table-cell>
          <table:table-cell office:value-type="float" office:value="217.62" calcext:value-type="float">
            <text:p>217.62</text:p>
          </table:table-cell>
        </table:table-row>
        <table:table-row table:style-name="ro1">
          <table:table-cell office:value-type="float" office:value="35326" calcext:value-type="float">
            <text:p>35326</text:p>
          </table:table-cell>
          <table:table-cell office:value-type="float" office:value="-0.16" calcext:value-type="float">
            <text:p>-0.16</text:p>
          </table:table-cell>
          <table:table-cell office:value-type="float" office:value="0.23" calcext:value-type="float">
            <text:p>0.23</text:p>
          </table:table-cell>
          <table:table-cell office:value-type="float" office:value="-0.95" calcext:value-type="float">
            <text:p>-0.95</text:p>
          </table:table-cell>
          <table:table-cell office:value-type="float" office:value="1.59" calcext:value-type="float">
            <text:p>1.59</text:p>
          </table:table-cell>
          <table:table-cell office:value-type="float" office:value="3.41" calcext:value-type="float">
            <text:p>3.41</text:p>
          </table:table-cell>
          <table:table-cell office:value-type="float" office:value="0.12" calcext:value-type="float">
            <text:p>0.12</text:p>
          </table:table-cell>
          <table:table-cell office:value-type="float" office:value="-26.86" calcext:value-type="float">
            <text:p>-26.86</text:p>
          </table:table-cell>
          <table:table-cell office:value-type="float" office:value="-35.26" calcext:value-type="float">
            <text:p>-35.26</text:p>
          </table:table-cell>
          <table:table-cell office:value-type="float" office:value="-61.97" calcext:value-type="float">
            <text:p>-61.97</text:p>
          </table:table-cell>
          <table:table-cell office:value-type="float" office:value="-0.0478" calcext:value-type="float">
            <text:p>-0.0478</text:p>
          </table:table-cell>
          <table:table-cell office:value-type="float" office:value="-0.7742" calcext:value-type="float">
            <text:p>-0.7742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141" calcext:value-type="float">
            <text:p>0.141</text:p>
          </table:table-cell>
          <table:table-cell office:value-type="float" office:value="32.18" calcext:value-type="float">
            <text:p>32.18</text:p>
          </table:table-cell>
          <table:table-cell office:value-type="float" office:value="174.05" calcext:value-type="float">
            <text:p>174.05</text:p>
          </table:table-cell>
          <table:table-cell office:value-type="float" office:value="282.22" calcext:value-type="float">
            <text:p>282.22</text:p>
          </table:table-cell>
          <table:table-cell office:value-type="float" office:value="217.3" calcext:value-type="float">
            <text:p>217.3</text:p>
          </table:table-cell>
        </table:table-row>
        <table:table-row table:style-name="ro1">
          <table:table-cell office:value-type="float" office:value="35376" calcext:value-type="float">
            <text:p>35376</text:p>
          </table:table-cell>
          <table:table-cell office:value-type="float" office:value="-0.14" calcext:value-type="float">
            <text:p>-0.14</text:p>
          </table:table-cell>
          <table:table-cell office:value-type="float" office:value="0.22" calcext:value-type="float">
            <text:p>0.22</text:p>
          </table:table-cell>
          <table:table-cell office:value-type="float" office:value="-0.92" calcext:value-type="float">
            <text:p>-0.92</text:p>
          </table:table-cell>
          <table:table-cell office:value-type="float" office:value="3.29" calcext:value-type="float">
            <text:p>3.29</text:p>
          </table:table-cell>
          <table:table-cell office:value-type="float" office:value="-0.55" calcext:value-type="float">
            <text:p>-0.55</text:p>
          </table:table-cell>
          <table:table-cell office:value-type="float" office:value="0.24" calcext:value-type="float">
            <text:p>0.24</text:p>
          </table:table-cell>
          <table:table-cell office:value-type="float" office:value="-26.11" calcext:value-type="float">
            <text:p>-26.11</text:p>
          </table:table-cell>
          <table:table-cell office:value-type="float" office:value="-36.31" calcext:value-type="float">
            <text:p>-36.31</text:p>
          </table:table-cell>
          <table:table-cell office:value-type="float" office:value="-62.27" calcext:value-type="float">
            <text:p>-62.27</text:p>
          </table:table-cell>
          <table:table-cell office:value-type="float" office:value="-0.0467" calcext:value-type="float">
            <text:p>-0.0467</text:p>
          </table:table-cell>
          <table:table-cell office:value-type="float" office:value="-0.7742" calcext:value-type="float">
            <text:p>-0.7742</text:p>
          </table:table-cell>
          <table:table-cell office:value-type="float" office:value="0.6157" calcext:value-type="float">
            <text:p>0.6157</text:p>
          </table:table-cell>
          <table:table-cell office:value-type="float" office:value="0.1394" calcext:value-type="float">
            <text:p>0.1394</text:p>
          </table:table-cell>
          <table:table-cell office:value-type="float" office:value="31.73" calcext:value-type="float">
            <text:p>31.73</text:p>
          </table:table-cell>
          <table:table-cell office:value-type="float" office:value="174.07" calcext:value-type="float">
            <text:p>174.07</text:p>
          </table:table-cell>
          <table:table-cell office:value-type="float" office:value="282.19" calcext:value-type="float">
            <text:p>282.19</text:p>
          </table:table-cell>
          <table:table-cell office:value-type="float" office:value="215.72" calcext:value-type="float">
            <text:p>215.72</text:p>
          </table:table-cell>
        </table:table-row>
        <table:table-row table:style-name="ro1">
          <table:table-cell office:value-type="float" office:value="35426" calcext:value-type="float">
            <text:p>35426</text:p>
          </table:table-cell>
          <table:table-cell office:value-type="float" office:value="-0.13" calcext:value-type="float">
            <text:p>-0.13</text:p>
          </table:table-cell>
          <table:table-cell office:value-type="float" office:value="0.22" calcext:value-type="float">
            <text:p>0.22</text:p>
          </table:table-cell>
          <table:table-cell office:value-type="float" office:value="-0.96" calcext:value-type="float">
            <text:p>-0.96</text:p>
          </table:table-cell>
          <table:table-cell office:value-type="float" office:value="-1.4" calcext:value-type="float">
            <text:p>-1.4</text:p>
          </table:table-cell>
          <table:table-cell office:value-type="float" office:value="-4.7" calcext:value-type="float">
            <text:p>-4.7</text:p>
          </table:table-cell>
          <table:table-cell office:value-type="float" office:value="0.67" calcext:value-type="float">
            <text:p>0.67</text:p>
          </table:table-cell>
          <table:table-cell office:value-type="float" office:value="-27.76" calcext:value-type="float">
            <text:p>-27.76</text:p>
          </table:table-cell>
          <table:table-cell office:value-type="float" office:value="-34.36" calcext:value-type="float">
            <text:p>-34.36</text:p>
          </table:table-cell>
          <table:table-cell office:value-type="float" office:value="-61.82" calcext:value-type="float">
            <text:p>-61.82</text:p>
          </table:table-cell>
          <table:table-cell office:value-type="float" office:value="-0.0458" calcext:value-type="float">
            <text:p>-0.0458</text:p>
          </table:table-cell>
          <table:table-cell office:value-type="float" office:value="-0.7737" calcext:value-type="float">
            <text:p>-0.7737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1405" calcext:value-type="float">
            <text:p>0.1405</text:p>
          </table:table-cell>
          <table:table-cell office:value-type="float" office:value="31.79" calcext:value-type="float">
            <text:p>31.79</text:p>
          </table:table-cell>
          <table:table-cell office:value-type="float" office:value="173.9" calcext:value-type="float">
            <text:p>173.9</text:p>
          </table:table-cell>
          <table:table-cell office:value-type="float" office:value="282.08" calcext:value-type="float">
            <text:p>282.08</text:p>
          </table:table-cell>
          <table:table-cell office:value-type="float" office:value="218.93" calcext:value-type="float">
            <text:p>218.93</text:p>
          </table:table-cell>
        </table:table-row>
        <table:table-row table:style-name="ro1">
          <table:table-cell office:value-type="float" office:value="35476" calcext:value-type="float">
            <text:p>35476</text:p>
          </table:table-cell>
          <table:table-cell office:value-type="float" office:value="-0.15" calcext:value-type="float">
            <text:p>-0.15</text:p>
          </table:table-cell>
          <table:table-cell office:value-type="float" office:value="0.22" calcext:value-type="float">
            <text:p>0.22</text:p>
          </table:table-cell>
          <table:table-cell office:value-type="float" office:value="-0.94" calcext:value-type="float">
            <text:p>-0.94</text:p>
          </table:table-cell>
          <table:table-cell office:value-type="float" office:value="-3.23" calcext:value-type="float">
            <text:p>-3.23</text:p>
          </table:table-cell>
          <table:table-cell office:value-type="float" office:value="-1.28" calcext:value-type="float">
            <text:p>-1.28</text:p>
          </table:table-cell>
          <table:table-cell office:value-type="float" office:value="0.91" calcext:value-type="float">
            <text:p>0.91</text:p>
          </table:table-cell>
          <table:table-cell office:value-type="float" office:value="-25.96" calcext:value-type="float">
            <text:p>-25.96</text:p>
          </table:table-cell>
          <table:table-cell office:value-type="float" office:value="-35.41" calcext:value-type="float">
            <text:p>-35.41</text:p>
          </table:table-cell>
          <table:table-cell office:value-type="float" office:value="-62.12" calcext:value-type="float">
            <text:p>-62.12</text:p>
          </table:table-cell>
          <table:table-cell office:value-type="float" office:value="-0.0458" calcext:value-type="float">
            <text:p>-0.0458</text:p>
          </table:table-cell>
          <table:table-cell office:value-type="float" office:value="-0.7736" calcext:value-type="float">
            <text:p>-0.7736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1413" calcext:value-type="float">
            <text:p>0.1413</text:p>
          </table:table-cell>
          <table:table-cell office:value-type="float" office:value="31.94" calcext:value-type="float">
            <text:p>31.94</text:p>
          </table:table-cell>
          <table:table-cell office:value-type="float" office:value="173.84" calcext:value-type="float">
            <text:p>173.84</text:p>
          </table:table-cell>
          <table:table-cell office:value-type="float" office:value="282.07" calcext:value-type="float">
            <text:p>282.07</text:p>
          </table:table-cell>
          <table:table-cell office:value-type="float" office:value="216.24" calcext:value-type="float">
            <text:p>216.24</text:p>
          </table:table-cell>
        </table:table-row>
        <table:table-row table:style-name="ro1">
          <table:table-cell office:value-type="float" office:value="35526" calcext:value-type="float">
            <text:p>35526</text:p>
          </table:table-cell>
          <table:table-cell office:value-type="float" office:value="-0.16" calcext:value-type="float">
            <text:p>-0.16</text:p>
          </table:table-cell>
          <table:table-cell office:value-type="float" office:value="0.19" calcext:value-type="float">
            <text:p>0.19</text:p>
          </table:table-cell>
          <table:table-cell office:value-type="float" office:value="-0.91" calcext:value-type="float">
            <text:p>-0.91</text:p>
          </table:table-cell>
          <table:table-cell office:value-type="float" office:value="8.72" calcext:value-type="float">
            <text:p>8.72</text:p>
          </table:table-cell>
          <table:table-cell office:value-type="float" office:value="0.12" calcext:value-type="float">
            <text:p>0.12</text:p>
          </table:table-cell>
          <table:table-cell office:value-type="float" office:value="2.99" calcext:value-type="float">
            <text:p>2.99</text:p>
          </table:table-cell>
          <table:table-cell office:value-type="float" office:value="-26.56" calcext:value-type="float">
            <text:p>-26.56</text:p>
          </table:table-cell>
          <table:table-cell office:value-type="float" office:value="-35.56" calcext:value-type="float">
            <text:p>-35.56</text:p>
          </table:table-cell>
          <table:table-cell office:value-type="float" office:value="-61.97" calcext:value-type="float">
            <text:p>-61.97</text:p>
          </table:table-cell>
          <table:table-cell office:value-type="float" office:value="-0.0447" calcext:value-type="float">
            <text:p>-0.0447</text:p>
          </table:table-cell>
          <table:table-cell office:value-type="float" office:value="-0.773" calcext:value-type="float">
            <text:p>-0.773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1411" calcext:value-type="float">
            <text:p>0.1411</text:p>
          </table:table-cell>
          <table:table-cell office:value-type="float" office:value="31.71" calcext:value-type="float">
            <text:p>31.71</text:p>
          </table:table-cell>
          <table:table-cell office:value-type="float" office:value="173.74" calcext:value-type="float">
            <text:p>173.74</text:p>
          </table:table-cell>
          <table:table-cell office:value-type="float" office:value="281.94" calcext:value-type="float">
            <text:p>281.94</text:p>
          </table:table-cell>
          <table:table-cell office:value-type="float" office:value="216.75" calcext:value-type="float">
            <text:p>216.75</text:p>
          </table:table-cell>
        </table:table-row>
        <table:table-row table:style-name="ro1">
          <table:table-cell office:value-type="float" office:value="35575" calcext:value-type="float">
            <text:p>35575</text:p>
          </table:table-cell>
          <table:table-cell office:value-type="float" office:value="-0.14" calcext:value-type="float">
            <text:p>-0.14</text:p>
          </table:table-cell>
          <table:table-cell office:value-type="float" office:value="0.21" calcext:value-type="float">
            <text:p>0.21</text:p>
          </table:table-cell>
          <table:table-cell office:value-type="float" office:value="-0.95" calcext:value-type="float">
            <text:p>-0.95</text:p>
          </table:table-cell>
          <table:table-cell office:value-type="float" office:value="-17.26" calcext:value-type="float">
            <text:p>-17.26</text:p>
          </table:table-cell>
          <table:table-cell office:value-type="float" office:value="-1.95" calcext:value-type="float">
            <text:p>-1.95</text:p>
          </table:table-cell>
          <table:table-cell office:value-type="float" office:value="2.93" calcext:value-type="float">
            <text:p>2.93</text:p>
          </table:table-cell>
          <table:table-cell office:value-type="float" office:value="-25.66" calcext:value-type="float">
            <text:p>-25.66</text:p>
          </table:table-cell>
          <table:table-cell office:value-type="float" office:value="-35.11" calcext:value-type="float">
            <text:p>-35.11</text:p>
          </table:table-cell>
          <table:table-cell office:value-type="float" office:value="-62.12" calcext:value-type="float">
            <text:p>-62.12</text:p>
          </table:table-cell>
          <table:table-cell office:value-type="float" office:value="-0.0457" calcext:value-type="float">
            <text:p>-0.0457</text:p>
          </table:table-cell>
          <table:table-cell office:value-type="float" office:value="-0.7723" calcext:value-type="float">
            <text:p>-0.7723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142" calcext:value-type="float">
            <text:p>0.142</text:p>
          </table:table-cell>
          <table:table-cell office:value-type="float" office:value="32" calcext:value-type="float">
            <text:p>32</text:p>
          </table:table-cell>
          <table:table-cell office:value-type="float" office:value="173.74" calcext:value-type="float">
            <text:p>173.74</text:p>
          </table:table-cell>
          <table:table-cell office:value-type="float" office:value="281.82" calcext:value-type="float">
            <text:p>281.82</text:p>
          </table:table-cell>
          <table:table-cell office:value-type="float" office:value="216.16" calcext:value-type="float">
            <text:p>216.16</text:p>
          </table:table-cell>
        </table:table-row>
        <table:table-row table:style-name="ro1">
          <table:table-cell office:value-type="float" office:value="35625" calcext:value-type="float">
            <text:p>35625</text:p>
          </table:table-cell>
          <table:table-cell office:value-type="float" office:value="-0.18" calcext:value-type="float">
            <text:p>-0.18</text:p>
          </table:table-cell>
          <table:table-cell office:value-type="float" office:value="0.21" calcext:value-type="float">
            <text:p>0.21</text:p>
          </table:table-cell>
          <table:table-cell office:value-type="float" office:value="-0.93" calcext:value-type="float">
            <text:p>-0.93</text:p>
          </table:table-cell>
          <table:table-cell office:value-type="float" office:value="-2.74" calcext:value-type="float">
            <text:p>-2.74</text:p>
          </table:table-cell>
          <table:table-cell office:value-type="float" office:value="6.16" calcext:value-type="float">
            <text:p>6.16</text:p>
          </table:table-cell>
          <table:table-cell office:value-type="float" office:value="3.54" calcext:value-type="float">
            <text:p>3.54</text:p>
          </table:table-cell>
          <table:table-cell office:value-type="float" office:value="-25.81" calcext:value-type="float">
            <text:p>-25.81</text:p>
          </table:table-cell>
          <table:table-cell office:value-type="float" office:value="-35.56" calcext:value-type="float">
            <text:p>-35.56</text:p>
          </table:table-cell>
          <table:table-cell office:value-type="float" office:value="-60.47" calcext:value-type="float">
            <text:p>-60.47</text:p>
          </table:table-cell>
          <table:table-cell office:value-type="float" office:value="-0.0488" calcext:value-type="float">
            <text:p>-0.0488</text:p>
          </table:table-cell>
          <table:table-cell office:value-type="float" office:value="-0.7716" calcext:value-type="float">
            <text:p>-0.7716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1418" calcext:value-type="float">
            <text:p>0.1418</text:p>
          </table:table-cell>
          <table:table-cell office:value-type="float" office:value="32.43" calcext:value-type="float">
            <text:p>32.43</text:p>
          </table:table-cell>
          <table:table-cell office:value-type="float" office:value="174.02" calcext:value-type="float">
            <text:p>174.02</text:p>
          </table:table-cell>
          <table:table-cell office:value-type="float" office:value="281.76" calcext:value-type="float">
            <text:p>281.76</text:p>
          </table:table-cell>
          <table:table-cell office:value-type="float" office:value="215.97" calcext:value-type="float">
            <text:p>215.97</text:p>
          </table:table-cell>
        </table:table-row>
        <table:table-row table:style-name="ro1">
          <table:table-cell office:value-type="float" office:value="35675" calcext:value-type="float">
            <text:p>35675</text:p>
          </table:table-cell>
          <table:table-cell office:value-type="float" office:value="-0.15" calcext:value-type="float">
            <text:p>-0.15</text:p>
          </table:table-cell>
          <table:table-cell office:value-type="float" office:value="0.17" calcext:value-type="float">
            <text:p>0.17</text:p>
          </table:table-cell>
          <table:table-cell office:value-type="float" office:value="-0.93" calcext:value-type="float">
            <text:p>-0.93</text:p>
          </table:table-cell>
          <table:table-cell office:value-type="float" office:value="2.26" calcext:value-type="float">
            <text:p>2.26</text:p>
          </table:table-cell>
          <table:table-cell office:value-type="float" office:value="0.98" calcext:value-type="float">
            <text:p>0.98</text:p>
          </table:table-cell>
          <table:table-cell office:value-type="float" office:value="2.38" calcext:value-type="float">
            <text:p>2.38</text:p>
          </table:table-cell>
          <table:table-cell office:value-type="float" office:value="-26.11" calcext:value-type="float">
            <text:p>-26.11</text:p>
          </table:table-cell>
          <table:table-cell office:value-type="float" office:value="-35.26" calcext:value-type="float">
            <text:p>-35.26</text:p>
          </table:table-cell>
          <table:table-cell office:value-type="float" office:value="-61.22" calcext:value-type="float">
            <text:p>-61.22</text:p>
          </table:table-cell>
          <table:table-cell office:value-type="float" office:value="-0.0492" calcext:value-type="float">
            <text:p>-0.0492</text:p>
          </table:table-cell>
          <table:table-cell office:value-type="float" office:value="-0.7708" calcext:value-type="float">
            <text:p>-0.7708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1398" calcext:value-type="float">
            <text:p>0.1398</text:p>
          </table:table-cell>
          <table:table-cell office:value-type="float" office:value="32.1" calcext:value-type="float">
            <text:p>32.1</text:p>
          </table:table-cell>
          <table:table-cell office:value-type="float" office:value="174.18" calcext:value-type="float">
            <text:p>174.18</text:p>
          </table:table-cell>
          <table:table-cell office:value-type="float" office:value="281.59" calcext:value-type="float">
            <text:p>281.59</text:p>
          </table:table-cell>
          <table:table-cell office:value-type="float" office:value="216.52" calcext:value-type="float">
            <text:p>216.52</text:p>
          </table:table-cell>
        </table:table-row>
        <table:table-row table:style-name="ro1">
          <table:table-cell office:value-type="float" office:value="35726" calcext:value-type="float">
            <text:p>35726</text:p>
          </table:table-cell>
          <table:table-cell office:value-type="float" office:value="-0.07" calcext:value-type="float">
            <text:p>-0.07</text:p>
          </table:table-cell>
          <table:table-cell office:value-type="float" office:value="0.17" calcext:value-type="float">
            <text:p>0.17</text:p>
          </table:table-cell>
          <table:table-cell office:value-type="float" office:value="-1.04" calcext:value-type="float">
            <text:p>-1.04</text:p>
          </table:table-cell>
          <table:table-cell office:value-type="float" office:value="-7.38" calcext:value-type="float">
            <text:p>-7.38</text:p>
          </table:table-cell>
          <table:table-cell office:value-type="float" office:value="1.16" calcext:value-type="float">
            <text:p>1.16</text:p>
          </table:table-cell>
          <table:table-cell office:value-type="float" office:value="-3.72" calcext:value-type="float">
            <text:p>-3.72</text:p>
          </table:table-cell>
          <table:table-cell office:value-type="float" office:value="-25.66" calcext:value-type="float">
            <text:p>-25.66</text:p>
          </table:table-cell>
          <table:table-cell office:value-type="float" office:value="-34.66" calcext:value-type="float">
            <text:p>-34.66</text:p>
          </table:table-cell>
          <table:table-cell office:value-type="float" office:value="-61.07" calcext:value-type="float">
            <text:p>-61.07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-0.7713" calcext:value-type="float">
            <text:p>-0.7713</text:p>
          </table:table-cell>
          <table:table-cell office:value-type="float" office:value="0.619" calcext:value-type="float">
            <text:p>0.619</text:p>
          </table:table-cell>
          <table:table-cell office:value-type="float" office:value="0.1392" calcext:value-type="float">
            <text:p>0.1392</text:p>
          </table:table-cell>
          <table:table-cell office:value-type="float" office:value="32.09" calcext:value-type="float">
            <text:p>32.09</text:p>
          </table:table-cell>
          <table:table-cell office:value-type="float" office:value="174.3" calcext:value-type="float">
            <text:p>174.3</text:p>
          </table:table-cell>
          <table:table-cell office:value-type="float" office:value="281.7" calcext:value-type="float">
            <text:p>281.7</text:p>
          </table:table-cell>
          <table:table-cell office:value-type="float" office:value="216.51" calcext:value-type="float">
            <text:p>216.51</text:p>
          </table:table-cell>
        </table:table-row>
        <table:table-row table:style-name="ro1">
          <table:table-cell office:value-type="float" office:value="35776" calcext:value-type="float">
            <text:p>35776</text:p>
          </table:table-cell>
          <table:table-cell office:value-type="float" office:value="-0.11" calcext:value-type="float">
            <text:p>-0.11</text:p>
          </table:table-cell>
          <table:table-cell office:value-type="float" office:value="0.25" calcext:value-type="float">
            <text:p>0.25</text:p>
          </table:table-cell>
          <table:table-cell office:value-type="float" office:value="-1.01" calcext:value-type="float">
            <text:p>-1.01</text:p>
          </table:table-cell>
          <table:table-cell office:value-type="float" office:value="-28.96" calcext:value-type="float">
            <text:p>-28.96</text:p>
          </table:table-cell>
          <table:table-cell office:value-type="float" office:value="-18.05" calcext:value-type="float">
            <text:p>-18.05</text:p>
          </table:table-cell>
          <table:table-cell office:value-type="float" office:value="3.35" calcext:value-type="float">
            <text:p>3.35</text:p>
          </table:table-cell>
          <table:table-cell office:value-type="float" office:value="-27.01" calcext:value-type="float">
            <text:p>-27.01</text:p>
          </table:table-cell>
          <table:table-cell office:value-type="float" office:value="-36.46" calcext:value-type="float">
            <text:p>-36.46</text:p>
          </table:table-cell>
          <table:table-cell office:value-type="float" office:value="-61.37" calcext:value-type="float">
            <text:p>-61.37</text:p>
          </table:table-cell>
          <table:table-cell office:value-type="float" office:value="-0.0523" calcext:value-type="float">
            <text:p>-0.0523</text:p>
          </table:table-cell>
          <table:table-cell office:value-type="float" office:value="-0.7706" calcext:value-type="float">
            <text:p>-0.7706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1447" calcext:value-type="float">
            <text:p>0.1447</text:p>
          </table:table-cell>
          <table:table-cell office:value-type="float" office:value="33.43" calcext:value-type="float">
            <text:p>33.43</text:p>
          </table:table-cell>
          <table:table-cell office:value-type="float" office:value="174.1" calcext:value-type="float">
            <text:p>174.1</text:p>
          </table:table-cell>
          <table:table-cell office:value-type="float" office:value="281.63" calcext:value-type="float">
            <text:p>281.63</text:p>
          </table:table-cell>
          <table:table-cell office:value-type="float" office:value="216.53" calcext:value-type="float">
            <text:p>216.53</text:p>
          </table:table-cell>
        </table:table-row>
        <table:table-row table:style-name="ro1">
          <table:table-cell office:value-type="float" office:value="35826" calcext:value-type="float">
            <text:p>35826</text:p>
          </table:table-cell>
          <table:table-cell office:value-type="float" office:value="-0.18" calcext:value-type="float">
            <text:p>-0.18</text:p>
          </table:table-cell>
          <table:table-cell office:value-type="float" office:value="0.2" calcext:value-type="float">
            <text:p>0.2</text:p>
          </table:table-cell>
          <table:table-cell office:value-type="float" office:value="-0.89" calcext:value-type="float">
            <text:p>-0.89</text:p>
          </table:table-cell>
          <table:table-cell office:value-type="float" office:value="-17.5" calcext:value-type="float">
            <text:p>-17.5</text:p>
          </table:table-cell>
          <table:table-cell office:value-type="float" office:value="-12.07" calcext:value-type="float">
            <text:p>-12.07</text:p>
          </table:table-cell>
          <table:table-cell office:value-type="float" office:value="14.39" calcext:value-type="float">
            <text:p>14.39</text:p>
          </table:table-cell>
          <table:table-cell office:value-type="float" office:value="-28.21" calcext:value-type="float">
            <text:p>-28.21</text:p>
          </table:table-cell>
          <table:table-cell office:value-type="float" office:value="-33.31" calcext:value-type="float">
            <text:p>-33.31</text:p>
          </table:table-cell>
          <table:table-cell office:value-type="float" office:value="-62.42" calcext:value-type="float">
            <text:p>-62.42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-0.7666" calcext:value-type="float">
            <text:p>-0.7666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1547" calcext:value-type="float">
            <text:p>0.1547</text:p>
          </table:table-cell>
          <table:table-cell office:value-type="float" office:value="35.88" calcext:value-type="float">
            <text:p>35.88</text:p>
          </table:table-cell>
          <table:table-cell office:value-type="float" office:value="173.7" calcext:value-type="float">
            <text:p>173.7</text:p>
          </table:table-cell>
          <table:table-cell office:value-type="float" office:value="281.03" calcext:value-type="float">
            <text:p>281.03</text:p>
          </table:table-cell>
          <table:table-cell office:value-type="float" office:value="220.26" calcext:value-type="float">
            <text:p>220.26</text:p>
          </table:table-cell>
        </table:table-row>
        <table:table-row table:style-name="ro1">
          <table:table-cell office:value-type="float" office:value="35875" calcext:value-type="float">
            <text:p>35875</text:p>
          </table:table-cell>
          <table:table-cell office:value-type="float" office:value="-0.21" calcext:value-type="float">
            <text:p>-0.21</text:p>
          </table:table-cell>
          <table:table-cell office:value-type="float" office:value="0.13" calcext:value-type="float">
            <text:p>0.13</text:p>
          </table:table-cell>
          <table:table-cell office:value-type="float" office:value="-0.85" calcext:value-type="float">
            <text:p>-0.85</text:p>
          </table:table-cell>
          <table:table-cell office:value-type="float" office:value="9.63" calcext:value-type="float">
            <text:p>9.63</text:p>
          </table:table-cell>
          <table:table-cell office:value-type="float" office:value="-9.02" calcext:value-type="float">
            <text:p>-9.02</text:p>
          </table:table-cell>
          <table:table-cell office:value-type="float" office:value="10.85" calcext:value-type="float">
            <text:p>10.85</text:p>
          </table:table-cell>
          <table:table-cell office:value-type="float" office:value="-27.91" calcext:value-type="float">
            <text:p>-27.91</text:p>
          </table:table-cell>
          <table:table-cell office:value-type="float" office:value="-35.56" calcext:value-type="float">
            <text:p>-35.56</text:p>
          </table:table-cell>
          <table:table-cell office:value-type="float" office:value="-63.32" calcext:value-type="float">
            <text:p>-63.32</text:p>
          </table:table-cell>
          <table:table-cell office:value-type="float" office:value="-0.0545" calcext:value-type="float">
            <text:p>-0.0545</text:p>
          </table:table-cell>
          <table:table-cell office:value-type="float" office:value="-0.7618" calcext:value-type="float">
            <text:p>-0.7618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1594" calcext:value-type="float">
            <text:p>0.1594</text:p>
          </table:table-cell>
          <table:table-cell office:value-type="float" office:value="36.24" calcext:value-type="float">
            <text:p>36.24</text:p>
          </table:table-cell>
          <table:table-cell office:value-type="float" office:value="172.97" calcext:value-type="float">
            <text:p>172.97</text:p>
          </table:table-cell>
          <table:table-cell office:value-type="float" office:value="280.09" calcext:value-type="float">
            <text:p>280.09</text:p>
          </table:table-cell>
          <table:table-cell office:value-type="float" office:value="218.13" calcext:value-type="float">
            <text:p>218.13</text:p>
          </table:table-cell>
        </table:table-row>
        <table:table-row table:style-name="ro1">
          <table:table-cell office:value-type="float" office:value="35925" calcext:value-type="float">
            <text:p>35925</text:p>
          </table:table-cell>
          <table:table-cell office:value-type="float" office:value="-0.01" calcext:value-type="float">
            <text:p>-0.01</text:p>
          </table:table-cell>
          <table:table-cell office:value-type="float" office:value="0.48" calcext:value-type="float">
            <text:p>0.48</text:p>
          </table:table-cell>
          <table:table-cell office:value-type="float" office:value="-0.79" calcext:value-type="float">
            <text:p>-0.79</text:p>
          </table:table-cell>
          <table:table-cell office:value-type="float" office:value="4.94" calcext:value-type="float">
            <text:p>4.94</text:p>
          </table:table-cell>
          <table:table-cell office:value-type="float" office:value="-2.26" calcext:value-type="float">
            <text:p>-2.26</text:p>
          </table:table-cell>
          <table:table-cell office:value-type="float" office:value="17.56" calcext:value-type="float">
            <text:p>17.56</text:p>
          </table:table-cell>
          <table:table-cell office:value-type="float" office:value="-25.96" calcext:value-type="float">
            <text:p>-25.96</text:p>
          </table:table-cell>
          <table:table-cell office:value-type="float" office:value="-35.11" calcext:value-type="float">
            <text:p>-35.11</text:p>
          </table:table-cell>
          <table:table-cell office:value-type="float" office:value="-61.82" calcext:value-type="float">
            <text:p>-61.82</text:p>
          </table:table-cell>
          <table:table-cell office:value-type="float" office:value="-0.0453" calcext:value-type="float">
            <text:p>-0.0453</text:p>
          </table:table-cell>
          <table:table-cell office:value-type="float" office:value="-0.7597" calcext:value-type="float">
            <text:p>-0.7597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1521" calcext:value-type="float">
            <text:p>0.1521</text:p>
          </table:table-cell>
          <table:table-cell office:value-type="float" office:value="33.5" calcext:value-type="float">
            <text:p>33.5</text:p>
          </table:table-cell>
          <table:table-cell office:value-type="float" office:value="172.62" calcext:value-type="float">
            <text:p>172.62</text:p>
          </table:table-cell>
          <table:table-cell office:value-type="float" office:value="279.52" calcext:value-type="float">
            <text:p>279.52</text:p>
          </table:table-cell>
          <table:table-cell office:value-type="float" office:value="216.48" calcext:value-type="float">
            <text:p>216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64" meta:object-count="0"/>
    <meta:generator>LibreOffice/6.0.7.3$Linux_X86_64 LibreOffice_project/00m0$Build-3</meta:generator>
  </office:meta>
</office:document-meta>
</file>